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2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453.51pt" svg:height="255.09pt" svg:x="1352.86pt" svg:y="0pt">
            <loext:p draw:notify-on-update-of-ranges="old_town_cross_2160p50.B3:old_town_cross_2160p50.U3 old_town_cross_2160p50.A4:old_town_cross_2160p50.A4 old_town_cross_2160p50.B4:old_town_cross_2160p50.U4 old_town_cross_2160p50.B3:old_town_cross_2160p50.U3 old_town_cross_2160p50.A5:old_town_cross_2160p50.A5 old_town_cross_2160p50.B5:old_town_cross_2160p50.U5 old_town_cross_2160p50.B3:old_town_cross_2160p50.U3 old_town_cross_2160p50.A6:old_town_cross_2160p50.A6 old_town_cross_2160p50.B6:old_town_cross_2160p50.U6 old_town_cross_2160p50.B3:old_town_cross_2160p50.U3 old_town_cross_2160p50.A7:old_town_cross_2160p50.A7 old_town_cross_2160p50.B7:old_town_cross_2160p50.U7 old_town_cross_2160p50.B3:old_town_cross_2160p50.U3 old_town_cross_2160p50.A8:old_town_cross_2160p50.A8 old_town_cross_2160p50.B8:old_town_cross_2160p50.U8 old_town_cross_2160p50.B3:old_town_cross_2160p50.U3 old_town_cross_2160p50.A9:old_town_cross_2160p50.A9 old_town_cross_2160p50.B9:old_town_cross_2160p50.U9 old_town_cross_2160p50.B3:old_town_cross_2160p50.U3 old_town_cross_2160p50.A10:old_town_cross_2160p50.A10 old_town_cross_2160p50.B10:old_town_cross_2160p50.U10 old_town_cross_2160p50.B3:old_town_cross_2160p50.U3 old_town_cross_2160p50.A11:old_town_cross_2160p50.A11 old_town_cross_2160p50.B11:old_town_cross_2160p50.U11 old_town_cross_2160p50.B3:old_town_cross_2160p50.U3 old_town_cross_2160p50.A12:old_town_cross_2160p50.A12 old_town_cross_2160p50.B12:old_town_cross_2160p50.U12 old_town_cross_2160p50.B3:old_town_cross_2160p50.U3 old_town_cross_2160p50.A13:old_town_cross_2160p50.A13 old_town_cross_2160p50.B13:old_town_cross_2160p50.U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61pt" svg:y="265.58pt">
            <loext:p draw:notify-on-update-of-ranges="old_town_cross_2160p50.B15:old_town_cross_2160p50.U15 old_town_cross_2160p50.A16:old_town_cross_2160p50.A16 old_town_cross_2160p50.B16:old_town_cross_2160p50.U16 old_town_cross_2160p50.B15:old_town_cross_2160p50.U15 old_town_cross_2160p50.A17:old_town_cross_2160p50.A17 old_town_cross_2160p50.B17:old_town_cross_2160p50.U17 old_town_cross_2160p50.B15:old_town_cross_2160p50.U15 old_town_cross_2160p50.A18:old_town_cross_2160p50.A18 old_town_cross_2160p50.B18:old_town_cross_2160p50.U18 old_town_cross_2160p50.B15:old_town_cross_2160p50.U15 old_town_cross_2160p50.A19:old_town_cross_2160p50.A19 old_town_cross_2160p50.B19:old_town_cross_2160p50.U19 old_town_cross_2160p50.B15:old_town_cross_2160p50.U15 old_town_cross_2160p50.A20:old_town_cross_2160p50.A20 old_town_cross_2160p50.B20:old_town_cross_2160p50.U20 old_town_cross_2160p50.B15:old_town_cross_2160p50.U15 old_town_cross_2160p50.A21:old_town_cross_2160p50.A21 old_town_cross_2160p50.B21:old_town_cross_2160p50.U21 old_town_cross_2160p50.B15:old_town_cross_2160p50.U15 old_town_cross_2160p50.A22:old_town_cross_2160p50.A22 old_town_cross_2160p50.B22:old_town_cross_2160p50.U22 old_town_cross_2160p50.B15:old_town_cross_2160p50.U15 old_town_cross_2160p50.A23:old_town_cross_2160p50.A23 old_town_cross_2160p50.B23:old_town_cross_2160p50.U23 old_town_cross_2160p50.B15:old_town_cross_2160p50.U15 old_town_cross_2160p50.A24:old_town_cross_2160p50.A24 old_town_cross_2160p50.B24:old_town_cross_2160p50.U24 old_town_cross_2160p50.B15:old_town_cross_2160p50.U15 old_town_cross_2160p50.A25:old_town_cross_2160p50.A25 old_town_cross_2160p50.B25:old_town_cross_2160p50.U2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1352.38pt" svg:y="519.25pt">
            <loext:p draw:notify-on-update-of-ranges="old_town_cross_2160p50.B27:old_town_cross_2160p50.U27 old_town_cross_2160p50.A28:old_town_cross_2160p50.A28 old_town_cross_2160p50.B28:old_town_cross_2160p50.U28 old_town_cross_2160p50.B27:old_town_cross_2160p50.U27 old_town_cross_2160p50.A29:old_town_cross_2160p50.A29 old_town_cross_2160p50.B29:old_town_cross_2160p50.U29 old_town_cross_2160p50.B27:old_town_cross_2160p50.U27 old_town_cross_2160p50.A30:old_town_cross_2160p50.A30 old_town_cross_2160p50.B30:old_town_cross_2160p50.U30 old_town_cross_2160p50.B27:old_town_cross_2160p50.U27 old_town_cross_2160p50.A31:old_town_cross_2160p50.A31 old_town_cross_2160p50.B31:old_town_cross_2160p50.U31 old_town_cross_2160p50.B27:old_town_cross_2160p50.U27 old_town_cross_2160p50.A32:old_town_cross_2160p50.A32 old_town_cross_2160p50.B32:old_town_cross_2160p50.U32 old_town_cross_2160p50.B27:old_town_cross_2160p50.U27 old_town_cross_2160p50.A33:old_town_cross_2160p50.A33 old_town_cross_2160p50.B33:old_town_cross_2160p50.U33 old_town_cross_2160p50.B27:old_town_cross_2160p50.U27 old_town_cross_2160p50.A34:old_town_cross_2160p50.A34 old_town_cross_2160p50.B34:old_town_cross_2160p50.U34 old_town_cross_2160p50.B27:old_town_cross_2160p50.U27 old_town_cross_2160p50.A35:old_town_cross_2160p50.A35 old_town_cross_2160p50.B35:old_town_cross_2160p50.U35 old_town_cross_2160p50.B27:old_town_cross_2160p50.U27 old_town_cross_2160p50.A36:old_town_cross_2160p50.A36 old_town_cross_2160p50.B36:old_town_cross_2160p50.U36 old_town_cross_2160p50.B27:old_town_cross_2160p50.U27 old_town_cross_2160p50.A37:old_town_cross_2160p50.A37 old_town_cross_2160p50.B37:old_town_cross_2160p50.U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1350.4pt" svg:y="781.65pt">
            <loext:p draw:notify-on-update-of-ranges="old_town_cross_2160p50.B39:old_town_cross_2160p50.U39 old_town_cross_2160p50.A40:old_town_cross_2160p50.A40 old_town_cross_2160p50.B40:old_town_cross_2160p50.U40 old_town_cross_2160p50.B39:old_town_cross_2160p50.U39 old_town_cross_2160p50.A41:old_town_cross_2160p50.A41 old_town_cross_2160p50.B41:old_town_cross_2160p50.U41 old_town_cross_2160p50.B39:old_town_cross_2160p50.U39 old_town_cross_2160p50.A42:old_town_cross_2160p50.A42 old_town_cross_2160p50.B42:old_town_cross_2160p50.U42 old_town_cross_2160p50.B39:old_town_cross_2160p50.U39 old_town_cross_2160p50.A43:old_town_cross_2160p50.A43 old_town_cross_2160p50.B43:old_town_cross_2160p50.U43 old_town_cross_2160p50.B39:old_town_cross_2160p50.U39 old_town_cross_2160p50.A44:old_town_cross_2160p50.A44 old_town_cross_2160p50.B44:old_town_cross_2160p50.U44 old_town_cross_2160p50.B39:old_town_cross_2160p50.U39 old_town_cross_2160p50.A45:old_town_cross_2160p50.A45 old_town_cross_2160p50.B45:old_town_cross_2160p50.U45 old_town_cross_2160p50.B39:old_town_cross_2160p50.U39 old_town_cross_2160p50.A46:old_town_cross_2160p50.A46 old_town_cross_2160p50.B46:old_town_cross_2160p50.U46 old_town_cross_2160p50.B39:old_town_cross_2160p50.U39 old_town_cross_2160p50.A47:old_town_cross_2160p50.A47 old_town_cross_2160p50.B47:old_town_cross_2160p50.U47 old_town_cross_2160p50.B39:old_town_cross_2160p50.U39 old_town_cross_2160p50.A48:old_town_cross_2160p50.A48 old_town_cross_2160p50.B48:old_town_cross_2160p50.U48 old_town_cross_2160p50.B39:old_town_cross_2160p50.U39 old_town_cross_2160p50.A49:old_town_cross_2160p50.A49 old_town_cross_2160p50.B49:old_town_cross_2160p50.U4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504pt" svg:height="360pt" svg:x="860.43pt" svg:y="991.64pt">
            <loext:p draw:notify-on-update-of-ranges="old_town_cross_2160p50.B52:old_town_cross_2160p50.U52 old_town_cross_2160p50.A53:old_town_cross_2160p50.A53 old_town_cross_2160p50.B53:old_town_cross_2160p50.U53 old_town_cross_2160p50.B52:old_town_cross_2160p50.U52 old_town_cross_2160p50.A54:old_town_cross_2160p50.A54 old_town_cross_2160p50.B54:old_town_cross_2160p50.U54 old_town_cross_2160p50.B52:old_town_cross_2160p50.U52 old_town_cross_2160p50.A55:old_town_cross_2160p50.A55 old_town_cross_2160p50.B55:old_town_cross_2160p50.U55 old_town_cross_2160p50.B52:old_town_cross_2160p50.U52 old_town_cross_2160p50.A56:old_town_cross_2160p50.A56 old_town_cross_2160p50.B56:old_town_cross_2160p50.U56 old_town_cross_2160p50.B52:old_town_cross_2160p50.U52 old_town_cross_2160p50.A57:old_town_cross_2160p50.A57 old_town_cross_2160p50.B57:old_town_cross_2160p50.U57 old_town_cross_2160p50.B52:old_town_cross_2160p50.U52 old_town_cross_2160p50.A58:old_town_cross_2160p50.A58 old_town_cross_2160p50.B58:old_town_cross_2160p50.U58 old_town_cross_2160p50.B52:old_town_cross_2160p50.U52 old_town_cross_2160p50.A59:old_town_cross_2160p50.A59 old_town_cross_2160p50.B59:old_town_cross_2160p50.U59 old_town_cross_2160p50.B52:old_town_cross_2160p50.U52 old_town_cross_2160p50.A60:old_town_cross_2160p50.A60 old_town_cross_2160p50.B60:old_town_cross_2160p50.U60 old_town_cross_2160p50.B52:old_town_cross_2160p50.U52 old_town_cross_2160p50.A61:old_town_cross_2160p50.A61 old_town_cross_2160p50.B61:old_town_cross_2160p50.U61 old_town_cross_2160p50.B52:old_town_cross_2160p50.U52 old_town_cross_2160p50.A62:old_town_cross_2160p50.A62 old_town_cross_2160p50.B62:old_town_cross_2160p50.U6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5.866484" calcext:value-type="float">
            <text:p>15.866484</text:p>
          </table:table-cell>
          <table:table-cell table:style-name="ce2" office:value-type="float" office:value="18.741463" calcext:value-type="float">
            <text:p>18.741463</text:p>
          </table:table-cell>
          <table:table-cell table:style-name="ce2" office:value-type="float" office:value="19.602278" calcext:value-type="float">
            <text:p>19.602278</text:p>
          </table:table-cell>
          <table:table-cell table:style-name="ce2" office:value-type="float" office:value="20.540478" calcext:value-type="float">
            <text:p>20.540478</text:p>
          </table:table-cell>
          <table:table-cell table:style-name="ce2" office:value-type="float" office:value="21.731932" calcext:value-type="float">
            <text:p>21.731932</text:p>
          </table:table-cell>
          <table:table-cell table:style-name="ce2" office:value-type="float" office:value="23.412193" calcext:value-type="float">
            <text:p>23.412193</text:p>
          </table:table-cell>
          <table:table-cell table:style-name="ce2" office:value-type="float" office:value="25.474106" calcext:value-type="float">
            <text:p>25.474106</text:p>
          </table:table-cell>
          <table:table-cell table:style-name="ce2" office:value-type="float" office:value="27.060474" calcext:value-type="float">
            <text:p>27.060474</text:p>
          </table:table-cell>
          <table:table-cell table:style-name="ce2" office:value-type="float" office:value="27.957106" calcext:value-type="float">
            <text:p>27.957106</text:p>
          </table:table-cell>
          <table:table-cell table:style-name="ce2" office:value-type="float" office:value="28.639324" calcext:value-type="float">
            <text:p>28.639324</text:p>
          </table:table-cell>
          <table:table-cell table:style-name="ce2" office:value-type="float" office:value="29.464214" calcext:value-type="float">
            <text:p>29.464214</text:p>
          </table:table-cell>
          <table:table-cell table:style-name="ce2" office:value-type="float" office:value="29.974766" calcext:value-type="float">
            <text:p>29.974766</text:p>
          </table:table-cell>
          <table:table-cell table:style-name="ce2" office:value-type="float" office:value="30.350863" calcext:value-type="float">
            <text:p>30.350863</text:p>
          </table:table-cell>
          <table:table-cell table:style-name="ce2" office:value-type="float" office:value="30.656569" calcext:value-type="float">
            <text:p>30.656569</text:p>
          </table:table-cell>
          <table:table-cell table:style-name="ce2" office:value-type="float" office:value="30.929167" calcext:value-type="float">
            <text:p>30.929167</text:p>
          </table:table-cell>
          <table:table-cell table:style-name="ce2" office:value-type="float" office:value="31.096781" calcext:value-type="float">
            <text:p>31.096781</text:p>
          </table:table-cell>
          <table:table-cell table:style-name="ce2" office:value-type="float" office:value="31.270885" calcext:value-type="float">
            <text:p>31.270885</text:p>
          </table:table-cell>
          <table:table-cell table:style-name="ce2" office:value-type="float" office:value="31.417711" calcext:value-type="float">
            <text:p>31.417711</text:p>
          </table:table-cell>
          <table:table-cell table:style-name="ce2" office:value-type="float" office:value="31.571564" calcext:value-type="float">
            <text:p>31.571564</text:p>
          </table:table-cell>
          <table:table-cell table:style-name="ce2" office:value-type="float" office:value="31.649143" calcext:value-type="float">
            <text:p>31.649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8.741652" calcext:value-type="float">
            <text:p>18.741652</text:p>
          </table:table-cell>
          <table:table-cell table:style-name="ce2" office:value-type="float" office:value="20.468874" calcext:value-type="float">
            <text:p>20.468874</text:p>
          </table:table-cell>
          <table:table-cell table:style-name="ce2" office:value-type="float" office:value="23.86343" calcext:value-type="float">
            <text:p>23.86343</text:p>
          </table:table-cell>
          <table:table-cell table:style-name="ce2" office:value-type="float" office:value="26.16774" calcext:value-type="float">
            <text:p>26.16774</text:p>
          </table:table-cell>
          <table:table-cell table:style-name="ce2" office:value-type="float" office:value="27.617369" calcext:value-type="float">
            <text:p>27.617369</text:p>
          </table:table-cell>
          <table:table-cell table:style-name="ce2" office:value-type="float" office:value="28.606936" calcext:value-type="float">
            <text:p>28.606936</text:p>
          </table:table-cell>
          <table:table-cell table:style-name="ce2" office:value-type="float" office:value="29.327358" calcext:value-type="float">
            <text:p>29.327358</text:p>
          </table:table-cell>
          <table:table-cell table:style-name="ce2" office:value-type="float" office:value="29.822542" calcext:value-type="float">
            <text:p>29.822542</text:p>
          </table:table-cell>
          <table:table-cell table:style-name="ce2" office:value-type="float" office:value="30.184036" calcext:value-type="float">
            <text:p>30.184036</text:p>
          </table:table-cell>
          <table:table-cell table:style-name="ce2" office:value-type="float" office:value="30.463449" calcext:value-type="float">
            <text:p>30.463449</text:p>
          </table:table-cell>
          <table:table-cell table:style-name="ce2" office:value-type="float" office:value="30.860699" calcext:value-type="float">
            <text:p>30.860699</text:p>
          </table:table-cell>
          <table:table-cell table:style-name="ce2" office:value-type="float" office:value="31.128311" calcext:value-type="float">
            <text:p>31.128311</text:p>
          </table:table-cell>
          <table:table-cell table:style-name="ce2" office:value-type="float" office:value="31.321585" calcext:value-type="float">
            <text:p>31.321585</text:p>
          </table:table-cell>
          <table:table-cell table:style-name="ce2" office:value-type="float" office:value="31.512495" calcext:value-type="float">
            <text:p>31.512495</text:p>
          </table:table-cell>
          <table:table-cell table:style-name="ce2" office:value-type="float" office:value="31.652767" calcext:value-type="float">
            <text:p>31.652767</text:p>
          </table:table-cell>
          <table:table-cell table:style-name="ce2" office:value-type="float" office:value="31.75382" calcext:value-type="float">
            <text:p>31.75382</text:p>
          </table:table-cell>
          <table:table-cell table:style-name="ce2" office:value-type="float" office:value="31.81422" calcext:value-type="float">
            <text:p>31.81422</text:p>
          </table:table-cell>
          <table:table-cell table:style-name="ce2" office:value-type="float" office:value="31.865736" calcext:value-type="float">
            <text:p>31.865736</text:p>
          </table:table-cell>
          <table:table-cell table:style-name="ce2" office:value-type="float" office:value="31.913893" calcext:value-type="float">
            <text:p>31.913893</text:p>
          </table:table-cell>
          <table:table-cell table:style-name="ce2" office:value-type="float" office:value="31.96314" calcext:value-type="float">
            <text:p>31.963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18.829054" calcext:value-type="float">
            <text:p>18.829054</text:p>
          </table:table-cell>
          <table:table-cell table:style-name="ce2" office:value-type="float" office:value="20.452318" calcext:value-type="float">
            <text:p>20.452318</text:p>
          </table:table-cell>
          <table:table-cell table:style-name="ce2" office:value-type="float" office:value="23.867968" calcext:value-type="float">
            <text:p>23.867968</text:p>
          </table:table-cell>
          <table:table-cell table:style-name="ce2" office:value-type="float" office:value="26.448957" calcext:value-type="float">
            <text:p>26.448957</text:p>
          </table:table-cell>
          <table:table-cell table:style-name="ce2" office:value-type="float" office:value="27.883886" calcext:value-type="float">
            <text:p>27.883886</text:p>
          </table:table-cell>
          <table:table-cell table:style-name="ce2" office:value-type="float" office:value="28.912495" calcext:value-type="float">
            <text:p>28.912495</text:p>
          </table:table-cell>
          <table:table-cell table:style-name="ce2" office:value-type="float" office:value="29.711254" calcext:value-type="float">
            <text:p>29.711254</text:p>
          </table:table-cell>
          <table:table-cell table:style-name="ce2" office:value-type="float" office:value="30.279198" calcext:value-type="float">
            <text:p>30.279198</text:p>
          </table:table-cell>
          <table:table-cell table:style-name="ce2" office:value-type="float" office:value="30.701002" calcext:value-type="float">
            <text:p>30.701002</text:p>
          </table:table-cell>
          <table:table-cell table:style-name="ce2" office:value-type="float" office:value="31.051512" calcext:value-type="float">
            <text:p>31.051512</text:p>
          </table:table-cell>
          <table:table-cell table:style-name="ce2" office:value-type="float" office:value="31.500498" calcext:value-type="float">
            <text:p>31.500498</text:p>
          </table:table-cell>
          <table:table-cell table:style-name="ce2" office:value-type="float" office:value="31.799679" calcext:value-type="float">
            <text:p>31.799679</text:p>
          </table:table-cell>
          <table:table-cell table:style-name="ce2" office:value-type="float" office:value="32.000854" calcext:value-type="float">
            <text:p>32.000854</text:p>
          </table:table-cell>
          <table:table-cell table:style-name="ce2" office:value-type="float" office:value="32.131535" calcext:value-type="float">
            <text:p>32.131535</text:p>
          </table:table-cell>
          <table:table-cell table:style-name="ce2" office:value-type="float" office:value="32.228245" calcext:value-type="float">
            <text:p>32.228245</text:p>
          </table:table-cell>
          <table:table-cell table:style-name="ce2" office:value-type="float" office:value="32.292011" calcext:value-type="float">
            <text:p>32.292011</text:p>
          </table:table-cell>
          <table:table-cell table:style-name="ce2" office:value-type="float" office:value="32.332211" calcext:value-type="float">
            <text:p>32.332211</text:p>
          </table:table-cell>
          <table:table-cell table:style-name="ce2" office:value-type="float" office:value="32.344208" calcext:value-type="float">
            <text:p>32.344208</text:p>
          </table:table-cell>
          <table:table-cell table:style-name="ce2" office:value-type="float" office:value="32.326263" calcext:value-type="float">
            <text:p>32.326263</text:p>
          </table:table-cell>
          <table:table-cell table:style-name="ce2" office:value-type="float" office:value="32.212299" calcext:value-type="float">
            <text:p>32.2122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20.587074" calcext:value-type="float">
            <text:p>20.587074</text:p>
          </table:table-cell>
          <table:table-cell table:style-name="ce2" office:value-type="float" office:value="22.416363" calcext:value-type="float">
            <text:p>22.416363</text:p>
          </table:table-cell>
          <table:table-cell table:style-name="ce2" office:value-type="float" office:value="24.346758" calcext:value-type="float">
            <text:p>24.346758</text:p>
          </table:table-cell>
          <table:table-cell table:style-name="ce2" office:value-type="float" office:value="26.655804" calcext:value-type="float">
            <text:p>26.655804</text:p>
          </table:table-cell>
          <table:table-cell table:style-name="ce2" office:value-type="float" office:value="28.016218" calcext:value-type="float">
            <text:p>28.016218</text:p>
          </table:table-cell>
          <table:table-cell table:style-name="ce2" office:value-type="float" office:value="29.047573" calcext:value-type="float">
            <text:p>29.047573</text:p>
          </table:table-cell>
          <table:table-cell table:style-name="ce2" office:value-type="float" office:value="29.845821" calcext:value-type="float">
            <text:p>29.845821</text:p>
          </table:table-cell>
          <table:table-cell table:style-name="ce2" office:value-type="float" office:value="30.511181" calcext:value-type="float">
            <text:p>30.511181</text:p>
          </table:table-cell>
          <table:table-cell table:style-name="ce2" office:value-type="float" office:value="31.02116" calcext:value-type="float">
            <text:p>31.02116</text:p>
          </table:table-cell>
          <table:table-cell table:style-name="ce2" office:value-type="float" office:value="31.432747" calcext:value-type="float">
            <text:p>31.432747</text:p>
          </table:table-cell>
          <table:table-cell table:style-name="ce2" office:value-type="float" office:value="32.045013" calcext:value-type="float">
            <text:p>32.045013</text:p>
          </table:table-cell>
          <table:table-cell table:style-name="ce2" office:value-type="float" office:value="32.439121" calcext:value-type="float">
            <text:p>32.439121</text:p>
          </table:table-cell>
          <table:table-cell table:style-name="ce2" office:value-type="float" office:value="32.696354" calcext:value-type="float">
            <text:p>32.696354</text:p>
          </table:table-cell>
          <table:table-cell table:style-name="ce2" office:value-type="float" office:value="32.87307" calcext:value-type="float">
            <text:p>32.87307</text:p>
          </table:table-cell>
          <table:table-cell table:style-name="ce2" office:value-type="float" office:value="32.998329" calcext:value-type="float">
            <text:p>32.998329</text:p>
          </table:table-cell>
          <table:table-cell table:style-name="ce2" office:value-type="float" office:value="33.08802" calcext:value-type="float">
            <text:p>33.08802</text:p>
          </table:table-cell>
          <table:table-cell table:style-name="ce2" office:value-type="float" office:value="33.137844" calcext:value-type="float">
            <text:p>33.137844</text:p>
          </table:table-cell>
          <table:table-cell table:style-name="ce2" office:value-type="float" office:value="33.173229" calcext:value-type="float">
            <text:p>33.173229</text:p>
          </table:table-cell>
          <table:table-cell table:style-name="ce2" office:value-type="float" office:value="33.184521" calcext:value-type="float">
            <text:p>33.184521</text:p>
          </table:table-cell>
          <table:table-cell table:style-name="ce2" office:value-type="float" office:value="33.148392" calcext:value-type="float">
            <text:p>33.1483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18.959402" calcext:value-type="float">
            <text:p>18.959402</text:p>
          </table:table-cell>
          <table:table-cell table:style-name="ce2" office:value-type="float" office:value="22.399515" calcext:value-type="float">
            <text:p>22.399515</text:p>
          </table:table-cell>
          <table:table-cell table:style-name="ce2" office:value-type="float" office:value="24.982018" calcext:value-type="float">
            <text:p>24.982018</text:p>
          </table:table-cell>
          <table:table-cell table:style-name="ce2" office:value-type="float" office:value="26.725239" calcext:value-type="float">
            <text:p>26.725239</text:p>
          </table:table-cell>
          <table:table-cell table:style-name="ce2" office:value-type="float" office:value="27.968664" calcext:value-type="float">
            <text:p>27.968664</text:p>
          </table:table-cell>
          <table:table-cell table:style-name="ce2" office:value-type="float" office:value="29.015144" calcext:value-type="float">
            <text:p>29.015144</text:p>
          </table:table-cell>
          <table:table-cell table:style-name="ce2" office:value-type="float" office:value="29.802563" calcext:value-type="float">
            <text:p>29.802563</text:p>
          </table:table-cell>
          <table:table-cell table:style-name="ce2" office:value-type="float" office:value="30.457941" calcext:value-type="float">
            <text:p>30.457941</text:p>
          </table:table-cell>
          <table:table-cell table:style-name="ce2" office:value-type="float" office:value="30.971491" calcext:value-type="float">
            <text:p>30.971491</text:p>
          </table:table-cell>
          <table:table-cell table:style-name="ce2" office:value-type="float" office:value="31.385466" calcext:value-type="float">
            <text:p>31.385466</text:p>
          </table:table-cell>
          <table:table-cell table:style-name="ce2" office:value-type="float" office:value="31.969303" calcext:value-type="float">
            <text:p>31.969303</text:p>
          </table:table-cell>
          <table:table-cell table:style-name="ce2" office:value-type="float" office:value="32.358471" calcext:value-type="float">
            <text:p>32.358471</text:p>
          </table:table-cell>
          <table:table-cell table:style-name="ce2" office:value-type="float" office:value="32.607574" calcext:value-type="float">
            <text:p>32.607574</text:p>
          </table:table-cell>
          <table:table-cell table:style-name="ce2" office:value-type="float" office:value="32.791176" calcext:value-type="float">
            <text:p>32.791176</text:p>
          </table:table-cell>
          <table:table-cell table:style-name="ce2" office:value-type="float" office:value="32.916645" calcext:value-type="float">
            <text:p>32.916645</text:p>
          </table:table-cell>
          <table:table-cell table:style-name="ce2" office:value-type="float" office:value="32.993118" calcext:value-type="float">
            <text:p>32.993118</text:p>
          </table:table-cell>
          <table:table-cell table:style-name="ce2" office:value-type="float" office:value="33.022289" calcext:value-type="float">
            <text:p>33.022289</text:p>
          </table:table-cell>
          <table:table-cell table:style-name="ce2" office:value-type="float" office:value="33.033642" calcext:value-type="float">
            <text:p>33.033642</text:p>
          </table:table-cell>
          <table:table-cell table:style-name="ce2" office:value-type="float" office:value="32.998493" calcext:value-type="float">
            <text:p>32.998493</text:p>
          </table:table-cell>
          <table:table-cell table:style-name="ce2" office:value-type="float" office:value="32.921925" calcext:value-type="float">
            <text:p>32.9219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18.973978" calcext:value-type="float">
            <text:p>18.973978</text:p>
          </table:table-cell>
          <table:table-cell table:style-name="ce2" office:value-type="float" office:value="21.756622" calcext:value-type="float">
            <text:p>21.756622</text:p>
          </table:table-cell>
          <table:table-cell table:style-name="ce2" office:value-type="float" office:value="23.97843" calcext:value-type="float">
            <text:p>23.97843</text:p>
          </table:table-cell>
          <table:table-cell table:style-name="ce2" office:value-type="float" office:value="25.819498" calcext:value-type="float">
            <text:p>25.819498</text:p>
          </table:table-cell>
          <table:table-cell table:style-name="ce2" office:value-type="float" office:value="27.299746" calcext:value-type="float">
            <text:p>27.299746</text:p>
          </table:table-cell>
          <table:table-cell table:style-name="ce2" office:value-type="float" office:value="28.502996" calcext:value-type="float">
            <text:p>28.502996</text:p>
          </table:table-cell>
          <table:table-cell table:style-name="ce2" office:value-type="float" office:value="29.514523" calcext:value-type="float">
            <text:p>29.514523</text:p>
          </table:table-cell>
          <table:table-cell table:style-name="ce2" office:value-type="float" office:value="30.287111" calcext:value-type="float">
            <text:p>30.287111</text:p>
          </table:table-cell>
          <table:table-cell table:style-name="ce2" office:value-type="float" office:value="30.878172" calcext:value-type="float">
            <text:p>30.878172</text:p>
          </table:table-cell>
          <table:table-cell table:style-name="ce2" office:value-type="float" office:value="31.361139" calcext:value-type="float">
            <text:p>31.361139</text:p>
          </table:table-cell>
          <table:table-cell table:style-name="ce2" office:value-type="float" office:value="32.014763" calcext:value-type="float">
            <text:p>32.014763</text:p>
          </table:table-cell>
          <table:table-cell table:style-name="ce2" office:value-type="float" office:value="32.397335" calcext:value-type="float">
            <text:p>32.397335</text:p>
          </table:table-cell>
          <table:table-cell table:style-name="ce2" office:value-type="float" office:value="32.627014" calcext:value-type="float">
            <text:p>32.627014</text:p>
          </table:table-cell>
          <table:table-cell table:style-name="ce2" office:value-type="float" office:value="32.799168" calcext:value-type="float">
            <text:p>32.799168</text:p>
          </table:table-cell>
          <table:table-cell table:style-name="ce2" office:value-type="float" office:value="32.903919" calcext:value-type="float">
            <text:p>32.903919</text:p>
          </table:table-cell>
          <table:table-cell table:style-name="ce2" office:value-type="float" office:value="32.95443" calcext:value-type="float">
            <text:p>32.95443</text:p>
          </table:table-cell>
          <table:table-cell table:style-name="ce2" office:value-type="float" office:value="32.94651" calcext:value-type="float">
            <text:p>32.94651</text:p>
          </table:table-cell>
          <table:table-cell table:style-name="ce2" office:value-type="float" office:value="32.939663" calcext:value-type="float">
            <text:p>32.939663</text:p>
          </table:table-cell>
          <table:table-cell table:style-name="ce2" office:value-type="float" office:value="32.916843" calcext:value-type="float">
            <text:p>32.916843</text:p>
          </table:table-cell>
          <table:table-cell table:style-name="ce2" office:value-type="float" office:value="32.839035" calcext:value-type="float">
            <text:p>32.8390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18.929846" calcext:value-type="float">
            <text:p>18.929846</text:p>
          </table:table-cell>
          <table:table-cell table:style-name="ce2" office:value-type="float" office:value="21.531042" calcext:value-type="float">
            <text:p>21.531042</text:p>
          </table:table-cell>
          <table:table-cell table:style-name="ce2" office:value-type="float" office:value="23.908098" calcext:value-type="float">
            <text:p>23.908098</text:p>
          </table:table-cell>
          <table:table-cell table:style-name="ce2" office:value-type="float" office:value="25.71557" calcext:value-type="float">
            <text:p>25.71557</text:p>
          </table:table-cell>
          <table:table-cell table:style-name="ce2" office:value-type="float" office:value="27.204296" calcext:value-type="float">
            <text:p>27.204296</text:p>
          </table:table-cell>
          <table:table-cell table:style-name="ce2" office:value-type="float" office:value="28.576332" calcext:value-type="float">
            <text:p>28.576332</text:p>
          </table:table-cell>
          <table:table-cell table:style-name="ce2" office:value-type="float" office:value="29.583874" calcext:value-type="float">
            <text:p>29.583874</text:p>
          </table:table-cell>
          <table:table-cell table:style-name="ce2" office:value-type="float" office:value="30.38905" calcext:value-type="float">
            <text:p>30.38905</text:p>
          </table:table-cell>
          <table:table-cell table:style-name="ce2" office:value-type="float" office:value="30.883057" calcext:value-type="float">
            <text:p>30.883057</text:p>
          </table:table-cell>
          <table:table-cell table:style-name="ce2" office:value-type="float" office:value="31.27459" calcext:value-type="float">
            <text:p>31.27459</text:p>
          </table:table-cell>
          <table:table-cell table:style-name="ce2" office:value-type="float" office:value="31.746059" calcext:value-type="float">
            <text:p>31.746059</text:p>
          </table:table-cell>
          <table:table-cell table:style-name="ce2" office:value-type="float" office:value="32.073631" calcext:value-type="float">
            <text:p>32.073631</text:p>
          </table:table-cell>
          <table:table-cell table:style-name="ce2" office:value-type="float" office:value="32.233776" calcext:value-type="float">
            <text:p>32.233776</text:p>
          </table:table-cell>
          <table:table-cell table:style-name="ce2" office:value-type="float" office:value="32.329384" calcext:value-type="float">
            <text:p>32.329384</text:p>
          </table:table-cell>
          <table:table-cell table:style-name="ce2" office:value-type="float" office:value="32.365601" calcext:value-type="float">
            <text:p>32.365601</text:p>
          </table:table-cell>
          <table:table-cell table:style-name="ce2" office:value-type="float" office:value="32.385685" calcext:value-type="float">
            <text:p>32.385685</text:p>
          </table:table-cell>
          <table:table-cell table:style-name="ce2" office:value-type="float" office:value="32.365566" calcext:value-type="float">
            <text:p>32.365566</text:p>
          </table:table-cell>
          <table:table-cell table:style-name="ce2" office:value-type="float" office:value="32.353912" calcext:value-type="float">
            <text:p>32.353912</text:p>
          </table:table-cell>
          <table:table-cell table:style-name="ce2" office:value-type="float" office:value="32.306908" calcext:value-type="float">
            <text:p>32.306908</text:p>
          </table:table-cell>
          <table:table-cell table:style-name="ce2" office:value-type="float" office:value="32.232143" calcext:value-type="float">
            <text:p>32.23214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18.412689" calcext:value-type="float">
            <text:p>18.412689</text:p>
          </table:table-cell>
          <table:table-cell table:style-name="ce2" office:value-type="float" office:value="21.456081" calcext:value-type="float">
            <text:p>21.456081</text:p>
          </table:table-cell>
          <table:table-cell table:style-name="ce2" office:value-type="float" office:value="24.017227" calcext:value-type="float">
            <text:p>24.017227</text:p>
          </table:table-cell>
          <table:table-cell table:style-name="ce2" office:value-type="float" office:value="25.715008" calcext:value-type="float">
            <text:p>25.715008</text:p>
          </table:table-cell>
          <table:table-cell table:style-name="ce2" office:value-type="float" office:value="27.101921" calcext:value-type="float">
            <text:p>27.101921</text:p>
          </table:table-cell>
          <table:table-cell table:style-name="ce2" office:value-type="float" office:value="28.419737" calcext:value-type="float">
            <text:p>28.419737</text:p>
          </table:table-cell>
          <table:table-cell table:style-name="ce2" office:value-type="float" office:value="29.625879" calcext:value-type="float">
            <text:p>29.625879</text:p>
          </table:table-cell>
          <table:table-cell table:style-name="ce2" office:value-type="float" office:value="30.353783" calcext:value-type="float">
            <text:p>30.353783</text:p>
          </table:table-cell>
          <table:table-cell table:style-name="ce2" office:value-type="float" office:value="30.898769" calcext:value-type="float">
            <text:p>30.898769</text:p>
          </table:table-cell>
          <table:table-cell table:style-name="ce2" office:value-type="float" office:value="31.289091" calcext:value-type="float">
            <text:p>31.289091</text:p>
          </table:table-cell>
          <table:table-cell table:style-name="ce2" office:value-type="float" office:value="31.761768" calcext:value-type="float">
            <text:p>31.761768</text:p>
          </table:table-cell>
          <table:table-cell table:style-name="ce2" office:value-type="float" office:value="32.08736" calcext:value-type="float">
            <text:p>32.08736</text:p>
          </table:table-cell>
          <table:table-cell table:style-name="ce2" office:value-type="float" office:value="32.314232" calcext:value-type="float">
            <text:p>32.314232</text:p>
          </table:table-cell>
          <table:table-cell table:style-name="ce2" office:value-type="float" office:value="32.426266" calcext:value-type="float">
            <text:p>32.426266</text:p>
          </table:table-cell>
          <table:table-cell table:style-name="ce2" office:value-type="float" office:value="32.494835" calcext:value-type="float">
            <text:p>32.494835</text:p>
          </table:table-cell>
          <table:table-cell table:style-name="ce2" office:value-type="float" office:value="32.510956" calcext:value-type="float">
            <text:p>32.510956</text:p>
          </table:table-cell>
          <table:table-cell table:style-name="ce2" office:value-type="float" office:value="32.52861" calcext:value-type="float">
            <text:p>32.52861</text:p>
          </table:table-cell>
          <table:table-cell table:style-name="ce2" office:value-type="float" office:value="32.496643" calcext:value-type="float">
            <text:p>32.496643</text:p>
          </table:table-cell>
          <table:table-cell table:style-name="ce2" office:value-type="float" office:value="32.429314" calcext:value-type="float">
            <text:p>32.429314</text:p>
          </table:table-cell>
          <table:table-cell table:style-name="ce2" office:value-type="float" office:value="32.375206" calcext:value-type="float">
            <text:p>32.3752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20.037725" calcext:value-type="float">
            <text:p>20.037725</text:p>
          </table:table-cell>
          <table:table-cell table:style-name="ce2" office:value-type="float" office:value="21.694099" calcext:value-type="float">
            <text:p>21.694099</text:p>
          </table:table-cell>
          <table:table-cell table:style-name="ce2" office:value-type="float" office:value="23.97267" calcext:value-type="float">
            <text:p>23.97267</text:p>
          </table:table-cell>
          <table:table-cell table:style-name="ce2" office:value-type="float" office:value="25.865948" calcext:value-type="float">
            <text:p>25.865948</text:p>
          </table:table-cell>
          <table:table-cell table:style-name="ce2" office:value-type="float" office:value="27.418312" calcext:value-type="float">
            <text:p>27.418312</text:p>
          </table:table-cell>
          <table:table-cell table:style-name="ce2" office:value-type="float" office:value="28.674503" calcext:value-type="float">
            <text:p>28.674503</text:p>
          </table:table-cell>
          <table:table-cell table:style-name="ce2" office:value-type="float" office:value="29.651876" calcext:value-type="float">
            <text:p>29.651876</text:p>
          </table:table-cell>
          <table:table-cell table:style-name="ce2" office:value-type="float" office:value="30.383846" calcext:value-type="float">
            <text:p>30.383846</text:p>
          </table:table-cell>
          <table:table-cell table:style-name="ce2" office:value-type="float" office:value="30.844103" calcext:value-type="float">
            <text:p>30.844103</text:p>
          </table:table-cell>
          <table:table-cell table:style-name="ce2" office:value-type="float" office:value="31.169672" calcext:value-type="float">
            <text:p>31.169672</text:p>
          </table:table-cell>
          <table:table-cell table:style-name="ce2" office:value-type="float" office:value="31.609707" calcext:value-type="float">
            <text:p>31.609707</text:p>
          </table:table-cell>
          <table:table-cell table:style-name="ce2" office:value-type="float" office:value="31.900953" calcext:value-type="float">
            <text:p>31.900953</text:p>
          </table:table-cell>
          <table:table-cell table:style-name="ce2" office:value-type="float" office:value="32.02404" calcext:value-type="float">
            <text:p>32.02404</text:p>
          </table:table-cell>
          <table:table-cell table:style-name="ce2" office:value-type="float" office:value="32.123867" calcext:value-type="float">
            <text:p>32.123867</text:p>
          </table:table-cell>
          <table:table-cell table:style-name="ce2" office:value-type="float" office:value="32.17783" calcext:value-type="float">
            <text:p>32.17783</text:p>
          </table:table-cell>
          <table:table-cell table:style-name="ce2" office:value-type="float" office:value="32.217186" calcext:value-type="float">
            <text:p>32.217186</text:p>
          </table:table-cell>
          <table:table-cell table:style-name="ce2" office:value-type="float" office:value="32.23732" calcext:value-type="float">
            <text:p>32.23732</text:p>
          </table:table-cell>
          <table:table-cell table:style-name="ce2" office:value-type="float" office:value="32.202049" calcext:value-type="float">
            <text:p>32.202049</text:p>
          </table:table-cell>
          <table:table-cell table:style-name="ce2" office:value-type="float" office:value="32.148083" calcext:value-type="float">
            <text:p>32.148083</text:p>
          </table:table-cell>
          <table:table-cell table:style-name="ce2" office:value-type="float" office:value="32.096817" calcext:value-type="float">
            <text:p>32.0968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18.575714" calcext:value-type="float">
            <text:p>18.575714</text:p>
          </table:table-cell>
          <table:table-cell table:style-name="ce2" office:value-type="float" office:value="20.324776" calcext:value-type="float">
            <text:p>20.324776</text:p>
          </table:table-cell>
          <table:table-cell table:style-name="ce2" office:value-type="float" office:value="21.838972" calcext:value-type="float">
            <text:p>21.838972</text:p>
          </table:table-cell>
          <table:table-cell table:style-name="ce2" office:value-type="float" office:value="23.932955" calcext:value-type="float">
            <text:p>23.932955</text:p>
          </table:table-cell>
          <table:table-cell table:style-name="ce2" office:value-type="float" office:value="26.316719" calcext:value-type="float">
            <text:p>26.316719</text:p>
          </table:table-cell>
          <table:table-cell table:style-name="ce2" office:value-type="float" office:value="28.214169" calcext:value-type="float">
            <text:p>28.214169</text:p>
          </table:table-cell>
          <table:table-cell table:style-name="ce2" office:value-type="float" office:value="29.502058" calcext:value-type="float">
            <text:p>29.502058</text:p>
          </table:table-cell>
          <table:table-cell table:style-name="ce2" office:value-type="float" office:value="30.290247" calcext:value-type="float">
            <text:p>30.290247</text:p>
          </table:table-cell>
          <table:table-cell table:style-name="ce2" office:value-type="float" office:value="30.787041" calcext:value-type="float">
            <text:p>30.787041</text:p>
          </table:table-cell>
          <table:table-cell table:style-name="ce2" office:value-type="float" office:value="31.152033" calcext:value-type="float">
            <text:p>31.152033</text:p>
          </table:table-cell>
          <table:table-cell table:style-name="ce2" office:value-type="float" office:value="31.522917" calcext:value-type="float">
            <text:p>31.522917</text:p>
          </table:table-cell>
          <table:table-cell table:style-name="ce2" office:value-type="float" office:value="31.786613" calcext:value-type="float">
            <text:p>31.786613</text:p>
          </table:table-cell>
          <table:table-cell table:style-name="ce2" office:value-type="float" office:value="31.89662" calcext:value-type="float">
            <text:p>31.89662</text:p>
          </table:table-cell>
          <table:table-cell table:style-name="ce2" office:value-type="float" office:value="31.956192" calcext:value-type="float">
            <text:p>31.956192</text:p>
          </table:table-cell>
          <table:table-cell table:style-name="ce2" office:value-type="float" office:value="31.988749" calcext:value-type="float">
            <text:p>31.988749</text:p>
          </table:table-cell>
          <table:table-cell table:style-name="ce2" office:value-type="float" office:value="32.017479" calcext:value-type="float">
            <text:p>32.017479</text:p>
          </table:table-cell>
          <table:table-cell table:style-name="ce2" office:value-type="float" office:value="32.015335" calcext:value-type="float">
            <text:p>32.015335</text:p>
          </table:table-cell>
          <table:table-cell table:style-name="ce2" office:value-type="float" office:value="31.972691" calcext:value-type="float">
            <text:p>31.972691</text:p>
          </table:table-cell>
          <table:table-cell table:style-name="ce2" office:value-type="float" office:value="31.896652" calcext:value-type="float">
            <text:p>31.896652</text:p>
          </table:table-cell>
          <table:table-cell table:style-name="ce2" office:value-type="float" office:value="31.822626" calcext:value-type="float">
            <text:p>31.82262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0.364329" calcext:value-type="float">
            <text:p>0.364329</text:p>
          </table:table-cell>
          <table:table-cell table:style-name="ce2" office:value-type="float" office:value="0.466305" calcext:value-type="float">
            <text:p>0.466305</text:p>
          </table:table-cell>
          <table:table-cell table:style-name="ce2" office:value-type="float" office:value="0.534027" calcext:value-type="float">
            <text:p>0.534027</text:p>
          </table:table-cell>
          <table:table-cell table:style-name="ce2" office:value-type="float" office:value="0.609984" calcext:value-type="float">
            <text:p>0.609984</text:p>
          </table:table-cell>
          <table:table-cell table:style-name="ce2" office:value-type="float" office:value="0.685613" calcext:value-type="float">
            <text:p>0.685613</text:p>
          </table:table-cell>
          <table:table-cell table:style-name="ce2" office:value-type="float" office:value="0.769897" calcext:value-type="float">
            <text:p>0.769897</text:p>
          </table:table-cell>
          <table:table-cell table:style-name="ce2" office:value-type="float" office:value="0.833288" calcext:value-type="float">
            <text:p>0.833288</text:p>
          </table:table-cell>
          <table:table-cell table:style-name="ce2" office:value-type="float" office:value="0.865904" calcext:value-type="float">
            <text:p>0.865904</text:p>
          </table:table-cell>
          <table:table-cell table:style-name="ce2" office:value-type="float" office:value="0.882317" calcext:value-type="float">
            <text:p>0.882317</text:p>
          </table:table-cell>
          <table:table-cell table:style-name="ce2" office:value-type="float" office:value="0.892825" calcext:value-type="float">
            <text:p>0.892825</text:p>
          </table:table-cell>
          <table:table-cell table:style-name="ce2" office:value-type="float" office:value="0.905208" calcext:value-type="float">
            <text:p>0.905208</text:p>
          </table:table-cell>
          <table:table-cell table:style-name="ce2" office:value-type="float" office:value="0.911827" calcext:value-type="float">
            <text:p>0.911827</text:p>
          </table:table-cell>
          <table:table-cell table:style-name="ce2" office:value-type="float" office:value="0.916132" calcext:value-type="float">
            <text:p>0.916132</text:p>
          </table:table-cell>
          <table:table-cell table:style-name="ce2" office:value-type="float" office:value="0.919468" calcext:value-type="float">
            <text:p>0.919468</text:p>
          </table:table-cell>
          <table:table-cell table:style-name="ce2" office:value-type="float" office:value="0.92229" calcext:value-type="float">
            <text:p>0.92229</text:p>
          </table:table-cell>
          <table:table-cell table:style-name="ce2" office:value-type="float" office:value="0.924129" calcext:value-type="float">
            <text:p>0.924129</text:p>
          </table:table-cell>
          <table:table-cell table:style-name="ce2" office:value-type="float" office:value="0.925817" calcext:value-type="float">
            <text:p>0.925817</text:p>
          </table:table-cell>
          <table:table-cell table:style-name="ce2" office:value-type="float" office:value="0.927049" calcext:value-type="float">
            <text:p>0.927049</text:p>
          </table:table-cell>
          <table:table-cell table:style-name="ce2" office:value-type="float" office:value="0.928524" calcext:value-type="float">
            <text:p>0.928524</text:p>
          </table:table-cell>
          <table:table-cell table:style-name="ce2" office:value-type="float" office:value="0.929354" calcext:value-type="float">
            <text:p>0.92935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472742" calcext:value-type="float">
            <text:p>0.472742</text:p>
          </table:table-cell>
          <table:table-cell table:style-name="ce2" office:value-type="float" office:value="0.595312" calcext:value-type="float">
            <text:p>0.595312</text:p>
          </table:table-cell>
          <table:table-cell table:style-name="ce2" office:value-type="float" office:value="0.785868" calcext:value-type="float">
            <text:p>0.785868</text:p>
          </table:table-cell>
          <table:table-cell table:style-name="ce2" office:value-type="float" office:value="0.855082" calcext:value-type="float">
            <text:p>0.855082</text:p>
          </table:table-cell>
          <table:table-cell table:style-name="ce2" office:value-type="float" office:value="0.884704" calcext:value-type="float">
            <text:p>0.884704</text:p>
          </table:table-cell>
          <table:table-cell table:style-name="ce2" office:value-type="float" office:value="0.900253" calcext:value-type="float">
            <text:p>0.900253</text:p>
          </table:table-cell>
          <table:table-cell table:style-name="ce2" office:value-type="float" office:value="0.910436" calcext:value-type="float">
            <text:p>0.910436</text:p>
          </table:table-cell>
          <table:table-cell table:style-name="ce2" office:value-type="float" office:value="0.916776" calcext:value-type="float">
            <text:p>0.916776</text:p>
          </table:table-cell>
          <table:table-cell table:style-name="ce2" office:value-type="float" office:value="0.921596" calcext:value-type="float">
            <text:p>0.921596</text:p>
          </table:table-cell>
          <table:table-cell table:style-name="ce2" office:value-type="float" office:value="0.925082" calcext:value-type="float">
            <text:p>0.925082</text:p>
          </table:table-cell>
          <table:table-cell table:style-name="ce2" office:value-type="float" office:value="0.929521" calcext:value-type="float">
            <text:p>0.929521</text:p>
          </table:table-cell>
          <table:table-cell table:style-name="ce2" office:value-type="float" office:value="0.932383" calcext:value-type="float">
            <text:p>0.932383</text:p>
          </table:table-cell>
          <table:table-cell table:style-name="ce2" office:value-type="float" office:value="0.934266" calcext:value-type="float">
            <text:p>0.934266</text:p>
          </table:table-cell>
          <table:table-cell table:style-name="ce2" office:value-type="float" office:value="0.935921" calcext:value-type="float">
            <text:p>0.935921</text:p>
          </table:table-cell>
          <table:table-cell table:style-name="ce2" office:value-type="float" office:value="0.937064" calcext:value-type="float">
            <text:p>0.937064</text:p>
          </table:table-cell>
          <table:table-cell table:style-name="ce2" office:value-type="float" office:value="0.937885" calcext:value-type="float">
            <text:p>0.937885</text:p>
          </table:table-cell>
          <table:table-cell table:style-name="ce2" office:value-type="float" office:value="0.938468" calcext:value-type="float">
            <text:p>0.938468</text:p>
          </table:table-cell>
          <table:table-cell table:style-name="ce2" office:value-type="float" office:value="0.938975" calcext:value-type="float">
            <text:p>0.938975</text:p>
          </table:table-cell>
          <table:table-cell table:style-name="ce2" office:value-type="float" office:value="0.939328" calcext:value-type="float">
            <text:p>0.939328</text:p>
          </table:table-cell>
          <table:table-cell table:style-name="ce2" office:value-type="float" office:value="0.939706" calcext:value-type="float">
            <text:p>0.93970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470221" calcext:value-type="float">
            <text:p>0.470221</text:p>
          </table:table-cell>
          <table:table-cell table:style-name="ce2" office:value-type="float" office:value="0.595978" calcext:value-type="float">
            <text:p>0.595978</text:p>
          </table:table-cell>
          <table:table-cell table:style-name="ce2" office:value-type="float" office:value="0.789315" calcext:value-type="float">
            <text:p>0.789315</text:p>
          </table:table-cell>
          <table:table-cell table:style-name="ce2" office:value-type="float" office:value="0.864592" calcext:value-type="float">
            <text:p>0.864592</text:p>
          </table:table-cell>
          <table:table-cell table:style-name="ce2" office:value-type="float" office:value="0.891377" calcext:value-type="float">
            <text:p>0.891377</text:p>
          </table:table-cell>
          <table:table-cell table:style-name="ce2" office:value-type="float" office:value="0.906388" calcext:value-type="float">
            <text:p>0.906388</text:p>
          </table:table-cell>
          <table:table-cell table:style-name="ce2" office:value-type="float" office:value="0.91592" calcext:value-type="float">
            <text:p>0.91592</text:p>
          </table:table-cell>
          <table:table-cell table:style-name="ce2" office:value-type="float" office:value="0.92189" calcext:value-type="float">
            <text:p>0.92189</text:p>
          </table:table-cell>
          <table:table-cell table:style-name="ce2" office:value-type="float" office:value="0.925822" calcext:value-type="float">
            <text:p>0.925822</text:p>
          </table:table-cell>
          <table:table-cell table:style-name="ce2" office:value-type="float" office:value="0.929006" calcext:value-type="float">
            <text:p>0.929006</text:p>
          </table:table-cell>
          <table:table-cell table:style-name="ce2" office:value-type="float" office:value="0.932741" calcext:value-type="float">
            <text:p>0.932741</text:p>
          </table:table-cell>
          <table:table-cell table:style-name="ce2" office:value-type="float" office:value="0.935099" calcext:value-type="float">
            <text:p>0.935099</text:p>
          </table:table-cell>
          <table:table-cell table:style-name="ce2" office:value-type="float" office:value="0.936758" calcext:value-type="float">
            <text:p>0.936758</text:p>
          </table:table-cell>
          <table:table-cell table:style-name="ce2" office:value-type="float" office:value="0.937937" calcext:value-type="float">
            <text:p>0.937937</text:p>
          </table:table-cell>
          <table:table-cell table:style-name="ce2" office:value-type="float" office:value="0.938702" calcext:value-type="float">
            <text:p>0.938702</text:p>
          </table:table-cell>
          <table:table-cell table:style-name="ce2" office:value-type="float" office:value="0.939121" calcext:value-type="float">
            <text:p>0.939121</text:p>
          </table:table-cell>
          <table:table-cell table:style-name="ce2" office:value-type="float" office:value="0.939178" calcext:value-type="float">
            <text:p>0.939178</text:p>
          </table:table-cell>
          <table:table-cell table:style-name="ce2" office:value-type="float" office:value="0.938948" calcext:value-type="float">
            <text:p>0.938948</text:p>
          </table:table-cell>
          <table:table-cell table:style-name="ce2" office:value-type="float" office:value="0.938378" calcext:value-type="float">
            <text:p>0.938378</text:p>
          </table:table-cell>
          <table:table-cell table:style-name="ce2" office:value-type="float" office:value="0.936485" calcext:value-type="float">
            <text:p>0.93648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.597608" calcext:value-type="float">
            <text:p>0.597608</text:p>
          </table:table-cell>
          <table:table-cell table:style-name="ce2" office:value-type="float" office:value="0.71008" calcext:value-type="float">
            <text:p>0.71008</text:p>
          </table:table-cell>
          <table:table-cell table:style-name="ce2" office:value-type="float" office:value="0.798767" calcext:value-type="float">
            <text:p>0.798767</text:p>
          </table:table-cell>
          <table:table-cell table:style-name="ce2" office:value-type="float" office:value="0.866725" calcext:value-type="float">
            <text:p>0.866725</text:p>
          </table:table-cell>
          <table:table-cell table:style-name="ce2" office:value-type="float" office:value="0.891585" calcext:value-type="float">
            <text:p>0.891585</text:p>
          </table:table-cell>
          <table:table-cell table:style-name="ce2" office:value-type="float" office:value="0.905575" calcext:value-type="float">
            <text:p>0.905575</text:p>
          </table:table-cell>
          <table:table-cell table:style-name="ce2" office:value-type="float" office:value="0.914449" calcext:value-type="float">
            <text:p>0.914449</text:p>
          </table:table-cell>
          <table:table-cell table:style-name="ce2" office:value-type="float" office:value="0.921129" calcext:value-type="float">
            <text:p>0.921129</text:p>
          </table:table-cell>
          <table:table-cell table:style-name="ce2" office:value-type="float" office:value="0.925253" calcext:value-type="float">
            <text:p>0.925253</text:p>
          </table:table-cell>
          <table:table-cell table:style-name="ce2" office:value-type="float" office:value="0.928715" calcext:value-type="float">
            <text:p>0.928715</text:p>
          </table:table-cell>
          <table:table-cell table:style-name="ce2" office:value-type="float" office:value="0.933806" calcext:value-type="float">
            <text:p>0.933806</text:p>
          </table:table-cell>
          <table:table-cell table:style-name="ce2" office:value-type="float" office:value="0.936952" calcext:value-type="float">
            <text:p>0.936952</text:p>
          </table:table-cell>
          <table:table-cell table:style-name="ce2" office:value-type="float" office:value="0.938904" calcext:value-type="float">
            <text:p>0.938904</text:p>
          </table:table-cell>
          <table:table-cell table:style-name="ce2" office:value-type="float" office:value="0.940385" calcext:value-type="float">
            <text:p>0.940385</text:p>
          </table:table-cell>
          <table:table-cell table:style-name="ce2" office:value-type="float" office:value="0.941523" calcext:value-type="float">
            <text:p>0.941523</text:p>
          </table:table-cell>
          <table:table-cell table:style-name="ce2" office:value-type="float" office:value="0.942435" calcext:value-type="float">
            <text:p>0.942435</text:p>
          </table:table-cell>
          <table:table-cell table:style-name="ce2" office:value-type="float" office:value="0.942894" calcext:value-type="float">
            <text:p>0.942894</text:p>
          </table:table-cell>
          <table:table-cell table:style-name="ce2" office:value-type="float" office:value="0.943131" calcext:value-type="float">
            <text:p>0.943131</text:p>
          </table:table-cell>
          <table:table-cell table:style-name="ce2" office:value-type="float" office:value="0.943188" calcext:value-type="float">
            <text:p>0.943188</text:p>
          </table:table-cell>
          <table:table-cell table:style-name="ce2" office:value-type="float" office:value="0.942776" calcext:value-type="float">
            <text:p>0.94277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.478364" calcext:value-type="float">
            <text:p>0.478364</text:p>
          </table:table-cell>
          <table:table-cell table:style-name="ce2" office:value-type="float" office:value="0.709297" calcext:value-type="float">
            <text:p>0.709297</text:p>
          </table:table-cell>
          <table:table-cell table:style-name="ce2" office:value-type="float" office:value="0.817796" calcext:value-type="float">
            <text:p>0.817796</text:p>
          </table:table-cell>
          <table:table-cell table:style-name="ce2" office:value-type="float" office:value="0.865869" calcext:value-type="float">
            <text:p>0.865869</text:p>
          </table:table-cell>
          <table:table-cell table:style-name="ce2" office:value-type="float" office:value="0.888343" calcext:value-type="float">
            <text:p>0.888343</text:p>
          </table:table-cell>
          <table:table-cell table:style-name="ce2" office:value-type="float" office:value="0.903113" calcext:value-type="float">
            <text:p>0.903113</text:p>
          </table:table-cell>
          <table:table-cell table:style-name="ce2" office:value-type="float" office:value="0.911875" calcext:value-type="float">
            <text:p>0.911875</text:p>
          </table:table-cell>
          <table:table-cell table:style-name="ce2" office:value-type="float" office:value="0.919779" calcext:value-type="float">
            <text:p>0.919779</text:p>
          </table:table-cell>
          <table:table-cell table:style-name="ce2" office:value-type="float" office:value="0.924801" calcext:value-type="float">
            <text:p>0.924801</text:p>
          </table:table-cell>
          <table:table-cell table:style-name="ce2" office:value-type="float" office:value="0.928285" calcext:value-type="float">
            <text:p>0.928285</text:p>
          </table:table-cell>
          <table:table-cell table:style-name="ce2" office:value-type="float" office:value="0.933488" calcext:value-type="float">
            <text:p>0.933488</text:p>
          </table:table-cell>
          <table:table-cell table:style-name="ce2" office:value-type="float" office:value="0.936888" calcext:value-type="float">
            <text:p>0.936888</text:p>
          </table:table-cell>
          <table:table-cell table:style-name="ce2" office:value-type="float" office:value="0.93903" calcext:value-type="float">
            <text:p>0.93903</text:p>
          </table:table-cell>
          <table:table-cell table:style-name="ce2" office:value-type="float" office:value="0.940651" calcext:value-type="float">
            <text:p>0.940651</text:p>
          </table:table-cell>
          <table:table-cell table:style-name="ce2" office:value-type="float" office:value="0.941729" calcext:value-type="float">
            <text:p>0.941729</text:p>
          </table:table-cell>
          <table:table-cell table:style-name="ce2" office:value-type="float" office:value="0.94234" calcext:value-type="float">
            <text:p>0.94234</text:p>
          </table:table-cell>
          <table:table-cell table:style-name="ce2" office:value-type="float" office:value="0.942572" calcext:value-type="float">
            <text:p>0.942572</text:p>
          </table:table-cell>
          <table:table-cell table:style-name="ce2" office:value-type="float" office:value="0.942686" calcext:value-type="float">
            <text:p>0.942686</text:p>
          </table:table-cell>
          <table:table-cell table:style-name="ce2" office:value-type="float" office:value="0.94224" calcext:value-type="float">
            <text:p>0.94224</text:p>
          </table:table-cell>
          <table:table-cell table:style-name="ce2" office:value-type="float" office:value="0.941458" calcext:value-type="float">
            <text:p>0.9414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.481751" calcext:value-type="float">
            <text:p>0.481751</text:p>
          </table:table-cell>
          <table:table-cell table:style-name="ce2" office:value-type="float" office:value="0.686225" calcext:value-type="float">
            <text:p>0.686225</text:p>
          </table:table-cell>
          <table:table-cell table:style-name="ce2" office:value-type="float" office:value="0.786042" calcext:value-type="float">
            <text:p>0.786042</text:p>
          </table:table-cell>
          <table:table-cell table:style-name="ce2" office:value-type="float" office:value="0.845666" calcext:value-type="float">
            <text:p>0.845666</text:p>
          </table:table-cell>
          <table:table-cell table:style-name="ce2" office:value-type="float" office:value="0.878355" calcext:value-type="float">
            <text:p>0.878355</text:p>
          </table:table-cell>
          <table:table-cell table:style-name="ce2" office:value-type="float" office:value="0.896604" calcext:value-type="float">
            <text:p>0.896604</text:p>
          </table:table-cell>
          <table:table-cell table:style-name="ce2" office:value-type="float" office:value="0.908771" calcext:value-type="float">
            <text:p>0.908771</text:p>
          </table:table-cell>
          <table:table-cell table:style-name="ce2" office:value-type="float" office:value="0.918497" calcext:value-type="float">
            <text:p>0.918497</text:p>
          </table:table-cell>
          <table:table-cell table:style-name="ce2" office:value-type="float" office:value="0.923518" calcext:value-type="float">
            <text:p>0.923518</text:p>
          </table:table-cell>
          <table:table-cell table:style-name="ce2" office:value-type="float" office:value="0.928353" calcext:value-type="float">
            <text:p>0.928353</text:p>
          </table:table-cell>
          <table:table-cell table:style-name="ce2" office:value-type="float" office:value="0.934032" calcext:value-type="float">
            <text:p>0.934032</text:p>
          </table:table-cell>
          <table:table-cell table:style-name="ce2" office:value-type="float" office:value="0.937399" calcext:value-type="float">
            <text:p>0.937399</text:p>
          </table:table-cell>
          <table:table-cell table:style-name="ce2" office:value-type="float" office:value="0.939705" calcext:value-type="float">
            <text:p>0.939705</text:p>
          </table:table-cell>
          <table:table-cell table:style-name="ce2" office:value-type="float" office:value="0.941241" calcext:value-type="float">
            <text:p>0.941241</text:p>
          </table:table-cell>
          <table:table-cell table:style-name="ce2" office:value-type="float" office:value="0.942117" calcext:value-type="float">
            <text:p>0.942117</text:p>
          </table:table-cell>
          <table:table-cell table:style-name="ce2" office:value-type="float" office:value="0.942633" calcext:value-type="float">
            <text:p>0.942633</text:p>
          </table:table-cell>
          <table:table-cell table:style-name="ce2" office:value-type="float" office:value="0.942424" calcext:value-type="float">
            <text:p>0.942424</text:p>
          </table:table-cell>
          <table:table-cell table:style-name="ce2" office:value-type="float" office:value="0.942319" calcext:value-type="float">
            <text:p>0.942319</text:p>
          </table:table-cell>
          <table:table-cell table:style-name="ce2" office:value-type="float" office:value="0.942024" calcext:value-type="float">
            <text:p>0.942024</text:p>
          </table:table-cell>
          <table:table-cell table:style-name="ce2" office:value-type="float" office:value="0.941058" calcext:value-type="float">
            <text:p>0.94105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.486813" calcext:value-type="float">
            <text:p>0.486813</text:p>
          </table:table-cell>
          <table:table-cell table:style-name="ce2" office:value-type="float" office:value="0.669464" calcext:value-type="float">
            <text:p>0.669464</text:p>
          </table:table-cell>
          <table:table-cell table:style-name="ce2" office:value-type="float" office:value="0.784201" calcext:value-type="float">
            <text:p>0.784201</text:p>
          </table:table-cell>
          <table:table-cell table:style-name="ce2" office:value-type="float" office:value="0.844459" calcext:value-type="float">
            <text:p>0.844459</text:p>
          </table:table-cell>
          <table:table-cell table:style-name="ce2" office:value-type="float" office:value="0.875725" calcext:value-type="float">
            <text:p>0.875725</text:p>
          </table:table-cell>
          <table:table-cell table:style-name="ce2" office:value-type="float" office:value="0.898063" calcext:value-type="float">
            <text:p>0.898063</text:p>
          </table:table-cell>
          <table:table-cell table:style-name="ce2" office:value-type="float" office:value="0.910461" calcext:value-type="float">
            <text:p>0.910461</text:p>
          </table:table-cell>
          <table:table-cell table:style-name="ce2" office:value-type="float" office:value="0.919881" calcext:value-type="float">
            <text:p>0.919881</text:p>
          </table:table-cell>
          <table:table-cell table:style-name="ce2" office:value-type="float" office:value="0.924181" calcext:value-type="float">
            <text:p>0.924181</text:p>
          </table:table-cell>
          <table:table-cell table:style-name="ce2" office:value-type="float" office:value="0.927891" calcext:value-type="float">
            <text:p>0.927891</text:p>
          </table:table-cell>
          <table:table-cell table:style-name="ce2" office:value-type="float" office:value="0.932181" calcext:value-type="float">
            <text:p>0.932181</text:p>
          </table:table-cell>
          <table:table-cell table:style-name="ce2" office:value-type="float" office:value="0.93524" calcext:value-type="float">
            <text:p>0.93524</text:p>
          </table:table-cell>
          <table:table-cell table:style-name="ce2" office:value-type="float" office:value="0.936459" calcext:value-type="float">
            <text:p>0.936459</text:p>
          </table:table-cell>
          <table:table-cell table:style-name="ce2" office:value-type="float" office:value="0.937347" calcext:value-type="float">
            <text:p>0.937347</text:p>
          </table:table-cell>
          <table:table-cell table:style-name="ce2" office:value-type="float" office:value="0.937424" calcext:value-type="float">
            <text:p>0.937424</text:p>
          </table:table-cell>
          <table:table-cell table:style-name="ce2" office:value-type="float" office:value="0.937576" calcext:value-type="float">
            <text:p>0.937576</text:p>
          </table:table-cell>
          <table:table-cell table:style-name="ce2" office:value-type="float" office:value="0.937224" calcext:value-type="float">
            <text:p>0.937224</text:p>
          </table:table-cell>
          <table:table-cell table:style-name="ce2" office:value-type="float" office:value="0.936842" calcext:value-type="float">
            <text:p>0.936842</text:p>
          </table:table-cell>
          <table:table-cell table:style-name="ce2" office:value-type="float" office:value="0.936165" calcext:value-type="float">
            <text:p>0.936165</text:p>
          </table:table-cell>
          <table:table-cell table:style-name="ce2" office:value-type="float" office:value="0.934862" calcext:value-type="float">
            <text:p>0.9348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.480903" calcext:value-type="float">
            <text:p>0.480903</text:p>
          </table:table-cell>
          <table:table-cell table:style-name="ce2" office:value-type="float" office:value="0.679504" calcext:value-type="float">
            <text:p>0.679504</text:p>
          </table:table-cell>
          <table:table-cell table:style-name="ce2" office:value-type="float" office:value="0.793764" calcext:value-type="float">
            <text:p>0.793764</text:p>
          </table:table-cell>
          <table:table-cell table:style-name="ce2" office:value-type="float" office:value="0.84484" calcext:value-type="float">
            <text:p>0.84484</text:p>
          </table:table-cell>
          <table:table-cell table:style-name="ce2" office:value-type="float" office:value="0.876556" calcext:value-type="float">
            <text:p>0.876556</text:p>
          </table:table-cell>
          <table:table-cell table:style-name="ce2" office:value-type="float" office:value="0.896803" calcext:value-type="float">
            <text:p>0.896803</text:p>
          </table:table-cell>
          <table:table-cell table:style-name="ce2" office:value-type="float" office:value="0.913996" calcext:value-type="float">
            <text:p>0.913996</text:p>
          </table:table-cell>
          <table:table-cell table:style-name="ce2" office:value-type="float" office:value="0.921645" calcext:value-type="float">
            <text:p>0.921645</text:p>
          </table:table-cell>
          <table:table-cell table:style-name="ce2" office:value-type="float" office:value="0.926335" calcext:value-type="float">
            <text:p>0.926335</text:p>
          </table:table-cell>
          <table:table-cell table:style-name="ce2" office:value-type="float" office:value="0.929966" calcext:value-type="float">
            <text:p>0.929966</text:p>
          </table:table-cell>
          <table:table-cell table:style-name="ce2" office:value-type="float" office:value="0.933865" calcext:value-type="float">
            <text:p>0.933865</text:p>
          </table:table-cell>
          <table:table-cell table:style-name="ce2" office:value-type="float" office:value="0.936415" calcext:value-type="float">
            <text:p>0.936415</text:p>
          </table:table-cell>
          <table:table-cell table:style-name="ce2" office:value-type="float" office:value="0.938283" calcext:value-type="float">
            <text:p>0.938283</text:p>
          </table:table-cell>
          <table:table-cell table:style-name="ce2" office:value-type="float" office:value="0.939157" calcext:value-type="float">
            <text:p>0.939157</text:p>
          </table:table-cell>
          <table:table-cell table:style-name="ce2" office:value-type="float" office:value="0.939773" calcext:value-type="float">
            <text:p>0.939773</text:p>
          </table:table-cell>
          <table:table-cell table:style-name="ce2" office:value-type="float" office:value="0.939838" calcext:value-type="float">
            <text:p>0.939838</text:p>
          </table:table-cell>
          <table:table-cell table:style-name="ce2" office:value-type="float" office:value="0.939869" calcext:value-type="float">
            <text:p>0.939869</text:p>
          </table:table-cell>
          <table:table-cell table:style-name="ce2" office:value-type="float" office:value="0.939346" calcext:value-type="float">
            <text:p>0.939346</text:p>
          </table:table-cell>
          <table:table-cell table:style-name="ce2" office:value-type="float" office:value="0.938478" calcext:value-type="float">
            <text:p>0.938478</text:p>
          </table:table-cell>
          <table:table-cell table:style-name="ce2" office:value-type="float" office:value="0.93762" calcext:value-type="float">
            <text:p>0.9376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.585359" calcext:value-type="float">
            <text:p>0.585359</text:p>
          </table:table-cell>
          <table:table-cell table:style-name="ce2" office:value-type="float" office:value="0.696181" calcext:value-type="float">
            <text:p>0.696181</text:p>
          </table:table-cell>
          <table:table-cell table:style-name="ce2" office:value-type="float" office:value="0.794932" calcext:value-type="float">
            <text:p>0.794932</text:p>
          </table:table-cell>
          <table:table-cell table:style-name="ce2" office:value-type="float" office:value="0.852911" calcext:value-type="float">
            <text:p>0.852911</text:p>
          </table:table-cell>
          <table:table-cell table:style-name="ce2" office:value-type="float" office:value="0.884707" calcext:value-type="float">
            <text:p>0.884707</text:p>
          </table:table-cell>
          <table:table-cell table:style-name="ce2" office:value-type="float" office:value="0.903764" calcext:value-type="float">
            <text:p>0.903764</text:p>
          </table:table-cell>
          <table:table-cell table:style-name="ce2" office:value-type="float" office:value="0.915121" calcext:value-type="float">
            <text:p>0.915121</text:p>
          </table:table-cell>
          <table:table-cell table:style-name="ce2" office:value-type="float" office:value="0.923047" calcext:value-type="float">
            <text:p>0.923047</text:p>
          </table:table-cell>
          <table:table-cell table:style-name="ce2" office:value-type="float" office:value="0.927269" calcext:value-type="float">
            <text:p>0.927269</text:p>
          </table:table-cell>
          <table:table-cell table:style-name="ce2" office:value-type="float" office:value="0.929993" calcext:value-type="float">
            <text:p>0.929993</text:p>
          </table:table-cell>
          <table:table-cell table:style-name="ce2" office:value-type="float" office:value="0.933343" calcext:value-type="float">
            <text:p>0.933343</text:p>
          </table:table-cell>
          <table:table-cell table:style-name="ce2" office:value-type="float" office:value="0.935498" calcext:value-type="float">
            <text:p>0.935498</text:p>
          </table:table-cell>
          <table:table-cell table:style-name="ce2" office:value-type="float" office:value="0.9363" calcext:value-type="float">
            <text:p>0.9363</text:p>
          </table:table-cell>
          <table:table-cell table:style-name="ce2" office:value-type="float" office:value="0.937057" calcext:value-type="float">
            <text:p>0.937057</text:p>
          </table:table-cell>
          <table:table-cell table:style-name="ce2" office:value-type="float" office:value="0.937278" calcext:value-type="float">
            <text:p>0.937278</text:p>
          </table:table-cell>
          <table:table-cell table:style-name="ce2" office:value-type="float" office:value="0.937555" calcext:value-type="float">
            <text:p>0.937555</text:p>
          </table:table-cell>
          <table:table-cell table:style-name="ce2" office:value-type="float" office:value="0.937566" calcext:value-type="float">
            <text:p>0.937566</text:p>
          </table:table-cell>
          <table:table-cell table:style-name="ce2" office:value-type="float" office:value="0.936957" calcext:value-type="float">
            <text:p>0.936957</text:p>
          </table:table-cell>
          <table:table-cell table:style-name="ce2" office:value-type="float" office:value="0.936151" calcext:value-type="float">
            <text:p>0.936151</text:p>
          </table:table-cell>
          <table:table-cell table:style-name="ce2" office:value-type="float" office:value="0.935396" calcext:value-type="float">
            <text:p>0.93539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.462657" calcext:value-type="float">
            <text:p>0.462657</text:p>
          </table:table-cell>
          <table:table-cell table:style-name="ce2" office:value-type="float" office:value="0.60103" calcext:value-type="float">
            <text:p>0.60103</text:p>
          </table:table-cell>
          <table:table-cell table:style-name="ce2" office:value-type="float" office:value="0.704649" calcext:value-type="float">
            <text:p>0.704649</text:p>
          </table:table-cell>
          <table:table-cell table:style-name="ce2" office:value-type="float" office:value="0.79932" calcext:value-type="float">
            <text:p>0.79932</text:p>
          </table:table-cell>
          <table:table-cell table:style-name="ce2" office:value-type="float" office:value="0.867868" calcext:value-type="float">
            <text:p>0.867868</text:p>
          </table:table-cell>
          <table:table-cell table:style-name="ce2" office:value-type="float" office:value="0.902122" calcext:value-type="float">
            <text:p>0.902122</text:p>
          </table:table-cell>
          <table:table-cell table:style-name="ce2" office:value-type="float" office:value="0.918197" calcext:value-type="float">
            <text:p>0.918197</text:p>
          </table:table-cell>
          <table:table-cell table:style-name="ce2" office:value-type="float" office:value="0.925909" calcext:value-type="float">
            <text:p>0.925909</text:p>
          </table:table-cell>
          <table:table-cell table:style-name="ce2" office:value-type="float" office:value="0.929983" calcext:value-type="float">
            <text:p>0.929983</text:p>
          </table:table-cell>
          <table:table-cell table:style-name="ce2" office:value-type="float" office:value="0.932641" calcext:value-type="float">
            <text:p>0.932641</text:p>
          </table:table-cell>
          <table:table-cell table:style-name="ce2" office:value-type="float" office:value="0.934801" calcext:value-type="float">
            <text:p>0.934801</text:p>
          </table:table-cell>
          <table:table-cell table:style-name="ce2" office:value-type="float" office:value="0.936208" calcext:value-type="float">
            <text:p>0.936208</text:p>
          </table:table-cell>
          <table:table-cell table:style-name="ce2" office:value-type="float" office:value="0.936733" calcext:value-type="float">
            <text:p>0.936733</text:p>
          </table:table-cell>
          <table:table-cell table:style-name="ce2" office:value-type="float" office:value="0.936737" calcext:value-type="float">
            <text:p>0.936737</text:p>
          </table:table-cell>
          <table:table-cell table:style-name="ce2" office:value-type="float" office:value="0.936766" calcext:value-type="float">
            <text:p>0.936766</text:p>
          </table:table-cell>
          <table:table-cell table:style-name="ce2" office:value-type="float" office:value="0.93665" calcext:value-type="float">
            <text:p>0.93665</text:p>
          </table:table-cell>
          <table:table-cell table:style-name="ce2" office:value-type="float" office:value="0.936345" calcext:value-type="float">
            <text:p>0.936345</text:p>
          </table:table-cell>
          <table:table-cell table:style-name="ce2" office:value-type="float" office:value="0.935646" calcext:value-type="float">
            <text:p>0.935646</text:p>
          </table:table-cell>
          <table:table-cell table:style-name="ce2" office:value-type="float" office:value="0.934484" calcext:value-type="float">
            <text:p>0.934484</text:p>
          </table:table-cell>
          <table:table-cell table:style-name="ce2" office:value-type="float" office:value="0.933593" calcext:value-type="float">
            <text:p>0.93359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number-columns-repeated="2" table:style-name="ce2" office:value-type="float" office:value="0.004121" calcext:value-type="float">
            <text:p>0.004121</text:p>
          </table:table-cell>
          <table:table-cell table:style-name="ce2" office:value-type="float" office:value="0.026232" calcext:value-type="float">
            <text:p>0.026232</text:p>
          </table:table-cell>
          <table:table-cell table:style-name="ce2" office:value-type="float" office:value="1.245306" calcext:value-type="float">
            <text:p>1.245306</text:p>
          </table:table-cell>
          <table:table-cell table:style-name="ce2" office:value-type="float" office:value="8.991258" calcext:value-type="float">
            <text:p>8.991258</text:p>
          </table:table-cell>
          <table:table-cell table:style-name="ce2" office:value-type="float" office:value="22.576955" calcext:value-type="float">
            <text:p>22.576955</text:p>
          </table:table-cell>
          <table:table-cell table:style-name="ce2" office:value-type="float" office:value="38.578259" calcext:value-type="float">
            <text:p>38.578259</text:p>
          </table:table-cell>
          <table:table-cell table:style-name="ce2" office:value-type="float" office:value="50.73045" calcext:value-type="float">
            <text:p>50.73045</text:p>
          </table:table-cell>
          <table:table-cell table:style-name="ce2" office:value-type="float" office:value="57.347071" calcext:value-type="float">
            <text:p>57.347071</text:p>
          </table:table-cell>
          <table:table-cell table:style-name="ce2" office:value-type="float" office:value="62.65181" calcext:value-type="float">
            <text:p>62.65181</text:p>
          </table:table-cell>
          <table:table-cell table:style-name="ce2" office:value-type="float" office:value="69.073557" calcext:value-type="float">
            <text:p>69.073557</text:p>
          </table:table-cell>
          <table:table-cell table:style-name="ce2" office:value-type="float" office:value="72.670841" calcext:value-type="float">
            <text:p>72.670841</text:p>
          </table:table-cell>
          <table:table-cell table:style-name="ce2" office:value-type="float" office:value="75.354405" calcext:value-type="float">
            <text:p>75.354405</text:p>
          </table:table-cell>
          <table:table-cell table:style-name="ce2" office:value-type="float" office:value="77.526272" calcext:value-type="float">
            <text:p>77.526272</text:p>
          </table:table-cell>
          <table:table-cell table:style-name="ce2" office:value-type="float" office:value="79.503" calcext:value-type="float">
            <text:p>79.503</text:p>
          </table:table-cell>
          <table:table-cell table:style-name="ce2" office:value-type="float" office:value="80.639203" calcext:value-type="float">
            <text:p>80.639203</text:p>
          </table:table-cell>
          <table:table-cell table:style-name="ce2" office:value-type="float" office:value="81.8554" calcext:value-type="float">
            <text:p>81.8554</text:p>
          </table:table-cell>
          <table:table-cell table:style-name="ce2" office:value-type="float" office:value="82.91544" calcext:value-type="float">
            <text:p>82.91544</text:p>
          </table:table-cell>
          <table:table-cell table:style-name="ce2" office:value-type="float" office:value="83.901978" calcext:value-type="float">
            <text:p>83.901978</text:p>
          </table:table-cell>
          <table:table-cell table:style-name="ce2" office:value-type="float" office:value="84.335135" calcext:value-type="float">
            <text:p>84.3351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0.012246" calcext:value-type="float">
            <text:p>0.012246</text:p>
          </table:table-cell>
          <table:table-cell table:style-name="ce2" office:value-type="float" office:value="0.023236" calcext:value-type="float">
            <text:p>0.023236</text:p>
          </table:table-cell>
          <table:table-cell table:style-name="ce2" office:value-type="float" office:value="4.276685" calcext:value-type="float">
            <text:p>4.276685</text:p>
          </table:table-cell>
          <table:table-cell table:style-name="ce2" office:value-type="float" office:value="22.806321" calcext:value-type="float">
            <text:p>22.806321</text:p>
          </table:table-cell>
          <table:table-cell table:style-name="ce2" office:value-type="float" office:value="36.986736" calcext:value-type="float">
            <text:p>36.986736</text:p>
          </table:table-cell>
          <table:table-cell table:style-name="ce2" office:value-type="float" office:value="46.51159" calcext:value-type="float">
            <text:p>46.51159</text:p>
          </table:table-cell>
          <table:table-cell table:style-name="ce2" office:value-type="float" office:value="53.467705" calcext:value-type="float">
            <text:p>53.467705</text:p>
          </table:table-cell>
          <table:table-cell table:style-name="ce2" office:value-type="float" office:value="58.18494" calcext:value-type="float">
            <text:p>58.18494</text:p>
          </table:table-cell>
          <table:table-cell table:style-name="ce2" office:value-type="float" office:value="61.504473" calcext:value-type="float">
            <text:p>61.504473</text:p>
          </table:table-cell>
          <table:table-cell table:style-name="ce2" office:value-type="float" office:value="63.966337" calcext:value-type="float">
            <text:p>63.966337</text:p>
          </table:table-cell>
          <table:table-cell table:style-name="ce2" office:value-type="float" office:value="67.640128" calcext:value-type="float">
            <text:p>67.640128</text:p>
          </table:table-cell>
          <table:table-cell table:style-name="ce2" office:value-type="float" office:value="70.112711" calcext:value-type="float">
            <text:p>70.112711</text:p>
          </table:table-cell>
          <table:table-cell table:style-name="ce2" office:value-type="float" office:value="71.965366" calcext:value-type="float">
            <text:p>71.965366</text:p>
          </table:table-cell>
          <table:table-cell table:style-name="ce2" office:value-type="float" office:value="73.668682" calcext:value-type="float">
            <text:p>73.668682</text:p>
          </table:table-cell>
          <table:table-cell table:style-name="ce2" office:value-type="float" office:value="74.921033" calcext:value-type="float">
            <text:p>74.921033</text:p>
          </table:table-cell>
          <table:table-cell table:style-name="ce2" office:value-type="float" office:value="75.860549" calcext:value-type="float">
            <text:p>75.860549</text:p>
          </table:table-cell>
          <table:table-cell table:style-name="ce2" office:value-type="float" office:value="76.358375" calcext:value-type="float">
            <text:p>76.358375</text:p>
          </table:table-cell>
          <table:table-cell table:style-name="ce2" office:value-type="float" office:value="76.819303" calcext:value-type="float">
            <text:p>76.819303</text:p>
          </table:table-cell>
          <table:table-cell table:style-name="ce2" office:value-type="float" office:value="77.182968" calcext:value-type="float">
            <text:p>77.182968</text:p>
          </table:table-cell>
          <table:table-cell table:style-name="ce2" office:value-type="float" office:value="77.517728" calcext:value-type="float">
            <text:p>77.5177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0.035208" calcext:value-type="float">
            <text:p>0.035208</text:p>
          </table:table-cell>
          <table:table-cell table:style-name="ce2" office:value-type="float" office:value="0.104951" calcext:value-type="float">
            <text:p>0.104951</text:p>
          </table:table-cell>
          <table:table-cell table:style-name="ce2" office:value-type="float" office:value="6.444417" calcext:value-type="float">
            <text:p>6.444417</text:p>
          </table:table-cell>
          <table:table-cell table:style-name="ce2" office:value-type="float" office:value="27.622878" calcext:value-type="float">
            <text:p>27.622878</text:p>
          </table:table-cell>
          <table:table-cell table:style-name="ce2" office:value-type="float" office:value="42.048955" calcext:value-type="float">
            <text:p>42.048955</text:p>
          </table:table-cell>
          <table:table-cell table:style-name="ce2" office:value-type="float" office:value="52.222747" calcext:value-type="float">
            <text:p>52.222747</text:p>
          </table:table-cell>
          <table:table-cell table:style-name="ce2" office:value-type="float" office:value="59.884518" calcext:value-type="float">
            <text:p>59.884518</text:p>
          </table:table-cell>
          <table:table-cell table:style-name="ce2" office:value-type="float" office:value="65.019125" calcext:value-type="float">
            <text:p>65.019125</text:p>
          </table:table-cell>
          <table:table-cell table:style-name="ce2" office:value-type="float" office:value="68.735118" calcext:value-type="float">
            <text:p>68.735118</text:p>
          </table:table-cell>
          <table:table-cell table:style-name="ce2" office:value-type="float" office:value="71.748801" calcext:value-type="float">
            <text:p>71.748801</text:p>
          </table:table-cell>
          <table:table-cell table:style-name="ce2" office:value-type="float" office:value="75.390447" calcext:value-type="float">
            <text:p>75.390447</text:p>
          </table:table-cell>
          <table:table-cell table:style-name="ce2" office:value-type="float" office:value="77.826841" calcext:value-type="float">
            <text:p>77.826841</text:p>
          </table:table-cell>
          <table:table-cell table:style-name="ce2" office:value-type="float" office:value="79.378489" calcext:value-type="float">
            <text:p>79.378489</text:p>
          </table:table-cell>
          <table:table-cell table:style-name="ce2" office:value-type="float" office:value="80.439678" calcext:value-type="float">
            <text:p>80.439678</text:p>
          </table:table-cell>
          <table:table-cell table:style-name="ce2" office:value-type="float" office:value="81.125" calcext:value-type="float">
            <text:p>81.125</text:p>
          </table:table-cell>
          <table:table-cell table:style-name="ce2" office:value-type="float" office:value="81.579035" calcext:value-type="float">
            <text:p>81.579035</text:p>
          </table:table-cell>
          <table:table-cell table:style-name="ce2" office:value-type="float" office:value="81.845305" calcext:value-type="float">
            <text:p>81.845305</text:p>
          </table:table-cell>
          <table:table-cell table:style-name="ce2" office:value-type="float" office:value="81.806848" calcext:value-type="float">
            <text:p>81.806848</text:p>
          </table:table-cell>
          <table:table-cell table:style-name="ce2" office:value-type="float" office:value="81.54884" calcext:value-type="float">
            <text:p>81.54884</text:p>
          </table:table-cell>
          <table:table-cell table:style-name="ce2" office:value-type="float" office:value="80.570045" calcext:value-type="float">
            <text:p>80.5700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45498" calcext:value-type="float">
            <text:p>0.245498</text:p>
          </table:table-cell>
          <table:table-cell table:style-name="ce2" office:value-type="float" office:value="10.762875" calcext:value-type="float">
            <text:p>10.762875</text:p>
          </table:table-cell>
          <table:table-cell table:style-name="ce2" office:value-type="float" office:value="32.950219" calcext:value-type="float">
            <text:p>32.950219</text:p>
          </table:table-cell>
          <table:table-cell table:style-name="ce2" office:value-type="float" office:value="46.913538" calcext:value-type="float">
            <text:p>46.913538</text:p>
          </table:table-cell>
          <table:table-cell table:style-name="ce2" office:value-type="float" office:value="57.119695" calcext:value-type="float">
            <text:p>57.119695</text:p>
          </table:table-cell>
          <table:table-cell table:style-name="ce2" office:value-type="float" office:value="64.615984" calcext:value-type="float">
            <text:p>64.615984</text:p>
          </table:table-cell>
          <table:table-cell table:style-name="ce2" office:value-type="float" office:value="70.457881" calcext:value-type="float">
            <text:p>70.457881</text:p>
          </table:table-cell>
          <table:table-cell table:style-name="ce2" office:value-type="float" office:value="74.639722" calcext:value-type="float">
            <text:p>74.639722</text:p>
          </table:table-cell>
          <table:table-cell table:style-name="ce2" office:value-type="float" office:value="77.875275" calcext:value-type="float">
            <text:p>77.875275</text:p>
          </table:table-cell>
          <table:table-cell table:style-name="ce2" office:value-type="float" office:value="82.318779" calcext:value-type="float">
            <text:p>82.318779</text:p>
          </table:table-cell>
          <table:table-cell table:style-name="ce2" office:value-type="float" office:value="84.954539" calcext:value-type="float">
            <text:p>84.954539</text:p>
          </table:table-cell>
          <table:table-cell table:style-name="ce2" office:value-type="float" office:value="86.658124" calcext:value-type="float">
            <text:p>86.658124</text:p>
          </table:table-cell>
          <table:table-cell table:style-name="ce2" office:value-type="float" office:value="87.78346" calcext:value-type="float">
            <text:p>87.78346</text:p>
          </table:table-cell>
          <table:table-cell table:style-name="ce2" office:value-type="float" office:value="88.557694" calcext:value-type="float">
            <text:p>88.557694</text:p>
          </table:table-cell>
          <table:table-cell table:style-name="ce2" office:value-type="float" office:value="89.035192" calcext:value-type="float">
            <text:p>89.035192</text:p>
          </table:table-cell>
          <table:table-cell table:style-name="ce2" office:value-type="float" office:value="89.247032" calcext:value-type="float">
            <text:p>89.247032</text:p>
          </table:table-cell>
          <table:table-cell table:style-name="ce2" office:value-type="float" office:value="89.386569" calcext:value-type="float">
            <text:p>89.386569</text:p>
          </table:table-cell>
          <table:table-cell table:style-name="ce2" office:value-type="float" office:value="89.357596" calcext:value-type="float">
            <text:p>89.357596</text:p>
          </table:table-cell>
          <table:table-cell table:style-name="ce2" office:value-type="float" office:value="89.032277" calcext:value-type="float">
            <text:p>89.0322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14648" calcext:value-type="float">
            <text:p>1.214648</text:p>
          </table:table-cell>
          <table:table-cell table:style-name="ce2" office:value-type="float" office:value="20.087842" calcext:value-type="float">
            <text:p>20.087842</text:p>
          </table:table-cell>
          <table:table-cell table:style-name="ce2" office:value-type="float" office:value="37.48195" calcext:value-type="float">
            <text:p>37.48195</text:p>
          </table:table-cell>
          <table:table-cell table:style-name="ce2" office:value-type="float" office:value="49.986079" calcext:value-type="float">
            <text:p>49.986079</text:p>
          </table:table-cell>
          <table:table-cell table:style-name="ce2" office:value-type="float" office:value="59.836302" calcext:value-type="float">
            <text:p>59.836302</text:p>
          </table:table-cell>
          <table:table-cell table:style-name="ce2" office:value-type="float" office:value="66.826192" calcext:value-type="float">
            <text:p>66.826192</text:p>
          </table:table-cell>
          <table:table-cell table:style-name="ce2" office:value-type="float" office:value="72.051737" calcext:value-type="float">
            <text:p>72.051737</text:p>
          </table:table-cell>
          <table:table-cell table:style-name="ce2" office:value-type="float" office:value="76.006806" calcext:value-type="float">
            <text:p>76.006806</text:p>
          </table:table-cell>
          <table:table-cell table:style-name="ce2" office:value-type="float" office:value="79.111726" calcext:value-type="float">
            <text:p>79.111726</text:p>
          </table:table-cell>
          <table:table-cell table:style-name="ce2" office:value-type="float" office:value="83.106312" calcext:value-type="float">
            <text:p>83.106312</text:p>
          </table:table-cell>
          <table:table-cell table:style-name="ce2" office:value-type="float" office:value="85.575251" calcext:value-type="float">
            <text:p>85.575251</text:p>
          </table:table-cell>
          <table:table-cell table:style-name="ce2" office:value-type="float" office:value="87.182865" calcext:value-type="float">
            <text:p>87.182865</text:p>
          </table:table-cell>
          <table:table-cell table:style-name="ce2" office:value-type="float" office:value="88.272465" calcext:value-type="float">
            <text:p>88.272465</text:p>
          </table:table-cell>
          <table:table-cell table:style-name="ce2" office:value-type="float" office:value="88.971054" calcext:value-type="float">
            <text:p>88.971054</text:p>
          </table:table-cell>
          <table:table-cell table:style-name="ce2" office:value-type="float" office:value="89.420292" calcext:value-type="float">
            <text:p>89.420292</text:p>
          </table:table-cell>
          <table:table-cell table:style-name="ce2" office:value-type="float" office:value="89.543842" calcext:value-type="float">
            <text:p>89.543842</text:p>
          </table:table-cell>
          <table:table-cell table:style-name="ce2" office:value-type="float" office:value="89.483586" calcext:value-type="float">
            <text:p>89.483586</text:p>
          </table:table-cell>
          <table:table-cell table:style-name="ce2" office:value-type="float" office:value="89.231793" calcext:value-type="float">
            <text:p>89.231793</text:p>
          </table:table-cell>
          <table:table-cell table:style-name="ce2" office:value-type="float" office:value="88.643286" calcext:value-type="float">
            <text:p>88.64328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12735" calcext:value-type="float">
            <text:p>0.512735</text:p>
          </table:table-cell>
          <table:table-cell table:style-name="ce2" office:value-type="float" office:value="12.105442" calcext:value-type="float">
            <text:p>12.105442</text:p>
          </table:table-cell>
          <table:table-cell table:style-name="ce2" office:value-type="float" office:value="30.506562" calcext:value-type="float">
            <text:p>30.506562</text:p>
          </table:table-cell>
          <table:table-cell table:style-name="ce2" office:value-type="float" office:value="44.998177" calcext:value-type="float">
            <text:p>44.998177</text:p>
          </table:table-cell>
          <table:table-cell table:style-name="ce2" office:value-type="float" office:value="56.458203" calcext:value-type="float">
            <text:p>56.458203</text:p>
          </table:table-cell>
          <table:table-cell table:style-name="ce2" office:value-type="float" office:value="65.250102" calcext:value-type="float">
            <text:p>65.250102</text:p>
          </table:table-cell>
          <table:table-cell table:style-name="ce2" office:value-type="float" office:value="71.50714" calcext:value-type="float">
            <text:p>71.50714</text:p>
          </table:table-cell>
          <table:table-cell table:style-name="ce2" office:value-type="float" office:value="76.183631" calcext:value-type="float">
            <text:p>76.183631</text:p>
          </table:table-cell>
          <table:table-cell table:style-name="ce2" office:value-type="float" office:value="79.583778" calcext:value-type="float">
            <text:p>79.583778</text:p>
          </table:table-cell>
          <table:table-cell table:style-name="ce2" office:value-type="float" office:value="84.027112" calcext:value-type="float">
            <text:p>84.027112</text:p>
          </table:table-cell>
          <table:table-cell table:style-name="ce2" office:value-type="float" office:value="86.520742" calcext:value-type="float">
            <text:p>86.520742</text:p>
          </table:table-cell>
          <table:table-cell table:style-name="ce2" office:value-type="float" office:value="88.031018" calcext:value-type="float">
            <text:p>88.031018</text:p>
          </table:table-cell>
          <table:table-cell table:style-name="ce2" office:value-type="float" office:value="89.149419" calcext:value-type="float">
            <text:p>89.149419</text:p>
          </table:table-cell>
          <table:table-cell table:style-name="ce2" office:value-type="float" office:value="89.912475" calcext:value-type="float">
            <text:p>89.912475</text:p>
          </table:table-cell>
          <table:table-cell table:style-name="ce2" office:value-type="float" office:value="90.291289" calcext:value-type="float">
            <text:p>90.291289</text:p>
          </table:table-cell>
          <table:table-cell table:style-name="ce2" office:value-type="float" office:value="90.405152" calcext:value-type="float">
            <text:p>90.405152</text:p>
          </table:table-cell>
          <table:table-cell table:style-name="ce2" office:value-type="float" office:value="90.41369" calcext:value-type="float">
            <text:p>90.41369</text:p>
          </table:table-cell>
          <table:table-cell table:style-name="ce2" office:value-type="float" office:value="90.289293" calcext:value-type="float">
            <text:p>90.289293</text:p>
          </table:table-cell>
          <table:table-cell table:style-name="ce2" office:value-type="float" office:value="89.81594" calcext:value-type="float">
            <text:p>89.815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8509" calcext:value-type="float">
            <text:p>0.388509</text:p>
          </table:table-cell>
          <table:table-cell table:style-name="ce2" office:value-type="float" office:value="9.315035" calcext:value-type="float">
            <text:p>9.315035</text:p>
          </table:table-cell>
          <table:table-cell table:style-name="ce2" office:value-type="float" office:value="28.338529" calcext:value-type="float">
            <text:p>28.338529</text:p>
          </table:table-cell>
          <table:table-cell table:style-name="ce2" office:value-type="float" office:value="44.16804" calcext:value-type="float">
            <text:p>44.16804</text:p>
          </table:table-cell>
          <table:table-cell table:style-name="ce2" office:value-type="float" office:value="57.866365" calcext:value-type="float">
            <text:p>57.866365</text:p>
          </table:table-cell>
          <table:table-cell table:style-name="ce2" office:value-type="float" office:value="67.242001" calcext:value-type="float">
            <text:p>67.242001</text:p>
          </table:table-cell>
          <table:table-cell table:style-name="ce2" office:value-type="float" office:value="73.829583" calcext:value-type="float">
            <text:p>73.829583</text:p>
          </table:table-cell>
          <table:table-cell table:style-name="ce2" office:value-type="float" office:value="77.991929" calcext:value-type="float">
            <text:p>77.991929</text:p>
          </table:table-cell>
          <table:table-cell table:style-name="ce2" office:value-type="float" office:value="81.218367" calcext:value-type="float">
            <text:p>81.218367</text:p>
          </table:table-cell>
          <table:table-cell table:style-name="ce2" office:value-type="float" office:value="84.71704" calcext:value-type="float">
            <text:p>84.71704</text:p>
          </table:table-cell>
          <table:table-cell table:style-name="ce2" office:value-type="float" office:value="87.020208" calcext:value-type="float">
            <text:p>87.020208</text:p>
          </table:table-cell>
          <table:table-cell table:style-name="ce2" office:value-type="float" office:value="88.301774" calcext:value-type="float">
            <text:p>88.301774</text:p>
          </table:table-cell>
          <table:table-cell table:style-name="ce2" office:value-type="float" office:value="89.044514" calcext:value-type="float">
            <text:p>89.044514</text:p>
          </table:table-cell>
          <table:table-cell table:style-name="ce2" office:value-type="float" office:value="89.499027" calcext:value-type="float">
            <text:p>89.499027</text:p>
          </table:table-cell>
          <table:table-cell table:style-name="ce2" office:value-type="float" office:value="89.690509" calcext:value-type="float">
            <text:p>89.690509</text:p>
          </table:table-cell>
          <table:table-cell table:style-name="ce2" office:value-type="float" office:value="89.525693" calcext:value-type="float">
            <text:p>89.525693</text:p>
          </table:table-cell>
          <table:table-cell table:style-name="ce2" office:value-type="float" office:value="89.444081" calcext:value-type="float">
            <text:p>89.444081</text:p>
          </table:table-cell>
          <table:table-cell table:style-name="ce2" office:value-type="float" office:value="89.05007" calcext:value-type="float">
            <text:p>89.05007</text:p>
          </table:table-cell>
          <table:table-cell table:style-name="ce2" office:value-type="float" office:value="88.443638" calcext:value-type="float">
            <text:p>88.44363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76447" calcext:value-type="float">
            <text:p>0.276447</text:p>
          </table:table-cell>
          <table:table-cell table:style-name="ce2" office:value-type="float" office:value="10.486858" calcext:value-type="float">
            <text:p>10.486858</text:p>
          </table:table-cell>
          <table:table-cell table:style-name="ce2" office:value-type="float" office:value="28.931378" calcext:value-type="float">
            <text:p>28.931378</text:p>
          </table:table-cell>
          <table:table-cell table:style-name="ce2" office:value-type="float" office:value="43.57209" calcext:value-type="float">
            <text:p>43.57209</text:p>
          </table:table-cell>
          <table:table-cell table:style-name="ce2" office:value-type="float" office:value="56.682009" calcext:value-type="float">
            <text:p>56.682009</text:p>
          </table:table-cell>
          <table:table-cell table:style-name="ce2" office:value-type="float" office:value="67.156969" calcext:value-type="float">
            <text:p>67.156969</text:p>
          </table:table-cell>
          <table:table-cell table:style-name="ce2" office:value-type="float" office:value="73.195441" calcext:value-type="float">
            <text:p>73.195441</text:p>
          </table:table-cell>
          <table:table-cell table:style-name="ce2" office:value-type="float" office:value="77.684994" calcext:value-type="float">
            <text:p>77.684994</text:p>
          </table:table-cell>
          <table:table-cell table:style-name="ce2" office:value-type="float" office:value="80.824685" calcext:value-type="float">
            <text:p>80.824685</text:p>
          </table:table-cell>
          <table:table-cell table:style-name="ce2" office:value-type="float" office:value="84.438419" calcext:value-type="float">
            <text:p>84.438419</text:p>
          </table:table-cell>
          <table:table-cell table:style-name="ce2" office:value-type="float" office:value="86.733172" calcext:value-type="float">
            <text:p>86.733172</text:p>
          </table:table-cell>
          <table:table-cell table:style-name="ce2" office:value-type="float" office:value="88.229257" calcext:value-type="float">
            <text:p>88.229257</text:p>
          </table:table-cell>
          <table:table-cell table:style-name="ce2" office:value-type="float" office:value="89.091329" calcext:value-type="float">
            <text:p>89.091329</text:p>
          </table:table-cell>
          <table:table-cell table:style-name="ce2" office:value-type="float" office:value="89.56107" calcext:value-type="float">
            <text:p>89.56107</text:p>
          </table:table-cell>
          <table:table-cell table:style-name="ce2" office:value-type="float" office:value="89.732544" calcext:value-type="float">
            <text:p>89.732544</text:p>
          </table:table-cell>
          <table:table-cell table:style-name="ce2" office:value-type="float" office:value="89.810539" calcext:value-type="float">
            <text:p>89.810539</text:p>
          </table:table-cell>
          <table:table-cell table:style-name="ce2" office:value-type="float" office:value="89.669823" calcext:value-type="float">
            <text:p>89.669823</text:p>
          </table:table-cell>
          <table:table-cell table:style-name="ce2" office:value-type="float" office:value="89.209106" calcext:value-type="float">
            <text:p>89.209106</text:p>
          </table:table-cell>
          <table:table-cell table:style-name="ce2" office:value-type="float" office:value="88.789777" calcext:value-type="float">
            <text:p>88.78977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23617" calcext:value-type="float">
            <text:p>0.923617</text:p>
          </table:table-cell>
          <table:table-cell table:style-name="ce2" office:value-type="float" office:value="13.301406" calcext:value-type="float">
            <text:p>13.301406</text:p>
          </table:table-cell>
          <table:table-cell table:style-name="ce2" office:value-type="float" office:value="32.790729" calcext:value-type="float">
            <text:p>32.790729</text:p>
          </table:table-cell>
          <table:table-cell table:style-name="ce2" office:value-type="float" office:value="48.099973" calcext:value-type="float">
            <text:p>48.099973</text:p>
          </table:table-cell>
          <table:table-cell table:style-name="ce2" office:value-type="float" office:value="59.606823" calcext:value-type="float">
            <text:p>59.606823</text:p>
          </table:table-cell>
          <table:table-cell table:style-name="ce2" office:value-type="float" office:value="68.310976" calcext:value-type="float">
            <text:p>68.310976</text:p>
          </table:table-cell>
          <table:table-cell table:style-name="ce2" office:value-type="float" office:value="74.277958" calcext:value-type="float">
            <text:p>74.277958</text:p>
          </table:table-cell>
          <table:table-cell table:style-name="ce2" office:value-type="float" office:value="78.102261" calcext:value-type="float">
            <text:p>78.102261</text:p>
          </table:table-cell>
          <table:table-cell table:style-name="ce2" office:value-type="float" office:value="80.77765" calcext:value-type="float">
            <text:p>80.77765</text:p>
          </table:table-cell>
          <table:table-cell table:style-name="ce2" office:value-type="float" office:value="84.398814" calcext:value-type="float">
            <text:p>84.398814</text:p>
          </table:table-cell>
          <table:table-cell table:style-name="ce2" office:value-type="float" office:value="86.65285" calcext:value-type="float">
            <text:p>86.65285</text:p>
          </table:table-cell>
          <table:table-cell table:style-name="ce2" office:value-type="float" office:value="87.793237" calcext:value-type="float">
            <text:p>87.793237</text:p>
          </table:table-cell>
          <table:table-cell table:style-name="ce2" office:value-type="float" office:value="88.584053" calcext:value-type="float">
            <text:p>88.584053</text:p>
          </table:table-cell>
          <table:table-cell table:style-name="ce2" office:value-type="float" office:value="89.038181" calcext:value-type="float">
            <text:p>89.038181</text:p>
          </table:table-cell>
          <table:table-cell table:style-name="ce2" office:value-type="float" office:value="89.345137" calcext:value-type="float">
            <text:p>89.345137</text:p>
          </table:table-cell>
          <table:table-cell table:style-name="ce2" office:value-type="float" office:value="89.442617" calcext:value-type="float">
            <text:p>89.442617</text:p>
          </table:table-cell>
          <table:table-cell table:style-name="ce2" office:value-type="float" office:value="89.222392" calcext:value-type="float">
            <text:p>89.222392</text:p>
          </table:table-cell>
          <table:table-cell table:style-name="ce2" office:value-type="float" office:value="88.815666" calcext:value-type="float">
            <text:p>88.815666</text:p>
          </table:table-cell>
          <table:table-cell table:style-name="ce2" office:value-type="float" office:value="88.377766" calcext:value-type="float">
            <text:p>88.37776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85262" calcext:value-type="float">
            <text:p>0.485262</text:p>
          </table:table-cell>
          <table:table-cell table:style-name="ce2" office:value-type="float" office:value="2.962014" calcext:value-type="float">
            <text:p>2.962014</text:p>
          </table:table-cell>
          <table:table-cell table:style-name="ce2" office:value-type="float" office:value="18.873582" calcext:value-type="float">
            <text:p>18.873582</text:p>
          </table:table-cell>
          <table:table-cell table:style-name="ce2" office:value-type="float" office:value="40.063642" calcext:value-type="float">
            <text:p>40.063642</text:p>
          </table:table-cell>
          <table:table-cell table:style-name="ce2" office:value-type="float" office:value="56.064693" calcext:value-type="float">
            <text:p>56.064693</text:p>
          </table:table-cell>
          <table:table-cell table:style-name="ce2" office:value-type="float" office:value="66.690803" calcext:value-type="float">
            <text:p>66.690803</text:p>
          </table:table-cell>
          <table:table-cell table:style-name="ce2" office:value-type="float" office:value="73.032775" calcext:value-type="float">
            <text:p>73.032775</text:p>
          </table:table-cell>
          <table:table-cell table:style-name="ce2" office:value-type="float" office:value="77.050675" calcext:value-type="float">
            <text:p>77.050675</text:p>
          </table:table-cell>
          <table:table-cell table:style-name="ce2" office:value-type="float" office:value="79.995553" calcext:value-type="float">
            <text:p>79.995553</text:p>
          </table:table-cell>
          <table:table-cell table:style-name="ce2" office:value-type="float" office:value="83.081446" calcext:value-type="float">
            <text:p>83.081446</text:p>
          </table:table-cell>
          <table:table-cell table:style-name="ce2" office:value-type="float" office:value="85.347872" calcext:value-type="float">
            <text:p>85.347872</text:p>
          </table:table-cell>
          <table:table-cell table:style-name="ce2" office:value-type="float" office:value="86.405144" calcext:value-type="float">
            <text:p>86.405144</text:p>
          </table:table-cell>
          <table:table-cell table:style-name="ce2" office:value-type="float" office:value="87.087527" calcext:value-type="float">
            <text:p>87.087527</text:p>
          </table:table-cell>
          <table:table-cell table:style-name="ce2" office:value-type="float" office:value="87.462398" calcext:value-type="float">
            <text:p>87.462398</text:p>
          </table:table-cell>
          <table:table-cell table:style-name="ce2" office:value-type="float" office:value="87.762602" calcext:value-type="float">
            <text:p>87.762602</text:p>
          </table:table-cell>
          <table:table-cell table:style-name="ce2" office:value-type="float" office:value="87.793813" calcext:value-type="float">
            <text:p>87.793813</text:p>
          </table:table-cell>
          <table:table-cell table:style-name="ce2" office:value-type="float" office:value="87.521184" calcext:value-type="float">
            <text:p>87.521184</text:p>
          </table:table-cell>
          <table:table-cell table:style-name="ce2" office:value-type="float" office:value="86.954073" calcext:value-type="float">
            <text:p>86.954073</text:p>
          </table:table-cell>
          <table:table-cell table:style-name="ce2" office:value-type="float" office:value="86.323714" calcext:value-type="float">
            <text:p>86.32371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office:value-type="float" office:value="112.5917" calcext:value-type="float">
            <text:p>112.5917</text:p>
          </table:table-cell>
          <table:table-cell table:style-name="ce2" office:value-type="float" office:value="84.4672" calcext:value-type="float">
            <text:p>84.4672</text:p>
          </table:table-cell>
          <table:table-cell table:style-name="ce2" office:value-type="float" office:value="76.1958" calcext:value-type="float">
            <text:p>76.1958</text:p>
          </table:table-cell>
          <table:table-cell table:style-name="ce2" office:value-type="float" office:value="59.3541" calcext:value-type="float">
            <text:p>59.3541</text:p>
          </table:table-cell>
          <table:table-cell table:style-name="ce2" office:value-type="float" office:value="74.5439" calcext:value-type="float">
            <text:p>74.5439</text:p>
          </table:table-cell>
          <table:table-cell table:style-name="ce2" office:value-type="float" office:value="75.0313" calcext:value-type="float">
            <text:p>75.0313</text:p>
          </table:table-cell>
          <table:table-cell table:style-name="ce2" office:value-type="float" office:value="75.5197" calcext:value-type="float">
            <text:p>75.5197</text:p>
          </table:table-cell>
          <table:table-cell table:style-name="ce2" office:value-type="float" office:value="75.4546" calcext:value-type="float">
            <text:p>75.4546</text:p>
          </table:table-cell>
          <table:table-cell table:style-name="ce2" office:value-type="float" office:value="75.5614" calcext:value-type="float">
            <text:p>75.5614</text:p>
          </table:table-cell>
          <table:table-cell table:style-name="ce2" office:value-type="float" office:value="75.8193" calcext:value-type="float">
            <text:p>75.8193</text:p>
          </table:table-cell>
          <table:table-cell table:style-name="ce2" office:value-type="float" office:value="76.1967" calcext:value-type="float">
            <text:p>76.1967</text:p>
          </table:table-cell>
          <table:table-cell table:style-name="ce2" office:value-type="float" office:value="76.0847" calcext:value-type="float">
            <text:p>76.0847</text:p>
          </table:table-cell>
          <table:table-cell table:style-name="ce2" office:value-type="float" office:value="76.4815" calcext:value-type="float">
            <text:p>76.4815</text:p>
          </table:table-cell>
          <table:table-cell table:style-name="ce2" office:value-type="float" office:value="77.001" calcext:value-type="float">
            <text:p>77.001</text:p>
          </table:table-cell>
          <table:table-cell table:style-name="ce2" office:value-type="float" office:value="77.0796" calcext:value-type="float">
            <text:p>77.0796</text:p>
          </table:table-cell>
          <table:table-cell table:style-name="ce2" office:value-type="float" office:value="77.2148" calcext:value-type="float">
            <text:p>77.2148</text:p>
          </table:table-cell>
          <table:table-cell table:style-name="ce2" office:value-type="float" office:value="77.2017" calcext:value-type="float">
            <text:p>77.2017</text:p>
          </table:table-cell>
          <table:table-cell table:style-name="ce2" office:value-type="float" office:value="77.6588" calcext:value-type="float">
            <text:p>77.6588</text:p>
          </table:table-cell>
          <table:table-cell table:style-name="ce2" office:value-type="float" office:value="77.167" calcext:value-type="float">
            <text:p>77.167</text:p>
          </table:table-cell>
          <table:table-cell table:style-name="ce2" office:value-type="float" office:value="77.4761" calcext:value-type="float">
            <text:p>77.476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office:value-type="float" office:value="152.5043" calcext:value-type="float">
            <text:p>152.5043</text:p>
          </table:table-cell>
          <table:table-cell table:style-name="ce2" office:value-type="float" office:value="151.2584" calcext:value-type="float">
            <text:p>151.2584</text:p>
          </table:table-cell>
          <table:table-cell table:style-name="ce2" office:value-type="float" office:value="152.1072" calcext:value-type="float">
            <text:p>152.1072</text:p>
          </table:table-cell>
          <table:table-cell table:style-name="ce2" office:value-type="float" office:value="154.448" calcext:value-type="float">
            <text:p>154.448</text:p>
          </table:table-cell>
          <table:table-cell table:style-name="ce2" office:value-type="float" office:value="156.0656" calcext:value-type="float">
            <text:p>156.0656</text:p>
          </table:table-cell>
          <table:table-cell table:style-name="ce2" office:value-type="float" office:value="157.8316" calcext:value-type="float">
            <text:p>157.8316</text:p>
          </table:table-cell>
          <table:table-cell table:style-name="ce2" office:value-type="float" office:value="159.3776" calcext:value-type="float">
            <text:p>159.3776</text:p>
          </table:table-cell>
          <table:table-cell table:style-name="ce2" office:value-type="float" office:value="161.297" calcext:value-type="float">
            <text:p>161.297</text:p>
          </table:table-cell>
          <table:table-cell table:style-name="ce2" office:value-type="float" office:value="162.5886" calcext:value-type="float">
            <text:p>162.5886</text:p>
          </table:table-cell>
          <table:table-cell table:style-name="ce2" office:value-type="float" office:value="163.091" calcext:value-type="float">
            <text:p>163.091</text:p>
          </table:table-cell>
          <table:table-cell table:style-name="ce2" office:value-type="float" office:value="165.8936" calcext:value-type="float">
            <text:p>165.8936</text:p>
          </table:table-cell>
          <table:table-cell table:style-name="ce2" office:value-type="float" office:value="167.8351" calcext:value-type="float">
            <text:p>167.8351</text:p>
          </table:table-cell>
          <table:table-cell table:style-name="ce2" office:value-type="float" office:value="169.5287" calcext:value-type="float">
            <text:p>169.5287</text:p>
          </table:table-cell>
          <table:table-cell table:style-name="ce2" office:value-type="float" office:value="171.8918" calcext:value-type="float">
            <text:p>171.8918</text:p>
          </table:table-cell>
          <table:table-cell table:style-name="ce2" office:value-type="float" office:value="173.3452" calcext:value-type="float">
            <text:p>173.3452</text:p>
          </table:table-cell>
          <table:table-cell table:style-name="ce2" office:value-type="float" office:value="174.7624" calcext:value-type="float">
            <text:p>174.7624</text:p>
          </table:table-cell>
          <table:table-cell table:style-name="ce2" office:value-type="float" office:value="176.2335" calcext:value-type="float">
            <text:p>176.2335</text:p>
          </table:table-cell>
          <table:table-cell table:style-name="ce2" office:value-type="float" office:value="178.1542" calcext:value-type="float">
            <text:p>178.1542</text:p>
          </table:table-cell>
          <table:table-cell table:style-name="ce2" office:value-type="float" office:value="179.0569" calcext:value-type="float">
            <text:p>179.0569</text:p>
          </table:table-cell>
          <table:table-cell table:style-name="ce2" office:value-type="float" office:value="180.1194" calcext:value-type="float">
            <text:p>180.119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office:value-type="float" office:value="241.3578" calcext:value-type="float">
            <text:p>241.3578</text:p>
          </table:table-cell>
          <table:table-cell table:style-name="ce2" office:value-type="float" office:value="243.0062" calcext:value-type="float">
            <text:p>243.0062</text:p>
          </table:table-cell>
          <table:table-cell table:style-name="ce2" office:value-type="float" office:value="243.8457" calcext:value-type="float">
            <text:p>243.8457</text:p>
          </table:table-cell>
          <table:table-cell table:style-name="ce2" office:value-type="float" office:value="248.9036" calcext:value-type="float">
            <text:p>248.9036</text:p>
          </table:table-cell>
          <table:table-cell table:style-name="ce2" office:value-type="float" office:value="251.8196" calcext:value-type="float">
            <text:p>251.8196</text:p>
          </table:table-cell>
          <table:table-cell table:style-name="ce2" office:value-type="float" office:value="255.7988" calcext:value-type="float">
            <text:p>255.7988</text:p>
          </table:table-cell>
          <table:table-cell table:style-name="ce2" office:value-type="float" office:value="259.4737" calcext:value-type="float">
            <text:p>259.4737</text:p>
          </table:table-cell>
          <table:table-cell table:style-name="ce2" office:value-type="float" office:value="261.7571" calcext:value-type="float">
            <text:p>261.7571</text:p>
          </table:table-cell>
          <table:table-cell table:style-name="ce2" office:value-type="float" office:value="265.0896" calcext:value-type="float">
            <text:p>265.0896</text:p>
          </table:table-cell>
          <table:table-cell table:style-name="ce2" office:value-type="float" office:value="267.4364" calcext:value-type="float">
            <text:p>267.4364</text:p>
          </table:table-cell>
          <table:table-cell table:style-name="ce2" office:value-type="float" office:value="271.1217" calcext:value-type="float">
            <text:p>271.1217</text:p>
          </table:table-cell>
          <table:table-cell table:style-name="ce2" office:value-type="float" office:value="276.6903" calcext:value-type="float">
            <text:p>276.6903</text:p>
          </table:table-cell>
          <table:table-cell table:style-name="ce2" office:value-type="float" office:value="278.974" calcext:value-type="float">
            <text:p>278.974</text:p>
          </table:table-cell>
          <table:table-cell table:style-name="ce2" office:value-type="float" office:value="295.3137" calcext:value-type="float">
            <text:p>295.3137</text:p>
          </table:table-cell>
          <table:table-cell table:style-name="ce2" office:value-type="float" office:value="299.317" calcext:value-type="float">
            <text:p>299.317</text:p>
          </table:table-cell>
          <table:table-cell table:style-name="ce2" office:value-type="float" office:value="302.5488" calcext:value-type="float">
            <text:p>302.5488</text:p>
          </table:table-cell>
          <table:table-cell table:style-name="ce2" office:value-type="float" office:value="303.0671" calcext:value-type="float">
            <text:p>303.0671</text:p>
          </table:table-cell>
          <table:table-cell table:style-name="ce2" office:value-type="float" office:value="304.9185" calcext:value-type="float">
            <text:p>304.9185</text:p>
          </table:table-cell>
          <table:table-cell table:style-name="ce2" office:value-type="float" office:value="306.0514" calcext:value-type="float">
            <text:p>306.0514</text:p>
          </table:table-cell>
          <table:table-cell table:style-name="ce2" office:value-type="float" office:value="306.1725" calcext:value-type="float">
            <text:p>306.172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office:value-type="float" office:value="368.8872" calcext:value-type="float">
            <text:p>368.8872</text:p>
          </table:table-cell>
          <table:table-cell table:style-name="ce2" office:value-type="float" office:value="379.4444" calcext:value-type="float">
            <text:p>379.4444</text:p>
          </table:table-cell>
          <table:table-cell table:style-name="ce2" office:value-type="float" office:value="386.5865" calcext:value-type="float">
            <text:p>386.5865</text:p>
          </table:table-cell>
          <table:table-cell table:style-name="ce2" office:value-type="float" office:value="402.0451" calcext:value-type="float">
            <text:p>402.0451</text:p>
          </table:table-cell>
          <table:table-cell table:style-name="ce2" office:value-type="float" office:value="416.32" calcext:value-type="float">
            <text:p>416.32</text:p>
          </table:table-cell>
          <table:table-cell table:style-name="ce2" office:value-type="float" office:value="428.2443" calcext:value-type="float">
            <text:p>428.2443</text:p>
          </table:table-cell>
          <table:table-cell table:style-name="ce2" office:value-type="float" office:value="437.1038" calcext:value-type="float">
            <text:p>437.1038</text:p>
          </table:table-cell>
          <table:table-cell table:style-name="ce2" office:value-type="float" office:value="444.6137" calcext:value-type="float">
            <text:p>444.6137</text:p>
          </table:table-cell>
          <table:table-cell table:style-name="ce2" office:value-type="float" office:value="450.258" calcext:value-type="float">
            <text:p>450.258</text:p>
          </table:table-cell>
          <table:table-cell table:style-name="ce2" office:value-type="float" office:value="456.5726" calcext:value-type="float">
            <text:p>456.5726</text:p>
          </table:table-cell>
          <table:table-cell table:style-name="ce2" office:value-type="float" office:value="467.2128" calcext:value-type="float">
            <text:p>467.2128</text:p>
          </table:table-cell>
          <table:table-cell table:style-name="ce2" office:value-type="float" office:value="477.5794" calcext:value-type="float">
            <text:p>477.5794</text:p>
          </table:table-cell>
          <table:table-cell table:style-name="ce2" office:value-type="float" office:value="484.1892" calcext:value-type="float">
            <text:p>484.1892</text:p>
          </table:table-cell>
          <table:table-cell table:style-name="ce2" office:value-type="float" office:value="490.0899" calcext:value-type="float">
            <text:p>490.0899</text:p>
          </table:table-cell>
          <table:table-cell table:style-name="ce2" office:value-type="float" office:value="497.9112" calcext:value-type="float">
            <text:p>497.9112</text:p>
          </table:table-cell>
          <table:table-cell table:style-name="ce2" office:value-type="float" office:value="503.501" calcext:value-type="float">
            <text:p>503.501</text:p>
          </table:table-cell>
          <table:table-cell table:style-name="ce2" office:value-type="float" office:value="521.29" calcext:value-type="float">
            <text:p>521.29</text:p>
          </table:table-cell>
          <table:table-cell table:style-name="ce2" office:value-type="float" office:value="522.6674" calcext:value-type="float">
            <text:p>522.6674</text:p>
          </table:table-cell>
          <table:table-cell table:style-name="ce2" office:value-type="float" office:value="524.3753" calcext:value-type="float">
            <text:p>524.3753</text:p>
          </table:table-cell>
          <table:table-cell table:style-name="ce2" office:value-type="float" office:value="540.8417" calcext:value-type="float">
            <text:p>540.84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office:value-type="float" office:value="390.6064" calcext:value-type="float">
            <text:p>390.6064</text:p>
          </table:table-cell>
          <table:table-cell table:style-name="ce2" office:value-type="float" office:value="399.5097" calcext:value-type="float">
            <text:p>399.5097</text:p>
          </table:table-cell>
          <table:table-cell table:style-name="ce2" office:value-type="float" office:value="408.2776" calcext:value-type="float">
            <text:p>408.2776</text:p>
          </table:table-cell>
          <table:table-cell table:style-name="ce2" office:value-type="float" office:value="427.759" calcext:value-type="float">
            <text:p>427.759</text:p>
          </table:table-cell>
          <table:table-cell table:style-name="ce2" office:value-type="float" office:value="443.3509" calcext:value-type="float">
            <text:p>443.3509</text:p>
          </table:table-cell>
          <table:table-cell table:style-name="ce2" office:value-type="float" office:value="457.5013" calcext:value-type="float">
            <text:p>457.5013</text:p>
          </table:table-cell>
          <table:table-cell table:style-name="ce2" office:value-type="float" office:value="469.5964" calcext:value-type="float">
            <text:p>469.5964</text:p>
          </table:table-cell>
          <table:table-cell table:style-name="ce2" office:value-type="float" office:value="493.7656" calcext:value-type="float">
            <text:p>493.7656</text:p>
          </table:table-cell>
          <table:table-cell table:style-name="ce2" office:value-type="float" office:value="502.9012" calcext:value-type="float">
            <text:p>502.9012</text:p>
          </table:table-cell>
          <table:table-cell table:style-name="ce2" office:value-type="float" office:value="513.1524" calcext:value-type="float">
            <text:p>513.1524</text:p>
          </table:table-cell>
          <table:table-cell table:style-name="ce2" office:value-type="float" office:value="527.6092" calcext:value-type="float">
            <text:p>527.6092</text:p>
          </table:table-cell>
          <table:table-cell table:style-name="ce2" office:value-type="float" office:value="550.8755" calcext:value-type="float">
            <text:p>550.8755</text:p>
          </table:table-cell>
          <table:table-cell table:style-name="ce2" office:value-type="float" office:value="573.6344" calcext:value-type="float">
            <text:p>573.6344</text:p>
          </table:table-cell>
          <table:table-cell table:style-name="ce2" office:value-type="float" office:value="596.4859" calcext:value-type="float">
            <text:p>596.4859</text:p>
          </table:table-cell>
          <table:table-cell table:style-name="ce2" office:value-type="float" office:value="618.3523" calcext:value-type="float">
            <text:p>618.3523</text:p>
          </table:table-cell>
          <table:table-cell table:style-name="ce2" office:value-type="float" office:value="637.2608" calcext:value-type="float">
            <text:p>637.2608</text:p>
          </table:table-cell>
          <table:table-cell table:style-name="ce2" office:value-type="float" office:value="655.9557" calcext:value-type="float">
            <text:p>655.9557</text:p>
          </table:table-cell>
          <table:table-cell table:style-name="ce2" office:value-type="float" office:value="657.5868" calcext:value-type="float">
            <text:p>657.5868</text:p>
          </table:table-cell>
          <table:table-cell table:style-name="ce2" office:value-type="float" office:value="673.5258" calcext:value-type="float">
            <text:p>673.5258</text:p>
          </table:table-cell>
          <table:table-cell table:style-name="ce2" office:value-type="float" office:value="690.5928" calcext:value-type="float">
            <text:p>690.5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office:value-type="float" office:value="375.3631" calcext:value-type="float">
            <text:p>375.3631</text:p>
          </table:table-cell>
          <table:table-cell table:style-name="ce2" office:value-type="float" office:value="480.569" calcext:value-type="float">
            <text:p>480.569</text:p>
          </table:table-cell>
          <table:table-cell table:style-name="ce2" office:value-type="float" office:value="489.3518" calcext:value-type="float">
            <text:p>489.3518</text:p>
          </table:table-cell>
          <table:table-cell table:style-name="ce2" office:value-type="float" office:value="505.969" calcext:value-type="float">
            <text:p>505.969</text:p>
          </table:table-cell>
          <table:table-cell table:style-name="ce2" office:value-type="float" office:value="522.8914" calcext:value-type="float">
            <text:p>522.8914</text:p>
          </table:table-cell>
          <table:table-cell table:style-name="ce2" office:value-type="float" office:value="546.5713" calcext:value-type="float">
            <text:p>546.5713</text:p>
          </table:table-cell>
          <table:table-cell table:style-name="ce2" office:value-type="float" office:value="568.447" calcext:value-type="float">
            <text:p>568.447</text:p>
          </table:table-cell>
          <table:table-cell table:style-name="ce2" office:value-type="float" office:value="586.8881" calcext:value-type="float">
            <text:p>586.8881</text:p>
          </table:table-cell>
          <table:table-cell table:style-name="ce2" office:value-type="float" office:value="607.2514" calcext:value-type="float">
            <text:p>607.2514</text:p>
          </table:table-cell>
          <table:table-cell table:style-name="ce2" office:value-type="float" office:value="625.2513" calcext:value-type="float">
            <text:p>625.2513</text:p>
          </table:table-cell>
          <table:table-cell table:style-name="ce2" office:value-type="float" office:value="648.6586" calcext:value-type="float">
            <text:p>648.6586</text:p>
          </table:table-cell>
          <table:table-cell table:style-name="ce2" office:value-type="float" office:value="683.9154" calcext:value-type="float">
            <text:p>683.9154</text:p>
          </table:table-cell>
          <table:table-cell table:style-name="ce2" office:value-type="float" office:value="724.3824" calcext:value-type="float">
            <text:p>724.3824</text:p>
          </table:table-cell>
          <table:table-cell table:style-name="ce2" office:value-type="float" office:value="764.5896" calcext:value-type="float">
            <text:p>764.5896</text:p>
          </table:table-cell>
          <table:table-cell table:style-name="ce2" office:value-type="float" office:value="783.4809" calcext:value-type="float">
            <text:p>783.4809</text:p>
          </table:table-cell>
          <table:table-cell table:style-name="ce2" office:value-type="float" office:value="820.7118" calcext:value-type="float">
            <text:p>820.7118</text:p>
          </table:table-cell>
          <table:table-cell table:style-name="ce2" office:value-type="float" office:value="842.1339" calcext:value-type="float">
            <text:p>842.1339</text:p>
          </table:table-cell>
          <table:table-cell table:style-name="ce2" office:value-type="float" office:value="860.4207" calcext:value-type="float">
            <text:p>860.4207</text:p>
          </table:table-cell>
          <table:table-cell table:style-name="ce2" office:value-type="float" office:value="879.3232" calcext:value-type="float">
            <text:p>879.3232</text:p>
          </table:table-cell>
          <table:table-cell table:style-name="ce2" office:value-type="float" office:value="879.3792" calcext:value-type="float">
            <text:p>879.379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office:value-type="float" office:value="533.5731" calcext:value-type="float">
            <text:p>533.5731</text:p>
          </table:table-cell>
          <table:table-cell table:style-name="ce2" office:value-type="float" office:value="557.966" calcext:value-type="float">
            <text:p>557.966</text:p>
          </table:table-cell>
          <table:table-cell table:style-name="ce2" office:value-type="float" office:value="560.4788" calcext:value-type="float">
            <text:p>560.4788</text:p>
          </table:table-cell>
          <table:table-cell table:style-name="ce2" office:value-type="float" office:value="597.7201" calcext:value-type="float">
            <text:p>597.7201</text:p>
          </table:table-cell>
          <table:table-cell table:style-name="ce2" office:value-type="float" office:value="654.7368" calcext:value-type="float">
            <text:p>654.7368</text:p>
          </table:table-cell>
          <table:table-cell table:style-name="ce2" office:value-type="float" office:value="692.903" calcext:value-type="float">
            <text:p>692.903</text:p>
          </table:table-cell>
          <table:table-cell table:style-name="ce2" office:value-type="float" office:value="732.605" calcext:value-type="float">
            <text:p>732.605</text:p>
          </table:table-cell>
          <table:table-cell table:style-name="ce2" office:value-type="float" office:value="786.3524" calcext:value-type="float">
            <text:p>786.3524</text:p>
          </table:table-cell>
          <table:table-cell table:style-name="ce2" office:value-type="float" office:value="827.9162" calcext:value-type="float">
            <text:p>827.9162</text:p>
          </table:table-cell>
          <table:table-cell table:style-name="ce2" office:value-type="float" office:value="866.9268" calcext:value-type="float">
            <text:p>866.9268</text:p>
          </table:table-cell>
          <table:table-cell table:style-name="ce2" office:value-type="float" office:value="963.3748" calcext:value-type="float">
            <text:p>963.3748</text:p>
          </table:table-cell>
          <table:table-cell table:style-name="ce2" office:value-type="float" office:value="1057.7747" calcext:value-type="float">
            <text:p>1057.7747</text:p>
          </table:table-cell>
          <table:table-cell table:style-name="ce2" office:value-type="float" office:value="1158.1155" calcext:value-type="float">
            <text:p>1158.1155</text:p>
          </table:table-cell>
          <table:table-cell table:style-name="ce2" office:value-type="float" office:value="1246.069" calcext:value-type="float">
            <text:p>1246.069</text:p>
          </table:table-cell>
          <table:table-cell table:style-name="ce2" office:value-type="float" office:value="1322.241" calcext:value-type="float">
            <text:p>1322.241</text:p>
          </table:table-cell>
          <table:table-cell table:style-name="ce2" office:value-type="float" office:value="1391.058" calcext:value-type="float">
            <text:p>1391.058</text:p>
          </table:table-cell>
          <table:table-cell table:style-name="ce2" office:value-type="float" office:value="1444.1778" calcext:value-type="float">
            <text:p>1444.1778</text:p>
          </table:table-cell>
          <table:table-cell table:style-name="ce2" office:value-type="float" office:value="1494.1769" calcext:value-type="float">
            <text:p>1494.1769</text:p>
          </table:table-cell>
          <table:table-cell table:style-name="ce2" office:value-type="float" office:value="1537.5637" calcext:value-type="float">
            <text:p>1537.5637</text:p>
          </table:table-cell>
          <table:table-cell table:style-name="ce2" office:value-type="float" office:value="1561.1689" calcext:value-type="float">
            <text:p>1561.168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office:value-type="float" office:value="658.4743" calcext:value-type="float">
            <text:p>658.4743</text:p>
          </table:table-cell>
          <table:table-cell table:style-name="ce2" office:value-type="float" office:value="1384.4986" calcext:value-type="float">
            <text:p>1384.4986</text:p>
          </table:table-cell>
          <table:table-cell table:style-name="ce2" office:value-type="float" office:value="1287.6012" calcext:value-type="float">
            <text:p>1287.6012</text:p>
          </table:table-cell>
          <table:table-cell table:style-name="ce2" office:value-type="float" office:value="1318.5798" calcext:value-type="float">
            <text:p>1318.5798</text:p>
          </table:table-cell>
          <table:table-cell table:style-name="ce2" office:value-type="float" office:value="1392.7844" calcext:value-type="float">
            <text:p>1392.7844</text:p>
          </table:table-cell>
          <table:table-cell table:style-name="ce2" office:value-type="float" office:value="1479.5503" calcext:value-type="float">
            <text:p>1479.5503</text:p>
          </table:table-cell>
          <table:table-cell table:style-name="ce2" office:value-type="float" office:value="1549.097" calcext:value-type="float">
            <text:p>1549.097</text:p>
          </table:table-cell>
          <table:table-cell table:style-name="ce2" office:value-type="float" office:value="1617.5263" calcext:value-type="float">
            <text:p>1617.5263</text:p>
          </table:table-cell>
          <table:table-cell table:style-name="ce2" office:value-type="float" office:value="1684.4062" calcext:value-type="float">
            <text:p>1684.4062</text:p>
          </table:table-cell>
          <table:table-cell table:style-name="ce2" office:value-type="float" office:value="1757.1013" calcext:value-type="float">
            <text:p>1757.1013</text:p>
          </table:table-cell>
          <table:table-cell table:style-name="ce2" office:value-type="float" office:value="1920.0728" calcext:value-type="float">
            <text:p>1920.0728</text:p>
          </table:table-cell>
          <table:table-cell table:style-name="ce2" office:value-type="float" office:value="2069.7285" calcext:value-type="float">
            <text:p>2069.7285</text:p>
          </table:table-cell>
          <table:table-cell table:style-name="ce2" office:value-type="float" office:value="2211.6925" calcext:value-type="float">
            <text:p>2211.6925</text:p>
          </table:table-cell>
          <table:table-cell table:style-name="ce2" office:value-type="float" office:value="2324.0002" calcext:value-type="float">
            <text:p>2324.0002</text:p>
          </table:table-cell>
          <table:table-cell table:style-name="ce2" office:value-type="float" office:value="2457.2345" calcext:value-type="float">
            <text:p>2457.2345</text:p>
          </table:table-cell>
          <table:table-cell table:style-name="ce2" office:value-type="float" office:value="2546.087" calcext:value-type="float">
            <text:p>2546.087</text:p>
          </table:table-cell>
          <table:table-cell table:style-name="ce2" office:value-type="float" office:value="2631.949" calcext:value-type="float">
            <text:p>2631.949</text:p>
          </table:table-cell>
          <table:table-cell table:style-name="ce2" office:value-type="float" office:value="2715.0059" calcext:value-type="float">
            <text:p>2715.0059</text:p>
          </table:table-cell>
          <table:table-cell table:style-name="ce2" office:value-type="float" office:value="2760.1139" calcext:value-type="float">
            <text:p>2760.1139</text:p>
          </table:table-cell>
          <table:table-cell table:style-name="ce2" office:value-type="float" office:value="2829.3928" calcext:value-type="float">
            <text:p>2829.39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office:value-type="float" office:value="3168.3382" calcext:value-type="float">
            <text:p>3168.3382</text:p>
          </table:table-cell>
          <table:table-cell table:style-name="ce2" office:value-type="float" office:value="3323.7262" calcext:value-type="float">
            <text:p>3323.7262</text:p>
          </table:table-cell>
          <table:table-cell table:style-name="ce2" office:value-type="float" office:value="3139.3874" calcext:value-type="float">
            <text:p>3139.3874</text:p>
          </table:table-cell>
          <table:table-cell table:style-name="ce2" office:value-type="float" office:value="3109.0385" calcext:value-type="float">
            <text:p>3109.0385</text:p>
          </table:table-cell>
          <table:table-cell table:style-name="ce2" office:value-type="float" office:value="3171.6971" calcext:value-type="float">
            <text:p>3171.6971</text:p>
          </table:table-cell>
          <table:table-cell table:style-name="ce2" office:value-type="float" office:value="3253.5913" calcext:value-type="float">
            <text:p>3253.5913</text:p>
          </table:table-cell>
          <table:table-cell table:style-name="ce2" office:value-type="float" office:value="3347.0572" calcext:value-type="float">
            <text:p>3347.0572</text:p>
          </table:table-cell>
          <table:table-cell table:style-name="ce2" office:value-type="float" office:value="3432.458" calcext:value-type="float">
            <text:p>3432.458</text:p>
          </table:table-cell>
          <table:table-cell table:style-name="ce2" office:value-type="float" office:value="3548.0575" calcext:value-type="float">
            <text:p>3548.0575</text:p>
          </table:table-cell>
          <table:table-cell table:style-name="ce2" office:value-type="float" office:value="3647.6111" calcext:value-type="float">
            <text:p>3647.6111</text:p>
          </table:table-cell>
          <table:table-cell table:style-name="ce2" office:value-type="float" office:value="3874.109" calcext:value-type="float">
            <text:p>3874.109</text:p>
          </table:table-cell>
          <table:table-cell table:style-name="ce2" office:value-type="float" office:value="4084.5012" calcext:value-type="float">
            <text:p>4084.5012</text:p>
          </table:table-cell>
          <table:table-cell table:style-name="ce2" office:value-type="float" office:value="4302.3743" calcext:value-type="float">
            <text:p>4302.3743</text:p>
          </table:table-cell>
          <table:table-cell table:style-name="ce2" office:value-type="float" office:value="4501.9844" calcext:value-type="float">
            <text:p>4501.9844</text:p>
          </table:table-cell>
          <table:table-cell table:style-name="ce2" office:value-type="float" office:value="4715.0769" calcext:value-type="float">
            <text:p>4715.0769</text:p>
          </table:table-cell>
          <table:table-cell table:style-name="ce2" office:value-type="float" office:value="4895.7779" calcext:value-type="float">
            <text:p>4895.7779</text:p>
          </table:table-cell>
          <table:table-cell table:style-name="ce2" office:value-type="float" office:value="5037.7089" calcext:value-type="float">
            <text:p>5037.7089</text:p>
          </table:table-cell>
          <table:table-cell table:style-name="ce2" office:value-type="float" office:value="5169.8376" calcext:value-type="float">
            <text:p>5169.8376</text:p>
          </table:table-cell>
          <table:table-cell table:style-name="ce2" office:value-type="float" office:value="5260.2821" calcext:value-type="float">
            <text:p>5260.2821</text:p>
          </table:table-cell>
          <table:table-cell table:style-name="ce2" office:value-type="float" office:value="5354.271" calcext:value-type="float">
            <text:p>5354.27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office:value-type="float" office:value="9339.3235" calcext:value-type="float">
            <text:p>9339.3235</text:p>
          </table:table-cell>
          <table:table-cell table:style-name="ce2" office:value-type="float" office:value="9456.7152" calcext:value-type="float">
            <text:p>9456.7152</text:p>
          </table:table-cell>
          <table:table-cell table:style-name="ce2" office:value-type="float" office:value="9529.7413" calcext:value-type="float">
            <text:p>9529.7413</text:p>
          </table:table-cell>
          <table:table-cell table:style-name="ce2" office:value-type="float" office:value="9840.7714" calcext:value-type="float">
            <text:p>9840.7714</text:p>
          </table:table-cell>
          <table:table-cell table:style-name="ce2" office:value-type="float" office:value="12159.7752" calcext:value-type="float">
            <text:p>12159.7752</text:p>
          </table:table-cell>
          <table:table-cell table:style-name="ce2" office:value-type="float" office:value="15690.2294" calcext:value-type="float">
            <text:p>15690.2294</text:p>
          </table:table-cell>
          <table:table-cell table:style-name="ce2" office:value-type="float" office:value="18095.9732" calcext:value-type="float">
            <text:p>18095.9732</text:p>
          </table:table-cell>
          <table:table-cell table:style-name="ce2" office:value-type="float" office:value="19711.9211" calcext:value-type="float">
            <text:p>19711.9211</text:p>
          </table:table-cell>
          <table:table-cell table:style-name="ce2" office:value-type="float" office:value="20985.4826" calcext:value-type="float">
            <text:p>20985.4826</text:p>
          </table:table-cell>
          <table:table-cell table:style-name="ce2" office:value-type="float" office:value="22191.322" calcext:value-type="float">
            <text:p>22191.322</text:p>
          </table:table-cell>
          <table:table-cell table:style-name="ce2" office:value-type="float" office:value="24074.7683" calcext:value-type="float">
            <text:p>24074.7683</text:p>
          </table:table-cell>
          <table:table-cell table:style-name="ce2" office:value-type="float" office:value="25761.2408" calcext:value-type="float">
            <text:p>25761.2408</text:p>
          </table:table-cell>
          <table:table-cell table:style-name="ce2" office:value-type="float" office:value="26978.9676" calcext:value-type="float">
            <text:p>26978.9676</text:p>
          </table:table-cell>
          <table:table-cell table:style-name="ce2" office:value-type="float" office:value="28413.6394" calcext:value-type="float">
            <text:p>28413.6394</text:p>
          </table:table-cell>
          <table:table-cell table:style-name="ce2" office:value-type="float" office:value="29530.304" calcext:value-type="float">
            <text:p>29530.304</text:p>
          </table:table-cell>
          <table:table-cell table:style-name="ce2" office:value-type="float" office:value="30217.0728" calcext:value-type="float">
            <text:p>30217.0728</text:p>
          </table:table-cell>
          <table:table-cell table:style-name="ce2" office:value-type="float" office:value="30819.8726" calcext:value-type="float">
            <text:p>30819.8726</text:p>
          </table:table-cell>
          <table:table-cell table:style-name="ce2" office:value-type="float" office:value="31174.8609" calcext:value-type="float">
            <text:p>31174.8609</text:p>
          </table:table-cell>
          <table:table-cell table:style-name="ce2" office:value-type="float" office:value="31384.7986" calcext:value-type="float">
            <text:p>31384.7986</text:p>
          </table:table-cell>
          <table:table-cell table:style-name="ce2" office:value-type="float" office:value="31464.8321" calcext:value-type="float">
            <text:p>31464.8321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wr ratio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rafast</text:p>
          </table:table-cell>
          <table:table-cell table:style-name="ce2" table:formula="of:=[.B28]/[.B40]" office:value-type="float" office:value="0.0000366012770035447" calcext:value-type="float">
            <text:p>3.66012770035447E-05</text:p>
          </table:table-cell>
          <table:table-cell table:style-name="ce2" table:formula="of:=[.C28]/[.C40]" office:value-type="float" office:value="0.0000487881686619185" calcext:value-type="float">
            <text:p>4.87881686619185E-05</text:p>
          </table:table-cell>
          <table:table-cell table:style-name="ce2" table:formula="of:=[.D28]/[.D40]" office:value-type="float" office:value="0.000344270944067783" calcext:value-type="float">
            <text:p>0.000344270944068</text:p>
          </table:table-cell>
          <table:table-cell table:style-name="ce2" table:formula="of:=[.E28]/[.E40]" office:value-type="float" office:value="0.0209809600347743" calcext:value-type="float">
            <text:p>0.020980960034774</text:p>
          </table:table-cell>
          <table:table-cell table:style-name="ce2" table:formula="of:=[.F28]/[.F40]" office:value-type="float" office:value="0.120616951890094" calcext:value-type="float">
            <text:p>0.120616951890094</text:p>
          </table:table-cell>
          <table:table-cell table:style-name="ce2" table:formula="of:=[.G28]/[.G40]" office:value-type="float" office:value="0.300900490861814" calcext:value-type="float">
            <text:p>0.300900490861814</text:p>
          </table:table-cell>
          <table:table-cell table:style-name="ce2" table:formula="of:=[.H28]/[.H40]" office:value-type="float" office:value="0.510837026630138" calcext:value-type="float">
            <text:p>0.510837026630138</text:p>
          </table:table-cell>
          <table:table-cell table:style-name="ce2" table:formula="of:=[.I28]/[.I40]" office:value-type="float" office:value="0.672330779037991" calcext:value-type="float">
            <text:p>0.672330779037991</text:p>
          </table:table-cell>
          <table:table-cell table:style-name="ce2" table:formula="of:=[.J28]/[.J40]" office:value-type="float" office:value="0.758946644715423" calcext:value-type="float">
            <text:p>0.758946644715423</text:p>
          </table:table-cell>
          <table:table-cell table:style-name="ce2" table:formula="of:=[.K28]/[.K40]" office:value-type="float" office:value="0.826330630855204" calcext:value-type="float">
            <text:p>0.826330630855204</text:p>
          </table:table-cell>
          <table:table-cell table:style-name="ce2" table:formula="of:=[.L28]/[.L40]" office:value-type="float" office:value="0.906516384567835" calcext:value-type="float">
            <text:p>0.906516384567835</text:p>
          </table:table-cell>
          <table:table-cell table:style-name="ce2" table:formula="of:=[.M28]/[.M40]" office:value-type="float" office:value="0.955130808165111" calcext:value-type="float">
            <text:p>0.955130808165111</text:p>
          </table:table-cell>
          <table:table-cell table:style-name="ce2" table:formula="of:=[.N28]/[.N40]" office:value-type="float" office:value="0.985263168217151" calcext:value-type="float">
            <text:p>0.985263168217151</text:p>
          </table:table-cell>
          <table:table-cell table:style-name="ce2" table:formula="of:=[.O28]/[.O40]" office:value-type="float" office:value="1.00682162569317" calcext:value-type="float">
            <text:p>1.00682162569317</text:p>
          </table:table-cell>
          <table:table-cell table:style-name="ce2" table:formula="of:=[.P28]/[.P40]" office:value-type="float" office:value="1.0314402254293" calcext:value-type="float">
            <text:p>1.0314402254293</text:p>
          </table:table-cell>
          <table:table-cell table:style-name="ce2" table:formula="of:=[.Q28]/[.Q40]" office:value-type="float" office:value="1.04434904966405" calcext:value-type="float">
            <text:p>1.04434904966405</text:p>
          </table:table-cell>
          <table:table-cell table:style-name="ce2" table:formula="of:=[.R28]/[.R40]" office:value-type="float" office:value="1.06027976067885" calcext:value-type="float">
            <text:p>1.06027976067885</text:p>
          </table:table-cell>
          <table:table-cell table:style-name="ce2" table:formula="of:=[.S28]/[.S40]" office:value-type="float" office:value="1.06768891613056" calcext:value-type="float">
            <text:p>1.06768891613056</text:p>
          </table:table-cell>
          <table:table-cell table:style-name="ce2" table:formula="of:=[.T28]/[.T40]" office:value-type="float" office:value="1.08727795560278" calcext:value-type="float">
            <text:p>1.08727795560278</text:p>
          </table:table-cell>
          <table:table-cell table:style-name="ce2" table:formula="of:=[.U28]/[.U40]" office:value-type="float" office:value="1.08853097923101" calcext:value-type="float">
            <text:p>1.0885309792310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perfast</text:p>
          </table:table-cell>
          <table:table-cell table:style-name="ce2" table:formula="of:=[.B29]/[.B41]" office:value-type="float" office:value="0.0000802993751651593" calcext:value-type="float">
            <text:p>8.02993751651593E-05</text:p>
          </table:table-cell>
          <table:table-cell table:style-name="ce2" table:formula="of:=[.C29]/[.C41]" office:value-type="float" office:value="0.000153617914773659" calcext:value-type="float">
            <text:p>0.000153617914774</text:p>
          </table:table-cell>
          <table:table-cell table:style-name="ce2" table:formula="of:=[.D29]/[.D41]" office:value-type="float" office:value="0.0281162561667035" calcext:value-type="float">
            <text:p>0.028116256166704</text:p>
          </table:table-cell>
          <table:table-cell table:style-name="ce2" table:formula="of:=[.E29]/[.E41]" office:value-type="float" office:value="0.1476634271729" calcext:value-type="float">
            <text:p>0.1476634271729</text:p>
          </table:table-cell>
          <table:table-cell table:style-name="ce2" table:formula="of:=[.F29]/[.F41]" office:value-type="float" office:value="0.236994802185748" calcext:value-type="float">
            <text:p>0.236994802185748</text:p>
          </table:table-cell>
          <table:table-cell table:style-name="ce2" table:formula="of:=[.G29]/[.G41]" office:value-type="float" office:value="0.294691240537383" calcext:value-type="float">
            <text:p>0.294691240537383</text:p>
          </table:table-cell>
          <table:table-cell table:style-name="ce2" table:formula="of:=[.H29]/[.H41]" office:value-type="float" office:value="0.335478166316973" calcext:value-type="float">
            <text:p>0.335478166316973</text:p>
          </table:table-cell>
          <table:table-cell table:style-name="ce2" table:formula="of:=[.I29]/[.I41]" office:value-type="float" office:value="0.36073169370788" calcext:value-type="float">
            <text:p>0.36073169370788</text:p>
          </table:table-cell>
          <table:table-cell table:style-name="ce2" table:formula="of:=[.J29]/[.J41]" office:value-type="float" office:value="0.378282813186164" calcext:value-type="float">
            <text:p>0.378282813186164</text:p>
          </table:table-cell>
          <table:table-cell table:style-name="ce2" table:formula="of:=[.K29]/[.K41]" office:value-type="float" office:value="0.392212550048746" calcext:value-type="float">
            <text:p>0.392212550048746</text:p>
          </table:table-cell>
          <table:table-cell table:style-name="ce2" table:formula="of:=[.L29]/[.L41]" office:value-type="float" office:value="0.407731992072027" calcext:value-type="float">
            <text:p>0.407731992072027</text:p>
          </table:table-cell>
          <table:table-cell table:style-name="ce2" table:formula="of:=[.M29]/[.M41]" office:value-type="float" office:value="0.417747604642891" calcext:value-type="float">
            <text:p>0.417747604642891</text:p>
          </table:table-cell>
          <table:table-cell table:style-name="ce2" table:formula="of:=[.N29]/[.N41]" office:value-type="float" office:value="0.424502553254995" calcext:value-type="float">
            <text:p>0.424502553254995</text:p>
          </table:table-cell>
          <table:table-cell table:style-name="ce2" table:formula="of:=[.O29]/[.O41]" office:value-type="float" office:value="0.42857589483617" calcext:value-type="float">
            <text:p>0.42857589483617</text:p>
          </table:table-cell>
          <table:table-cell table:style-name="ce2" table:formula="of:=[.P29]/[.P41]" office:value-type="float" office:value="0.432207139280465" calcext:value-type="float">
            <text:p>0.432207139280465</text:p>
          </table:table-cell>
          <table:table-cell table:style-name="ce2" table:formula="of:=[.Q29]/[.Q41]" office:value-type="float" office:value="0.434078205609445" calcext:value-type="float">
            <text:p>0.434078205609445</text:p>
          </table:table-cell>
          <table:table-cell table:style-name="ce2" table:formula="of:=[.R29]/[.R41]" office:value-type="float" office:value="0.433279569434869" calcext:value-type="float">
            <text:p>0.433279569434869</text:p>
          </table:table-cell>
          <table:table-cell table:style-name="ce2" table:formula="of:=[.S29]/[.S41]" office:value-type="float" office:value="0.43119557664091" calcext:value-type="float">
            <text:p>0.43119557664091</text:p>
          </table:table-cell>
          <table:table-cell table:style-name="ce2" table:formula="of:=[.T29]/[.T41]" office:value-type="float" office:value="0.431052743569223" calcext:value-type="float">
            <text:p>0.431052743569223</text:p>
          </table:table-cell>
          <table:table-cell table:style-name="ce2" table:formula="of:=[.U29]/[.U41]" office:value-type="float" office:value="0.430368566628581" calcext:value-type="float">
            <text:p>0.43036856662858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fast</text:p>
          </table:table-cell>
          <table:table-cell table:style-name="ce2" table:formula="of:=[.B30]/[.B42]" office:value-type="float" office:value="0.000145874713806639" calcext:value-type="float">
            <text:p>0.000145874713807</text:p>
          </table:table-cell>
          <table:table-cell table:style-name="ce2" table:formula="of:=[.C30]/[.C42]" office:value-type="float" office:value="0.000431886100025431" calcext:value-type="float">
            <text:p>0.000431886100025</text:p>
          </table:table-cell>
          <table:table-cell table:style-name="ce2" table:formula="of:=[.D30]/[.D42]" office:value-type="float" office:value="0.0264282577055901" calcext:value-type="float">
            <text:p>0.02642825770559</text:p>
          </table:table-cell>
          <table:table-cell table:style-name="ce2" table:formula="of:=[.E30]/[.E42]" office:value-type="float" office:value="0.110978218073182" calcext:value-type="float">
            <text:p>0.110978218073182</text:p>
          </table:table-cell>
          <table:table-cell table:style-name="ce2" table:formula="of:=[.F30]/[.F42]" office:value-type="float" office:value="0.166980469351869" calcext:value-type="float">
            <text:p>0.166980469351869</text:p>
          </table:table-cell>
          <table:table-cell table:style-name="ce2" table:formula="of:=[.G30]/[.G42]" office:value-type="float" office:value="0.204155558978385" calcext:value-type="float">
            <text:p>0.204155558978385</text:p>
          </table:table-cell>
          <table:table-cell table:style-name="ce2" table:formula="of:=[.H30]/[.H42]" office:value-type="float" office:value="0.230792245996415" calcext:value-type="float">
            <text:p>0.230792245996415</text:p>
          </table:table-cell>
          <table:table-cell table:style-name="ce2" table:formula="of:=[.I30]/[.I42]" office:value-type="float" office:value="0.248394885945787" calcext:value-type="float">
            <text:p>0.248394885945787</text:p>
          </table:table-cell>
          <table:table-cell table:style-name="ce2" table:formula="of:=[.J30]/[.J42]" office:value-type="float" office:value="0.259290134354573" calcext:value-type="float">
            <text:p>0.259290134354573</text:p>
          </table:table-cell>
          <table:table-cell table:style-name="ce2" table:formula="of:=[.K30]/[.K42]" office:value-type="float" office:value="0.268283603129566" calcext:value-type="float">
            <text:p>0.268283603129566</text:p>
          </table:table-cell>
          <table:table-cell table:style-name="ce2" table:formula="of:=[.L30]/[.L42]" office:value-type="float" office:value="0.278068656990569" calcext:value-type="float">
            <text:p>0.278068656990569</text:p>
          </table:table-cell>
          <table:table-cell table:style-name="ce2" table:formula="of:=[.M30]/[.M42]" office:value-type="float" office:value="0.28127780771498" calcext:value-type="float">
            <text:p>0.28127780771498</text:p>
          </table:table-cell>
          <table:table-cell table:style-name="ce2" table:formula="of:=[.N30]/[.N42]" office:value-type="float" office:value="0.284537229275846" calcext:value-type="float">
            <text:p>0.284537229275846</text:p>
          </table:table-cell>
          <table:table-cell table:style-name="ce2" table:formula="of:=[.O30]/[.O42]" office:value-type="float" office:value="0.272387220775738" calcext:value-type="float">
            <text:p>0.272387220775738</text:p>
          </table:table-cell>
          <table:table-cell table:style-name="ce2" table:formula="of:=[.P30]/[.P42]" office:value-type="float" office:value="0.271033720102767" calcext:value-type="float">
            <text:p>0.271033720102767</text:p>
          </table:table-cell>
          <table:table-cell table:style-name="ce2" table:formula="of:=[.Q30]/[.Q42]" office:value-type="float" office:value="0.269639261500954" calcext:value-type="float">
            <text:p>0.269639261500954</text:p>
          </table:table-cell>
          <table:table-cell table:style-name="ce2" table:formula="of:=[.R30]/[.R42]" office:value-type="float" office:value="0.270056713513278" calcext:value-type="float">
            <text:p>0.270056713513278</text:p>
          </table:table-cell>
          <table:table-cell table:style-name="ce2" table:formula="of:=[.S30]/[.S42]" office:value-type="float" office:value="0.268290864608084" calcext:value-type="float">
            <text:p>0.268290864608084</text:p>
          </table:table-cell>
          <table:table-cell table:style-name="ce2" table:formula="of:=[.T30]/[.T42]" office:value-type="float" office:value="0.26645471969741" calcext:value-type="float">
            <text:p>0.26645471969741</text:p>
          </table:table-cell>
          <table:table-cell table:style-name="ce2" table:formula="of:=[.U30]/[.U42]" office:value-type="float" office:value="0.263152454906956" calcext:value-type="float">
            <text:p>0.2631524549069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er</text:p>
          </table:table-cell>
          <table:table-cell table:style-name="ce2" table:formula="of:=[.B31]/[.B43]" office:value-type="float" office:value="0" calcext:value-type="float">
            <text:p>0</text:p>
          </table:table-cell>
          <table:table-cell table:style-name="ce2" table:formula="of:=[.C31]/[.C43]" office:value-type="float" office:value="0.00064699334078985" calcext:value-type="float">
            <text:p>0.00064699334079</text:p>
          </table:table-cell>
          <table:table-cell table:style-name="ce2" table:formula="of:=[.D31]/[.D43]" office:value-type="float" office:value="0.0278407937162834" calcext:value-type="float">
            <text:p>0.027840793716283</text:p>
          </table:table-cell>
          <table:table-cell table:style-name="ce2" table:formula="of:=[.E31]/[.E43]" office:value-type="float" office:value="0.0819565242804849" calcext:value-type="float">
            <text:p>0.081956524280485</text:p>
          </table:table-cell>
          <table:table-cell table:style-name="ce2" table:formula="of:=[.F31]/[.F43]" office:value-type="float" office:value="0.112686246156802" calcext:value-type="float">
            <text:p>0.112686246156802</text:p>
          </table:table-cell>
          <table:table-cell table:style-name="ce2" table:formula="of:=[.G31]/[.G43]" office:value-type="float" office:value="0.133381098125533" calcext:value-type="float">
            <text:p>0.133381098125533</text:p>
          </table:table-cell>
          <table:table-cell table:style-name="ce2" table:formula="of:=[.H31]/[.H43]" office:value-type="float" office:value="0.147827550343877" calcext:value-type="float">
            <text:p>0.147827550343877</text:p>
          </table:table-cell>
          <table:table-cell table:style-name="ce2" table:formula="of:=[.I31]/[.I43]" office:value-type="float" office:value="0.158469882956823" calcext:value-type="float">
            <text:p>0.158469882956823</text:p>
          </table:table-cell>
          <table:table-cell table:style-name="ce2" table:formula="of:=[.J31]/[.J43]" office:value-type="float" office:value="0.165771006844964" calcext:value-type="float">
            <text:p>0.165771006844964</text:p>
          </table:table-cell>
          <table:table-cell table:style-name="ce2" table:formula="of:=[.K31]/[.K43]" office:value-type="float" office:value="0.170564933156304" calcext:value-type="float">
            <text:p>0.170564933156304</text:p>
          </table:table-cell>
          <table:table-cell table:style-name="ce2" table:formula="of:=[.L31]/[.L43]" office:value-type="float" office:value="0.176191189539328" calcext:value-type="float">
            <text:p>0.176191189539328</text:p>
          </table:table-cell>
          <table:table-cell table:style-name="ce2" table:formula="of:=[.M31]/[.M43]" office:value-type="float" office:value="0.177885685605367" calcext:value-type="float">
            <text:p>0.177885685605367</text:p>
          </table:table-cell>
          <table:table-cell table:style-name="ce2" table:formula="of:=[.N31]/[.N43]" office:value-type="float" office:value="0.178975747497053" calcext:value-type="float">
            <text:p>0.178975747497053</text:p>
          </table:table-cell>
          <table:table-cell table:style-name="ce2" table:formula="of:=[.O31]/[.O43]" office:value-type="float" office:value="0.17911705587077" calcext:value-type="float">
            <text:p>0.17911705587077</text:p>
          </table:table-cell>
          <table:table-cell table:style-name="ce2" table:formula="of:=[.P31]/[.P43]" office:value-type="float" office:value="0.177858409290653" calcext:value-type="float">
            <text:p>0.177858409290653</text:p>
          </table:table-cell>
          <table:table-cell table:style-name="ce2" table:formula="of:=[.Q31]/[.Q43]" office:value-type="float" office:value="0.176832204901281" calcext:value-type="float">
            <text:p>0.176832204901281</text:p>
          </table:table-cell>
          <table:table-cell table:style-name="ce2" table:formula="of:=[.R31]/[.R43]" office:value-type="float" office:value="0.171204189606553" calcext:value-type="float">
            <text:p>0.171204189606553</text:p>
          </table:table-cell>
          <table:table-cell table:style-name="ce2" table:formula="of:=[.S31]/[.S43]" office:value-type="float" office:value="0.171019981349516" calcext:value-type="float">
            <text:p>0.171019981349516</text:p>
          </table:table-cell>
          <table:table-cell table:style-name="ce2" table:formula="of:=[.T31]/[.T43]" office:value-type="float" office:value="0.170407713711916" calcext:value-type="float">
            <text:p>0.170407713711916</text:p>
          </table:table-cell>
          <table:table-cell table:style-name="ce2" table:formula="of:=[.U31]/[.U43]" office:value-type="float" office:value="0.16461799635642" calcext:value-type="float">
            <text:p>0.1646179963564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ast</text:p>
          </table:table-cell>
          <table:table-cell table:style-name="ce2" table:formula="of:=[.B32]/[.B44]" office:value-type="float" office:value="0" calcext:value-type="float">
            <text:p>0</text:p>
          </table:table-cell>
          <table:table-cell table:style-name="ce2" table:formula="of:=[.C32]/[.C44]" office:value-type="float" office:value="0.00304034670497362" calcext:value-type="float">
            <text:p>0.003040346704974</text:p>
          </table:table-cell>
          <table:table-cell table:style-name="ce2" table:formula="of:=[.D32]/[.D44]" office:value-type="float" office:value="0.0492014305952617" calcext:value-type="float">
            <text:p>0.049201430595262</text:p>
          </table:table-cell>
          <table:table-cell table:style-name="ce2" table:formula="of:=[.E32]/[.E44]" office:value-type="float" office:value="0.087623989208877" calcext:value-type="float">
            <text:p>0.087623989208877</text:p>
          </table:table-cell>
          <table:table-cell table:style-name="ce2" table:formula="of:=[.F32]/[.F44]" office:value-type="float" office:value="0.112746086677618" calcext:value-type="float">
            <text:p>0.112746086677618</text:p>
          </table:table-cell>
          <table:table-cell table:style-name="ce2" table:formula="of:=[.G32]/[.G44]" office:value-type="float" office:value="0.130789359505645" calcext:value-type="float">
            <text:p>0.130789359505645</text:p>
          </table:table-cell>
          <table:table-cell table:style-name="ce2" table:formula="of:=[.H32]/[.H44]" office:value-type="float" office:value="0.142305588373335" calcext:value-type="float">
            <text:p>0.142305588373335</text:p>
          </table:table-cell>
          <table:table-cell table:style-name="ce2" table:formula="of:=[.I32]/[.I44]" office:value-type="float" office:value="0.145922958180967" calcext:value-type="float">
            <text:p>0.145922958180967</text:p>
          </table:table-cell>
          <table:table-cell table:style-name="ce2" table:formula="of:=[.J32]/[.J44]" office:value-type="float" office:value="0.151136656663376" calcext:value-type="float">
            <text:p>0.151136656663376</text:p>
          </table:table-cell>
          <table:table-cell table:style-name="ce2" table:formula="of:=[.K32]/[.K44]" office:value-type="float" office:value="0.154168091194741" calcext:value-type="float">
            <text:p>0.154168091194741</text:p>
          </table:table-cell>
          <table:table-cell table:style-name="ce2" table:formula="of:=[.L32]/[.L44]" office:value-type="float" office:value="0.157514903075989" calcext:value-type="float">
            <text:p>0.157514903075989</text:p>
          </table:table-cell>
          <table:table-cell table:style-name="ce2" table:formula="of:=[.M32]/[.M44]" office:value-type="float" office:value="0.155344085914149" calcext:value-type="float">
            <text:p>0.155344085914149</text:p>
          </table:table-cell>
          <table:table-cell table:style-name="ce2" table:formula="of:=[.N32]/[.N44]" office:value-type="float" office:value="0.15198332770838" calcext:value-type="float">
            <text:p>0.15198332770838</text:p>
          </table:table-cell>
          <table:table-cell table:style-name="ce2" table:formula="of:=[.O32]/[.O44]" office:value-type="float" office:value="0.147987513200228" calcext:value-type="float">
            <text:p>0.147987513200228</text:p>
          </table:table-cell>
          <table:table-cell table:style-name="ce2" table:formula="of:=[.P32]/[.P44]" office:value-type="float" office:value="0.143884083555604" calcext:value-type="float">
            <text:p>0.143884083555604</text:p>
          </table:table-cell>
          <table:table-cell table:style-name="ce2" table:formula="of:=[.Q32]/[.Q44]" office:value-type="float" office:value="0.140319774886514" calcext:value-type="float">
            <text:p>0.140319774886514</text:p>
          </table:table-cell>
          <table:table-cell table:style-name="ce2" table:formula="of:=[.R32]/[.R44]" office:value-type="float" office:value="0.136508977664193" calcext:value-type="float">
            <text:p>0.136508977664193</text:p>
          </table:table-cell>
          <table:table-cell table:style-name="ce2" table:formula="of:=[.S32]/[.S44]" office:value-type="float" office:value="0.136078744281363" calcext:value-type="float">
            <text:p>0.136078744281363</text:p>
          </table:table-cell>
          <table:table-cell table:style-name="ce2" table:formula="of:=[.T32]/[.T44]" office:value-type="float" office:value="0.132484595244904" calcext:value-type="float">
            <text:p>0.132484595244904</text:p>
          </table:table-cell>
          <table:table-cell table:style-name="ce2" table:formula="of:=[.U32]/[.U44]" office:value-type="float" office:value="0.128358253952257" calcext:value-type="float">
            <text:p>0.12835825395225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edium</text:p>
          </table:table-cell>
          <table:table-cell table:style-name="ce2" table:formula="of:=[.B33]/[.B45]" office:value-type="float" office:value="0" calcext:value-type="float">
            <text:p>0</text:p>
          </table:table-cell>
          <table:table-cell table:style-name="ce2" table:formula="of:=[.C33]/[.C45]" office:value-type="float" office:value="0.00106693315632094" calcext:value-type="float">
            <text:p>0.001066933156321</text:p>
          </table:table-cell>
          <table:table-cell table:style-name="ce2" table:formula="of:=[.D33]/[.D45]" office:value-type="float" office:value="0.0247377081273636" calcext:value-type="float">
            <text:p>0.024737708127364</text:p>
          </table:table-cell>
          <table:table-cell table:style-name="ce2" table:formula="of:=[.E33]/[.E45]" office:value-type="float" office:value="0.0602933420822224" calcext:value-type="float">
            <text:p>0.060293342082222</text:p>
          </table:table-cell>
          <table:table-cell table:style-name="ce2" table:formula="of:=[.F33]/[.F45]" office:value-type="float" office:value="0.0860564488151842" calcext:value-type="float">
            <text:p>0.086056448815184</text:p>
          </table:table-cell>
          <table:table-cell table:style-name="ce2" table:formula="of:=[.G33]/[.G45]" office:value-type="float" office:value="0.103295220586957" calcext:value-type="float">
            <text:p>0.103295220586957</text:p>
          </table:table-cell>
          <table:table-cell table:style-name="ce2" table:formula="of:=[.H33]/[.H45]" office:value-type="float" office:value="0.114786606315101" calcext:value-type="float">
            <text:p>0.114786606315101</text:p>
          </table:table-cell>
          <table:table-cell table:style-name="ce2" table:formula="of:=[.I33]/[.I45]" office:value-type="float" office:value="0.12184118233101" calcext:value-type="float">
            <text:p>0.12184118233101</text:p>
          </table:table-cell>
          <table:table-cell table:style-name="ce2" table:formula="of:=[.J33]/[.J45]" office:value-type="float" office:value="0.125456492978032" calcext:value-type="float">
            <text:p>0.125456492978032</text:p>
          </table:table-cell>
          <table:table-cell table:style-name="ce2" table:formula="of:=[.K33]/[.K45]" office:value-type="float" office:value="0.127282866904875" calcext:value-type="float">
            <text:p>0.127282866904875</text:p>
          </table:table-cell>
          <table:table-cell table:style-name="ce2" table:formula="of:=[.L33]/[.L45]" office:value-type="float" office:value="0.129539810310077" calcext:value-type="float">
            <text:p>0.129539810310077</text:p>
          </table:table-cell>
          <table:table-cell table:style-name="ce2" table:formula="of:=[.M33]/[.M45]" office:value-type="float" office:value="0.126507959902643" calcext:value-type="float">
            <text:p>0.126507959902643</text:p>
          </table:table-cell>
          <table:table-cell table:style-name="ce2" table:formula="of:=[.N33]/[.N45]" office:value-type="float" office:value="0.121525616856511" calcext:value-type="float">
            <text:p>0.121525616856511</text:p>
          </table:table-cell>
          <table:table-cell table:style-name="ce2" table:formula="of:=[.O33]/[.O45]" office:value-type="float" office:value="0.116597739493187" calcext:value-type="float">
            <text:p>0.116597739493187</text:p>
          </table:table-cell>
          <table:table-cell table:style-name="ce2" table:formula="of:=[.P33]/[.P45]" office:value-type="float" office:value="0.114760264098333" calcext:value-type="float">
            <text:p>0.114760264098333</text:p>
          </table:table-cell>
          <table:table-cell table:style-name="ce2" table:formula="of:=[.Q33]/[.Q45]" office:value-type="float" office:value="0.110015828942632" calcext:value-type="float">
            <text:p>0.110015828942632</text:p>
          </table:table-cell>
          <table:table-cell table:style-name="ce2" table:formula="of:=[.R33]/[.R45]" office:value-type="float" office:value="0.107352467345157" calcext:value-type="float">
            <text:p>0.107352467345157</text:p>
          </table:table-cell>
          <table:table-cell table:style-name="ce2" table:formula="of:=[.S33]/[.S45]" office:value-type="float" office:value="0.105080793616425" calcext:value-type="float">
            <text:p>0.105080793616425</text:p>
          </table:table-cell>
          <table:table-cell table:style-name="ce2" table:formula="of:=[.T33]/[.T45]" office:value-type="float" office:value="0.102680439911059" calcext:value-type="float">
            <text:p>0.102680439911059</text:p>
          </table:table-cell>
          <table:table-cell table:style-name="ce2" table:formula="of:=[.U33]/[.U45]" office:value-type="float" office:value="0.102135620219355" calcext:value-type="float">
            <text:p>0.1021356202193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</text:p>
          </table:table-cell>
          <table:table-cell table:style-name="ce2" table:formula="of:=[.B34]/[.B46]" office:value-type="float" office:value="0" calcext:value-type="float">
            <text:p>0</text:p>
          </table:table-cell>
          <table:table-cell table:style-name="ce2" table:formula="of:=[.C34]/[.C46]" office:value-type="float" office:value="0.000696295114756096" calcext:value-type="float">
            <text:p>0.000696295114756</text:p>
          </table:table-cell>
          <table:table-cell table:style-name="ce2" table:formula="of:=[.D34]/[.D46]" office:value-type="float" office:value="0.016619781158538" calcext:value-type="float">
            <text:p>0.016619781158538</text:p>
          </table:table-cell>
          <table:table-cell table:style-name="ce2" table:formula="of:=[.E34]/[.E46]" office:value-type="float" office:value="0.0474110357004892" calcext:value-type="float">
            <text:p>0.047411035700489</text:p>
          </table:table-cell>
          <table:table-cell table:style-name="ce2" table:formula="of:=[.F34]/[.F46]" office:value-type="float" office:value="0.0674592294186" calcext:value-type="float">
            <text:p>0.0674592294186</text:p>
          </table:table-cell>
          <table:table-cell table:style-name="ce2" table:formula="of:=[.G34]/[.G46]" office:value-type="float" office:value="0.083512937597326" calcext:value-type="float">
            <text:p>0.083512937597326</text:p>
          </table:table-cell>
          <table:table-cell table:style-name="ce2" table:formula="of:=[.H34]/[.H46]" office:value-type="float" office:value="0.0917847967185591" calcext:value-type="float">
            <text:p>0.091784796718559</text:p>
          </table:table-cell>
          <table:table-cell table:style-name="ce2" table:formula="of:=[.I34]/[.I46]" office:value-type="float" office:value="0.0938886725595293" calcext:value-type="float">
            <text:p>0.093888672559529</text:p>
          </table:table-cell>
          <table:table-cell table:style-name="ce2" table:formula="of:=[.J34]/[.J46]" office:value-type="float" office:value="0.0942026850060429" calcext:value-type="float">
            <text:p>0.094202685006043</text:p>
          </table:table-cell>
          <table:table-cell table:style-name="ce2" table:formula="of:=[.K34]/[.K46]" office:value-type="float" office:value="0.0936853803573727" calcext:value-type="float">
            <text:p>0.093685380357373</text:p>
          </table:table-cell>
          <table:table-cell table:style-name="ce2" table:formula="of:=[.L34]/[.L46]" office:value-type="float" office:value="0.0879377787336767" calcext:value-type="float">
            <text:p>0.087937778733677</text:p>
          </table:table-cell>
          <table:table-cell table:style-name="ce2" table:formula="of:=[.M34]/[.M46]" office:value-type="float" office:value="0.082267242731368" calcext:value-type="float">
            <text:p>0.082267242731368</text:p>
          </table:table-cell>
          <table:table-cell table:style-name="ce2" table:formula="of:=[.N34]/[.N46]" office:value-type="float" office:value="0.0762460859905597" calcext:value-type="float">
            <text:p>0.07624608599056</text:p>
          </table:table-cell>
          <table:table-cell table:style-name="ce2" table:formula="of:=[.O34]/[.O46]" office:value-type="float" office:value="0.0714603396762138" calcext:value-type="float">
            <text:p>0.071460339676214</text:p>
          </table:table-cell>
          <table:table-cell table:style-name="ce2" table:formula="of:=[.P34]/[.P46]" office:value-type="float" office:value="0.0676873784733645" calcext:value-type="float">
            <text:p>0.067687378473365</text:p>
          </table:table-cell>
          <table:table-cell table:style-name="ce2" table:formula="of:=[.Q34]/[.Q46]" office:value-type="float" office:value="0.0644764697086678" calcext:value-type="float">
            <text:p>0.064476469708668</text:p>
          </table:table-cell>
          <table:table-cell table:style-name="ce2" table:formula="of:=[.R34]/[.R46]" office:value-type="float" office:value="0.0619907694191117" calcext:value-type="float">
            <text:p>0.061990769419112</text:p>
          </table:table-cell>
          <table:table-cell table:style-name="ce2" table:formula="of:=[.S34]/[.S46]" office:value-type="float" office:value="0.0598617747336343" calcext:value-type="float">
            <text:p>0.059861774733634</text:p>
          </table:table-cell>
          <table:table-cell table:style-name="ce2" table:formula="of:=[.T34]/[.T46]" office:value-type="float" office:value="0.0579163451894709" calcext:value-type="float">
            <text:p>0.057916345189471</text:p>
          </table:table-cell>
          <table:table-cell table:style-name="ce2" table:formula="of:=[.U34]/[.U46]" office:value-type="float" office:value="0.0566521905477364" calcext:value-type="float">
            <text:p>0.05665219054773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lower</text:p>
          </table:table-cell>
          <table:table-cell table:style-name="ce2" table:formula="of:=[.B35]/[.B47]" office:value-type="float" office:value="0" calcext:value-type="float">
            <text:p>0</text:p>
          </table:table-cell>
          <table:table-cell table:style-name="ce2" table:formula="of:=[.C35]/[.C47]" office:value-type="float" office:value="0.000199673007975595" calcext:value-type="float">
            <text:p>0.000199673007976</text:p>
          </table:table-cell>
          <table:table-cell table:style-name="ce2" table:formula="of:=[.D35]/[.D47]" office:value-type="float" office:value="0.00814449225427873" calcext:value-type="float">
            <text:p>0.008144492254279</text:p>
          </table:table-cell>
          <table:table-cell table:style-name="ce2" table:formula="of:=[.E35]/[.E47]" office:value-type="float" office:value="0.021941317468992" calcext:value-type="float">
            <text:p>0.021941317468992</text:p>
          </table:table-cell>
          <table:table-cell table:style-name="ce2" table:formula="of:=[.F35]/[.F47]" office:value-type="float" office:value="0.0312841599891555" calcext:value-type="float">
            <text:p>0.031284159989156</text:p>
          </table:table-cell>
          <table:table-cell table:style-name="ce2" table:formula="of:=[.G35]/[.G47]" office:value-type="float" office:value="0.038310295364747" calcext:value-type="float">
            <text:p>0.038310295364747</text:p>
          </table:table-cell>
          <table:table-cell table:style-name="ce2" table:formula="of:=[.H35]/[.H47]" office:value-type="float" office:value="0.0433523330043245" calcext:value-type="float">
            <text:p>0.043352333004325</text:p>
          </table:table-cell>
          <table:table-cell table:style-name="ce2" table:formula="of:=[.I35]/[.I47]" office:value-type="float" office:value="0.0452514688632883" calcext:value-type="float">
            <text:p>0.045251468863288</text:p>
          </table:table-cell>
          <table:table-cell table:style-name="ce2" table:formula="of:=[.J35]/[.J47]" office:value-type="float" office:value="0.0461201068958307" calcext:value-type="float">
            <text:p>0.046120106895831</text:p>
          </table:table-cell>
          <table:table-cell table:style-name="ce2" table:formula="of:=[.K35]/[.K47]" office:value-type="float" office:value="0.0459988761035007" calcext:value-type="float">
            <text:p>0.045998876103501</text:p>
          </table:table-cell>
          <table:table-cell table:style-name="ce2" table:formula="of:=[.L35]/[.L47]" office:value-type="float" office:value="0.04397667578021" calcext:value-type="float">
            <text:p>0.04397667578021</text:p>
          </table:table-cell>
          <table:table-cell table:style-name="ce2" table:formula="of:=[.M35]/[.M47]" office:value-type="float" office:value="0.0419055794032889" calcext:value-type="float">
            <text:p>0.041905579403289</text:p>
          </table:table-cell>
          <table:table-cell table:style-name="ce2" table:formula="of:=[.N35]/[.N47]" office:value-type="float" office:value="0.0398921898048666" calcext:value-type="float">
            <text:p>0.039892189804867</text:p>
          </table:table-cell>
          <table:table-cell table:style-name="ce2" table:formula="of:=[.O35]/[.O47]" office:value-type="float" office:value="0.0383353362017783" calcext:value-type="float">
            <text:p>0.038335336201778</text:p>
          </table:table-cell>
          <table:table-cell table:style-name="ce2" table:formula="of:=[.P35]/[.P47]" office:value-type="float" office:value="0.0364479132943966" calcext:value-type="float">
            <text:p>0.036447913294397</text:p>
          </table:table-cell>
          <table:table-cell table:style-name="ce2" table:formula="of:=[.Q35]/[.Q47]" office:value-type="float" office:value="0.0352433141522658" calcext:value-type="float">
            <text:p>0.035243314152266</text:p>
          </table:table-cell>
          <table:table-cell table:style-name="ce2" table:formula="of:=[.R35]/[.R47]" office:value-type="float" office:value="0.034123206414714" calcext:value-type="float">
            <text:p>0.034123206414714</text:p>
          </table:table-cell>
          <table:table-cell table:style-name="ce2" table:formula="of:=[.S35]/[.S47]" office:value-type="float" office:value="0.0330274873435818" calcext:value-type="float">
            <text:p>0.033027487343582</text:p>
          </table:table-cell>
          <table:table-cell table:style-name="ce2" table:formula="of:=[.T35]/[.T47]" office:value-type="float" office:value="0.0323208060363016" calcext:value-type="float">
            <text:p>0.032320806036302</text:p>
          </table:table-cell>
          <table:table-cell table:style-name="ce2" table:formula="of:=[.U35]/[.U47]" office:value-type="float" office:value="0.0313812126050508" calcext:value-type="float">
            <text:p>0.03138121260505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ryslow</text:p>
          </table:table-cell>
          <table:table-cell table:style-name="ce2" table:formula="of:=[.B36]/[.B48]" office:value-type="float" office:value="0" calcext:value-type="float">
            <text:p>0</text:p>
          </table:table-cell>
          <table:table-cell table:style-name="ce2" table:formula="of:=[.C36]/[.C48]" office:value-type="float" office:value="0.000277886006374412" calcext:value-type="float">
            <text:p>0.000277886006374</text:p>
          </table:table-cell>
          <table:table-cell table:style-name="ce2" table:formula="of:=[.D36]/[.D48]" office:value-type="float" office:value="0.00423694316923104" calcext:value-type="float">
            <text:p>0.004236943169231</text:p>
          </table:table-cell>
          <table:table-cell table:style-name="ce2" table:formula="of:=[.E36]/[.E48]" office:value-type="float" office:value="0.0105469034880076" calcext:value-type="float">
            <text:p>0.010546903488008</text:p>
          </table:table-cell>
          <table:table-cell table:style-name="ce2" table:formula="of:=[.F36]/[.F48]" office:value-type="float" office:value="0.0151653740831683" calcext:value-type="float">
            <text:p>0.015165374083168</text:p>
          </table:table-cell>
          <table:table-cell table:style-name="ce2" table:formula="of:=[.G36]/[.G48]" office:value-type="float" office:value="0.018320316691282" calcext:value-type="float">
            <text:p>0.018320316691282</text:p>
          </table:table-cell>
          <table:table-cell table:style-name="ce2" table:formula="of:=[.H36]/[.H48]" office:value-type="float" office:value="0.0204092645921916" calcext:value-type="float">
            <text:p>0.020409264592192</text:p>
          </table:table-cell>
          <table:table-cell table:style-name="ce2" table:formula="of:=[.I36]/[.I48]" office:value-type="float" office:value="0.021639873816373" calcext:value-type="float">
            <text:p>0.021639873816373</text:p>
          </table:table-cell>
          <table:table-cell table:style-name="ce2" table:formula="of:=[.J36]/[.J48]" office:value-type="float" office:value="0.0220126818688818" calcext:value-type="float">
            <text:p>0.022012681868882</text:p>
          </table:table-cell>
          <table:table-cell table:style-name="ce2" table:formula="of:=[.K36]/[.K48]" office:value-type="float" office:value="0.0221453569981734" calcext:value-type="float">
            <text:p>0.022145356998173</text:p>
          </table:table-cell>
          <table:table-cell table:style-name="ce2" table:formula="of:=[.L36]/[.L48]" office:value-type="float" office:value="0.0217853483213818" calcext:value-type="float">
            <text:p>0.021785348321382</text:p>
          </table:table-cell>
          <table:table-cell table:style-name="ce2" table:formula="of:=[.M36]/[.M48]" office:value-type="float" office:value="0.0212150384482688" calcext:value-type="float">
            <text:p>0.021215038448269</text:p>
          </table:table-cell>
          <table:table-cell table:style-name="ce2" table:formula="of:=[.N36]/[.N48]" office:value-type="float" office:value="0.0204057645565612" calcext:value-type="float">
            <text:p>0.020405764556561</text:p>
          </table:table-cell>
          <table:table-cell table:style-name="ce2" table:formula="of:=[.O36]/[.O48]" office:value-type="float" office:value="0.0196766681377217" calcext:value-type="float">
            <text:p>0.019676668137722</text:p>
          </table:table-cell>
          <table:table-cell table:style-name="ce2" table:formula="of:=[.P36]/[.P48]" office:value-type="float" office:value="0.0188837176759514" calcext:value-type="float">
            <text:p>0.018883717675951</text:p>
          </table:table-cell>
          <table:table-cell table:style-name="ce2" table:formula="of:=[.Q36]/[.Q48]" office:value-type="float" office:value="0.0182494261024382" calcext:value-type="float">
            <text:p>0.018249426102438</text:p>
          </table:table-cell>
          <table:table-cell table:style-name="ce2" table:formula="of:=[.R36]/[.R48]" office:value-type="float" office:value="0.0177546219472904" calcext:value-type="float">
            <text:p>0.01775462194729</text:p>
          </table:table-cell>
          <table:table-cell table:style-name="ce2" table:formula="of:=[.S36]/[.S48]" office:value-type="float" office:value="0.0172582581704307" calcext:value-type="float">
            <text:p>0.017258258170431</text:p>
          </table:table-cell>
          <table:table-cell table:style-name="ce2" table:formula="of:=[.T36]/[.T48]" office:value-type="float" office:value="0.0168842020849034" calcext:value-type="float">
            <text:p>0.016884202084903</text:p>
          </table:table-cell>
          <table:table-cell table:style-name="ce2" table:formula="of:=[.U36]/[.U48]" office:value-type="float" office:value="0.0165060315400547" calcext:value-type="float">
            <text:p>0.016506031540055</text:p>
          </table:table-cell>
          <table:table-cell table:number-columns-repeated="7"/>
          <table:table-cell table:style-name="Default"/>
          <table:table-cell table:number-columns-repeated="995"/>
        </table:table-row>
        <table:table-row table:style-name="ro2">
          <table:table-cell office:value-type="string" calcext:value-type="string">
            <text:p>placebo</text:p>
          </table:table-cell>
          <table:table-cell table:style-name="ce2" table:formula="of:=[.B37]/[.B49]" office:value-type="float" office:value="0" calcext:value-type="float">
            <text:p>0</text:p>
          </table:table-cell>
          <table:table-cell table:style-name="ce2" table:formula="of:=[.C37]/[.C49]" office:value-type="float" office:value="0.000051314012290441" calcext:value-type="float">
            <text:p>5.1314012290441E-05</text:p>
          </table:table-cell>
          <table:table-cell table:style-name="ce2" table:formula="of:=[.D37]/[.D49]" office:value-type="float" office:value="0.000310817881278687" calcext:value-type="float">
            <text:p>0.000310817881279</text:p>
          </table:table-cell>
          <table:table-cell table:style-name="ce2" table:formula="of:=[.E37]/[.E49]" office:value-type="float" office:value="0.00191789659904101" calcext:value-type="float">
            <text:p>0.001917896599041</text:p>
          </table:table-cell>
          <table:table-cell table:style-name="ce2" table:formula="of:=[.F37]/[.F49]" office:value-type="float" office:value="0.00329476831117733" calcext:value-type="float">
            <text:p>0.003294768311177</text:p>
          </table:table-cell>
          <table:table-cell table:style-name="ce2" table:formula="of:=[.G37]/[.G49]" office:value-type="float" office:value="0.00357322328250981" calcext:value-type="float">
            <text:p>0.00357322328251</text:p>
          </table:table-cell>
          <table:table-cell table:style-name="ce2" table:formula="of:=[.H37]/[.H49]" office:value-type="float" office:value="0.00368539466006725" calcext:value-type="float">
            <text:p>0.003685394660067</text:p>
          </table:table-cell>
          <table:table-cell table:style-name="ce2" table:formula="of:=[.I37]/[.I49]" office:value-type="float" office:value="0.00370500544464943" calcext:value-type="float">
            <text:p>0.003705005444649</text:p>
          </table:table-cell>
          <table:table-cell table:style-name="ce2" table:formula="of:=[.J37]/[.J49]" office:value-type="float" office:value="0.00367161796889055" calcext:value-type="float">
            <text:p>0.003671617968891</text:p>
          </table:table-cell>
          <table:table-cell table:style-name="ce2" table:formula="of:=[.K37]/[.K49]" office:value-type="float" office:value="0.00360481241270799" calcext:value-type="float">
            <text:p>0.003604812412708</text:p>
          </table:table-cell>
          <table:table-cell table:style-name="ce2" table:formula="of:=[.L37]/[.L49]" office:value-type="float" office:value="0.00345097593317232" calcext:value-type="float">
            <text:p>0.003450975933172</text:p>
          </table:table-cell>
          <table:table-cell table:style-name="ce2" table:formula="of:=[.M37]/[.M49]" office:value-type="float" office:value="0.0033130342075759" calcext:value-type="float">
            <text:p>0.003313034207576</text:p>
          </table:table-cell>
          <table:table-cell table:style-name="ce2" table:formula="of:=[.N37]/[.N49]" office:value-type="float" office:value="0.00320268533922699" calcext:value-type="float">
            <text:p>0.003202685339227</text:p>
          </table:table-cell>
          <table:table-cell table:style-name="ce2" table:formula="of:=[.O37]/[.O49]" office:value-type="float" office:value="0.00306499022437794" calcext:value-type="float">
            <text:p>0.003064990224378</text:p>
          </table:table-cell>
          <table:table-cell table:style-name="ce2" table:formula="of:=[.P37]/[.P49]" office:value-type="float" office:value="0.00296178454512354" calcext:value-type="float">
            <text:p>0.002961784545124</text:p>
          </table:table-cell>
          <table:table-cell table:style-name="ce2" table:formula="of:=[.Q37]/[.Q49]" office:value-type="float" office:value="0.00290440449281374" calcext:value-type="float">
            <text:p>0.002904404492814</text:p>
          </table:table-cell>
          <table:table-cell table:style-name="ce2" table:formula="of:=[.R37]/[.R49]" office:value-type="float" office:value="0.0028486105098306" calcext:value-type="float">
            <text:p>0.002848610509831</text:p>
          </table:table-cell>
          <table:table-cell table:style-name="ce2" table:formula="of:=[.S37]/[.S49]" office:value-type="float" office:value="0.00280742821213358" calcext:value-type="float">
            <text:p>0.002807428212134</text:p>
          </table:table-cell>
          <table:table-cell table:style-name="ce2" table:formula="of:=[.T37]/[.T49]" office:value-type="float" office:value="0.00277057928929963" calcext:value-type="float">
            <text:p>0.0027705792893</text:p>
          </table:table-cell>
          <table:table-cell table:style-name="ce2" table:formula="of:=[.U37]/[.U49]" office:value-type="float" office:value="0.00274349831982736" calcext:value-type="float">
            <text:p>0.002743498319827</text:p>
          </table:table-cell>
          <table:table-cell table:number-columns-repeated="1003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 table:number-rows-repeated="71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ntel" table:style-name="ta1"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2" table:number-rows-repeated="73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number-style style:name="N122P0" style:volatile="true">
      <number:number number:decimal-places="0" loext:min-decimal-places="0" number:min-integer-digits="1" number:grouping="true"/>
      <number:text> Kč</number:text>
    </number:number-style>
    <number:number-style style:name="N122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Kč</number:text>
    </number:number-style>
    <number:number-style style:name="N125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2" style:volatile="true">
      <loext:text> </loext:text>
      <loext:fill-character> </loext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38P2" style:volatile="true">
      <loext:text> </loext:text>
      <loext:fill-character> </loext:fill-character>
      <number:text>- Kč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6:05:40.850306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initial-creator>Jaroslav Svoboda</meta:initial-creator>
    <meta:creation-date>2016-11-29T18:38:49Z</meta:creation-date>
    <dc:date>2016-12-11T16:13:48.459682670</dc:date>
    <meta:editing-cycles>23</meta:editing-cycles>
    <meta:editing-duration>PT1H46M11S</meta:editing-duration>
    <dc:creator>Jaroslav Svoboda</dc:creator>
    <meta:document-statistic meta:table-count="3" meta:cell-count="11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PSNRHVSM</text:p>
        </chart:title>
        <chart:legend chart:legend-position="end" svg:x="13.254cm" svg:y="1.96cm" style:legend-expansion="high" chart:style-name="ch3"/>
        <chart:plot-area chart:style-name="ch4" table:cell-range-address="old_town_cross_2160p50.B3:old_town_cross_2160p50.U13 old_town_cross_2160p50.A4:old_town_cross_2160p50.A13" chart:data-source-has-labels="column" svg:x="0.32cm" svg:y="1.275cm" svg:width="12.614cm" svg:height="7.545cm">
          <chartooo:coordinate-region svg:x="0.941cm" svg:y="1.474cm" svg:width="11.52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8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9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10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1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2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3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4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series chart:style-name="ch15" chart:values-cell-range-address="old_town_cross_2160p50.B12:old_town_cross_2160p50.U12" chart:label-cell-address="old_town_cross_2160p50.A12:old_town_cross_2160p50.A12" chart:class="chart:scatter">
            <chart:data-point chart:repeated="20"/>
          </chart:series>
          <chart:series chart:style-name="ch16" chart:values-cell-range-address="old_town_cross_2160p50.B13:old_town_cross_2160p50.U13" chart:label-cell-address="old_town_cross_2160p50.A13:old_town_cross_2160p50.A13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:old_town_cross_2160p50.A4</svg:desc>
                </draw:g>
              </table:table-cell>
              <table:table-cell office:value-type="float" office:value="15.866484">
                <text:p>15.866484</text:p>
                <draw:g>
                  <svg:desc>old_town_cross_2160p50.B4:old_town_cross_2160p50.U4</svg:desc>
                </draw:g>
              </table:table-cell>
              <table:table-cell office:value-type="float" office:value="18.741463">
                <text:p>18.741463</text:p>
              </table:table-cell>
              <table:table-cell office:value-type="float" office:value="19.602278">
                <text:p>19.602278</text:p>
              </table:table-cell>
              <table:table-cell office:value-type="float" office:value="20.540478">
                <text:p>20.540478</text:p>
              </table:table-cell>
              <table:table-cell office:value-type="float" office:value="21.731932">
                <text:p>21.731932</text:p>
              </table:table-cell>
              <table:table-cell office:value-type="float" office:value="23.412193">
                <text:p>23.412193</text:p>
              </table:table-cell>
              <table:table-cell office:value-type="float" office:value="25.474106">
                <text:p>25.474106</text:p>
              </table:table-cell>
              <table:table-cell office:value-type="float" office:value="27.060474">
                <text:p>27.060474</text:p>
              </table:table-cell>
              <table:table-cell office:value-type="float" office:value="27.957106">
                <text:p>27.957106</text:p>
              </table:table-cell>
              <table:table-cell office:value-type="float" office:value="28.639324">
                <text:p>28.639324</text:p>
              </table:table-cell>
              <table:table-cell office:value-type="float" office:value="29.464214">
                <text:p>29.464214</text:p>
              </table:table-cell>
              <table:table-cell office:value-type="float" office:value="29.974766">
                <text:p>29.974766</text:p>
              </table:table-cell>
              <table:table-cell office:value-type="float" office:value="30.350863">
                <text:p>30.350863</text:p>
              </table:table-cell>
              <table:table-cell office:value-type="float" office:value="30.656569">
                <text:p>30.656569</text:p>
              </table:table-cell>
              <table:table-cell office:value-type="float" office:value="30.929167">
                <text:p>30.929167</text:p>
              </table:table-cell>
              <table:table-cell office:value-type="float" office:value="31.096781">
                <text:p>31.096781</text:p>
              </table:table-cell>
              <table:table-cell office:value-type="float" office:value="31.270885">
                <text:p>31.270885</text:p>
              </table:table-cell>
              <table:table-cell office:value-type="float" office:value="31.417711">
                <text:p>31.417711</text:p>
              </table:table-cell>
              <table:table-cell office:value-type="float" office:value="31.571564">
                <text:p>31.571564</text:p>
              </table:table-cell>
              <table:table-cell office:value-type="float" office:value="31.649143">
                <text:p>31.649143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:old_town_cross_2160p50.A5</svg:desc>
                </draw:g>
              </table:table-cell>
              <table:table-cell office:value-type="float" office:value="18.741652">
                <text:p>18.741652</text:p>
                <draw:g>
                  <svg:desc>old_town_cross_2160p50.B5:old_town_cross_2160p50.U5</svg:desc>
                </draw:g>
              </table:table-cell>
              <table:table-cell office:value-type="float" office:value="20.468874">
                <text:p>20.468874</text:p>
              </table:table-cell>
              <table:table-cell office:value-type="float" office:value="23.86343">
                <text:p>23.86343</text:p>
              </table:table-cell>
              <table:table-cell office:value-type="float" office:value="26.16774">
                <text:p>26.16774</text:p>
              </table:table-cell>
              <table:table-cell office:value-type="float" office:value="27.617369">
                <text:p>27.617369</text:p>
              </table:table-cell>
              <table:table-cell office:value-type="float" office:value="28.606936">
                <text:p>28.606936</text:p>
              </table:table-cell>
              <table:table-cell office:value-type="float" office:value="29.327358">
                <text:p>29.327358</text:p>
              </table:table-cell>
              <table:table-cell office:value-type="float" office:value="29.822542">
                <text:p>29.822542</text:p>
              </table:table-cell>
              <table:table-cell office:value-type="float" office:value="30.184036">
                <text:p>30.184036</text:p>
              </table:table-cell>
              <table:table-cell office:value-type="float" office:value="30.463449">
                <text:p>30.463449</text:p>
              </table:table-cell>
              <table:table-cell office:value-type="float" office:value="30.860699">
                <text:p>30.860699</text:p>
              </table:table-cell>
              <table:table-cell office:value-type="float" office:value="31.128311">
                <text:p>31.128311</text:p>
              </table:table-cell>
              <table:table-cell office:value-type="float" office:value="31.321585">
                <text:p>31.321585</text:p>
              </table:table-cell>
              <table:table-cell office:value-type="float" office:value="31.512495">
                <text:p>31.512495</text:p>
              </table:table-cell>
              <table:table-cell office:value-type="float" office:value="31.652767">
                <text:p>31.652767</text:p>
              </table:table-cell>
              <table:table-cell office:value-type="float" office:value="31.75382">
                <text:p>31.75382</text:p>
              </table:table-cell>
              <table:table-cell office:value-type="float" office:value="31.81422">
                <text:p>31.81422</text:p>
              </table:table-cell>
              <table:table-cell office:value-type="float" office:value="31.865736">
                <text:p>31.865736</text:p>
              </table:table-cell>
              <table:table-cell office:value-type="float" office:value="31.913893">
                <text:p>31.913893</text:p>
              </table:table-cell>
              <table:table-cell office:value-type="float" office:value="31.96314">
                <text:p>31.9631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6:old_town_cross_2160p50.A6</svg:desc>
                </draw:g>
              </table:table-cell>
              <table:table-cell office:value-type="float" office:value="18.829054">
                <text:p>18.829054</text:p>
                <draw:g>
                  <svg:desc>old_town_cross_2160p50.B6:old_town_cross_2160p50.U6</svg:desc>
                </draw:g>
              </table:table-cell>
              <table:table-cell office:value-type="float" office:value="20.452318">
                <text:p>20.452318</text:p>
              </table:table-cell>
              <table:table-cell office:value-type="float" office:value="23.867968">
                <text:p>23.867968</text:p>
              </table:table-cell>
              <table:table-cell office:value-type="float" office:value="26.448957">
                <text:p>26.448957</text:p>
              </table:table-cell>
              <table:table-cell office:value-type="float" office:value="27.883886">
                <text:p>27.883886</text:p>
              </table:table-cell>
              <table:table-cell office:value-type="float" office:value="28.912495">
                <text:p>28.912495</text:p>
              </table:table-cell>
              <table:table-cell office:value-type="float" office:value="29.711254">
                <text:p>29.711254</text:p>
              </table:table-cell>
              <table:table-cell office:value-type="float" office:value="30.279198">
                <text:p>30.279198</text:p>
              </table:table-cell>
              <table:table-cell office:value-type="float" office:value="30.701002">
                <text:p>30.701002</text:p>
              </table:table-cell>
              <table:table-cell office:value-type="float" office:value="31.051512">
                <text:p>31.051512</text:p>
              </table:table-cell>
              <table:table-cell office:value-type="float" office:value="31.500498">
                <text:p>31.500498</text:p>
              </table:table-cell>
              <table:table-cell office:value-type="float" office:value="31.799679">
                <text:p>31.799679</text:p>
              </table:table-cell>
              <table:table-cell office:value-type="float" office:value="32.000854">
                <text:p>32.000854</text:p>
              </table:table-cell>
              <table:table-cell office:value-type="float" office:value="32.131535">
                <text:p>32.131535</text:p>
              </table:table-cell>
              <table:table-cell office:value-type="float" office:value="32.228245">
                <text:p>32.228245</text:p>
              </table:table-cell>
              <table:table-cell office:value-type="float" office:value="32.292011">
                <text:p>32.292011</text:p>
              </table:table-cell>
              <table:table-cell office:value-type="float" office:value="32.332211">
                <text:p>32.332211</text:p>
              </table:table-cell>
              <table:table-cell office:value-type="float" office:value="32.344208">
                <text:p>32.344208</text:p>
              </table:table-cell>
              <table:table-cell office:value-type="float" office:value="32.326263">
                <text:p>32.326263</text:p>
              </table:table-cell>
              <table:table-cell office:value-type="float" office:value="32.212299">
                <text:p>32.212299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7:old_town_cross_2160p50.A7</svg:desc>
                </draw:g>
              </table:table-cell>
              <table:table-cell office:value-type="float" office:value="20.587074">
                <text:p>20.587074</text:p>
                <draw:g>
                  <svg:desc>old_town_cross_2160p50.B7:old_town_cross_2160p50.U7</svg:desc>
                </draw:g>
              </table:table-cell>
              <table:table-cell office:value-type="float" office:value="22.416363">
                <text:p>22.416363</text:p>
              </table:table-cell>
              <table:table-cell office:value-type="float" office:value="24.346758">
                <text:p>24.346758</text:p>
              </table:table-cell>
              <table:table-cell office:value-type="float" office:value="26.655804">
                <text:p>26.655804</text:p>
              </table:table-cell>
              <table:table-cell office:value-type="float" office:value="28.016218">
                <text:p>28.016218</text:p>
              </table:table-cell>
              <table:table-cell office:value-type="float" office:value="29.047573">
                <text:p>29.047573</text:p>
              </table:table-cell>
              <table:table-cell office:value-type="float" office:value="29.845821">
                <text:p>29.845821</text:p>
              </table:table-cell>
              <table:table-cell office:value-type="float" office:value="30.511181">
                <text:p>30.511181</text:p>
              </table:table-cell>
              <table:table-cell office:value-type="float" office:value="31.02116">
                <text:p>31.02116</text:p>
              </table:table-cell>
              <table:table-cell office:value-type="float" office:value="31.432747">
                <text:p>31.432747</text:p>
              </table:table-cell>
              <table:table-cell office:value-type="float" office:value="32.045013">
                <text:p>32.045013</text:p>
              </table:table-cell>
              <table:table-cell office:value-type="float" office:value="32.439121">
                <text:p>32.439121</text:p>
              </table:table-cell>
              <table:table-cell office:value-type="float" office:value="32.696354">
                <text:p>32.696354</text:p>
              </table:table-cell>
              <table:table-cell office:value-type="float" office:value="32.87307">
                <text:p>32.87307</text:p>
              </table:table-cell>
              <table:table-cell office:value-type="float" office:value="32.998329">
                <text:p>32.998329</text:p>
              </table:table-cell>
              <table:table-cell office:value-type="float" office:value="33.08802">
                <text:p>33.08802</text:p>
              </table:table-cell>
              <table:table-cell office:value-type="float" office:value="33.137844">
                <text:p>33.137844</text:p>
              </table:table-cell>
              <table:table-cell office:value-type="float" office:value="33.173229">
                <text:p>33.173229</text:p>
              </table:table-cell>
              <table:table-cell office:value-type="float" office:value="33.184521">
                <text:p>33.184521</text:p>
              </table:table-cell>
              <table:table-cell office:value-type="float" office:value="33.148392">
                <text:p>33.14839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:old_town_cross_2160p50.A8</svg:desc>
                </draw:g>
              </table:table-cell>
              <table:table-cell office:value-type="float" office:value="18.959402">
                <text:p>18.959402</text:p>
                <draw:g>
                  <svg:desc>old_town_cross_2160p50.B8:old_town_cross_2160p50.U8</svg:desc>
                </draw:g>
              </table:table-cell>
              <table:table-cell office:value-type="float" office:value="22.399515">
                <text:p>22.399515</text:p>
              </table:table-cell>
              <table:table-cell office:value-type="float" office:value="24.982018">
                <text:p>24.982018</text:p>
              </table:table-cell>
              <table:table-cell office:value-type="float" office:value="26.725239">
                <text:p>26.725239</text:p>
              </table:table-cell>
              <table:table-cell office:value-type="float" office:value="27.968664">
                <text:p>27.968664</text:p>
              </table:table-cell>
              <table:table-cell office:value-type="float" office:value="29.015144">
                <text:p>29.015144</text:p>
              </table:table-cell>
              <table:table-cell office:value-type="float" office:value="29.802563">
                <text:p>29.802563</text:p>
              </table:table-cell>
              <table:table-cell office:value-type="float" office:value="30.457941">
                <text:p>30.457941</text:p>
              </table:table-cell>
              <table:table-cell office:value-type="float" office:value="30.971491">
                <text:p>30.971491</text:p>
              </table:table-cell>
              <table:table-cell office:value-type="float" office:value="31.385466">
                <text:p>31.385466</text:p>
              </table:table-cell>
              <table:table-cell office:value-type="float" office:value="31.969303">
                <text:p>31.969303</text:p>
              </table:table-cell>
              <table:table-cell office:value-type="float" office:value="32.358471">
                <text:p>32.358471</text:p>
              </table:table-cell>
              <table:table-cell office:value-type="float" office:value="32.607574">
                <text:p>32.607574</text:p>
              </table:table-cell>
              <table:table-cell office:value-type="float" office:value="32.791176">
                <text:p>32.791176</text:p>
              </table:table-cell>
              <table:table-cell office:value-type="float" office:value="32.916645">
                <text:p>32.916645</text:p>
              </table:table-cell>
              <table:table-cell office:value-type="float" office:value="32.993118">
                <text:p>32.993118</text:p>
              </table:table-cell>
              <table:table-cell office:value-type="float" office:value="33.022289">
                <text:p>33.022289</text:p>
              </table:table-cell>
              <table:table-cell office:value-type="float" office:value="33.033642">
                <text:p>33.033642</text:p>
              </table:table-cell>
              <table:table-cell office:value-type="float" office:value="32.998493">
                <text:p>32.998493</text:p>
              </table:table-cell>
              <table:table-cell office:value-type="float" office:value="32.921925">
                <text:p>32.921925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:old_town_cross_2160p50.A9</svg:desc>
                </draw:g>
              </table:table-cell>
              <table:table-cell office:value-type="float" office:value="18.973978">
                <text:p>18.973978</text:p>
                <draw:g>
                  <svg:desc>old_town_cross_2160p50.B9:old_town_cross_2160p50.U9</svg:desc>
                </draw:g>
              </table:table-cell>
              <table:table-cell office:value-type="float" office:value="21.756622">
                <text:p>21.756622</text:p>
              </table:table-cell>
              <table:table-cell office:value-type="float" office:value="23.97843">
                <text:p>23.97843</text:p>
              </table:table-cell>
              <table:table-cell office:value-type="float" office:value="25.819498">
                <text:p>25.819498</text:p>
              </table:table-cell>
              <table:table-cell office:value-type="float" office:value="27.299746">
                <text:p>27.299746</text:p>
              </table:table-cell>
              <table:table-cell office:value-type="float" office:value="28.502996">
                <text:p>28.502996</text:p>
              </table:table-cell>
              <table:table-cell office:value-type="float" office:value="29.514523">
                <text:p>29.514523</text:p>
              </table:table-cell>
              <table:table-cell office:value-type="float" office:value="30.287111">
                <text:p>30.287111</text:p>
              </table:table-cell>
              <table:table-cell office:value-type="float" office:value="30.878172">
                <text:p>30.878172</text:p>
              </table:table-cell>
              <table:table-cell office:value-type="float" office:value="31.361139">
                <text:p>31.361139</text:p>
              </table:table-cell>
              <table:table-cell office:value-type="float" office:value="32.014763">
                <text:p>32.014763</text:p>
              </table:table-cell>
              <table:table-cell office:value-type="float" office:value="32.397335">
                <text:p>32.397335</text:p>
              </table:table-cell>
              <table:table-cell office:value-type="float" office:value="32.627014">
                <text:p>32.627014</text:p>
              </table:table-cell>
              <table:table-cell office:value-type="float" office:value="32.799168">
                <text:p>32.799168</text:p>
              </table:table-cell>
              <table:table-cell office:value-type="float" office:value="32.903919">
                <text:p>32.903919</text:p>
              </table:table-cell>
              <table:table-cell office:value-type="float" office:value="32.95443">
                <text:p>32.95443</text:p>
              </table:table-cell>
              <table:table-cell office:value-type="float" office:value="32.94651">
                <text:p>32.94651</text:p>
              </table:table-cell>
              <table:table-cell office:value-type="float" office:value="32.939663">
                <text:p>32.939663</text:p>
              </table:table-cell>
              <table:table-cell office:value-type="float" office:value="32.916843">
                <text:p>32.916843</text:p>
              </table:table-cell>
              <table:table-cell office:value-type="float" office:value="32.839035">
                <text:p>32.83903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10:old_town_cross_2160p50.A10</svg:desc>
                </draw:g>
              </table:table-cell>
              <table:table-cell office:value-type="float" office:value="18.929846">
                <text:p>18.929846</text:p>
                <draw:g>
                  <svg:desc>old_town_cross_2160p50.B10:old_town_cross_2160p50.U10</svg:desc>
                </draw:g>
              </table:table-cell>
              <table:table-cell office:value-type="float" office:value="21.531042">
                <text:p>21.531042</text:p>
              </table:table-cell>
              <table:table-cell office:value-type="float" office:value="23.908098">
                <text:p>23.908098</text:p>
              </table:table-cell>
              <table:table-cell office:value-type="float" office:value="25.71557">
                <text:p>25.71557</text:p>
              </table:table-cell>
              <table:table-cell office:value-type="float" office:value="27.204296">
                <text:p>27.204296</text:p>
              </table:table-cell>
              <table:table-cell office:value-type="float" office:value="28.576332">
                <text:p>28.576332</text:p>
              </table:table-cell>
              <table:table-cell office:value-type="float" office:value="29.583874">
                <text:p>29.583874</text:p>
              </table:table-cell>
              <table:table-cell office:value-type="float" office:value="30.38905">
                <text:p>30.38905</text:p>
              </table:table-cell>
              <table:table-cell office:value-type="float" office:value="30.883057">
                <text:p>30.883057</text:p>
              </table:table-cell>
              <table:table-cell office:value-type="float" office:value="31.27459">
                <text:p>31.27459</text:p>
              </table:table-cell>
              <table:table-cell office:value-type="float" office:value="31.746059">
                <text:p>31.746059</text:p>
              </table:table-cell>
              <table:table-cell office:value-type="float" office:value="32.073631">
                <text:p>32.073631</text:p>
              </table:table-cell>
              <table:table-cell office:value-type="float" office:value="32.233776">
                <text:p>32.233776</text:p>
              </table:table-cell>
              <table:table-cell office:value-type="float" office:value="32.329384">
                <text:p>32.329384</text:p>
              </table:table-cell>
              <table:table-cell office:value-type="float" office:value="32.365601">
                <text:p>32.365601</text:p>
              </table:table-cell>
              <table:table-cell office:value-type="float" office:value="32.385685">
                <text:p>32.385685</text:p>
              </table:table-cell>
              <table:table-cell office:value-type="float" office:value="32.365566">
                <text:p>32.365566</text:p>
              </table:table-cell>
              <table:table-cell office:value-type="float" office:value="32.353912">
                <text:p>32.353912</text:p>
              </table:table-cell>
              <table:table-cell office:value-type="float" office:value="32.306908">
                <text:p>32.306908</text:p>
              </table:table-cell>
              <table:table-cell office:value-type="float" office:value="32.232143">
                <text:p>32.232143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11:old_town_cross_2160p50.A11</svg:desc>
                </draw:g>
              </table:table-cell>
              <table:table-cell office:value-type="float" office:value="18.412689">
                <text:p>18.412689</text:p>
                <draw:g>
                  <svg:desc>old_town_cross_2160p50.B11:old_town_cross_2160p50.U11</svg:desc>
                </draw:g>
              </table:table-cell>
              <table:table-cell office:value-type="float" office:value="21.456081">
                <text:p>21.456081</text:p>
              </table:table-cell>
              <table:table-cell office:value-type="float" office:value="24.017227">
                <text:p>24.017227</text:p>
              </table:table-cell>
              <table:table-cell office:value-type="float" office:value="25.715008">
                <text:p>25.715008</text:p>
              </table:table-cell>
              <table:table-cell office:value-type="float" office:value="27.101921">
                <text:p>27.101921</text:p>
              </table:table-cell>
              <table:table-cell office:value-type="float" office:value="28.419737">
                <text:p>28.419737</text:p>
              </table:table-cell>
              <table:table-cell office:value-type="float" office:value="29.625879">
                <text:p>29.625879</text:p>
              </table:table-cell>
              <table:table-cell office:value-type="float" office:value="30.353783">
                <text:p>30.353783</text:p>
              </table:table-cell>
              <table:table-cell office:value-type="float" office:value="30.898769">
                <text:p>30.898769</text:p>
              </table:table-cell>
              <table:table-cell office:value-type="float" office:value="31.289091">
                <text:p>31.289091</text:p>
              </table:table-cell>
              <table:table-cell office:value-type="float" office:value="31.761768">
                <text:p>31.761768</text:p>
              </table:table-cell>
              <table:table-cell office:value-type="float" office:value="32.08736">
                <text:p>32.08736</text:p>
              </table:table-cell>
              <table:table-cell office:value-type="float" office:value="32.314232">
                <text:p>32.314232</text:p>
              </table:table-cell>
              <table:table-cell office:value-type="float" office:value="32.426266">
                <text:p>32.426266</text:p>
              </table:table-cell>
              <table:table-cell office:value-type="float" office:value="32.494835">
                <text:p>32.494835</text:p>
              </table:table-cell>
              <table:table-cell office:value-type="float" office:value="32.510956">
                <text:p>32.510956</text:p>
              </table:table-cell>
              <table:table-cell office:value-type="float" office:value="32.52861">
                <text:p>32.52861</text:p>
              </table:table-cell>
              <table:table-cell office:value-type="float" office:value="32.496643">
                <text:p>32.496643</text:p>
              </table:table-cell>
              <table:table-cell office:value-type="float" office:value="32.429314">
                <text:p>32.429314</text:p>
              </table:table-cell>
              <table:table-cell office:value-type="float" office:value="32.375206">
                <text:p>32.375206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12:old_town_cross_2160p50.A12</svg:desc>
                </draw:g>
              </table:table-cell>
              <table:table-cell office:value-type="float" office:value="20.037725">
                <text:p>20.037725</text:p>
                <draw:g>
                  <svg:desc>old_town_cross_2160p50.B12:old_town_cross_2160p50.U12</svg:desc>
                </draw:g>
              </table:table-cell>
              <table:table-cell office:value-type="float" office:value="21.694099">
                <text:p>21.694099</text:p>
              </table:table-cell>
              <table:table-cell office:value-type="float" office:value="23.97267">
                <text:p>23.97267</text:p>
              </table:table-cell>
              <table:table-cell office:value-type="float" office:value="25.865948">
                <text:p>25.865948</text:p>
              </table:table-cell>
              <table:table-cell office:value-type="float" office:value="27.418312">
                <text:p>27.418312</text:p>
              </table:table-cell>
              <table:table-cell office:value-type="float" office:value="28.674503">
                <text:p>28.674503</text:p>
              </table:table-cell>
              <table:table-cell office:value-type="float" office:value="29.651876">
                <text:p>29.651876</text:p>
              </table:table-cell>
              <table:table-cell office:value-type="float" office:value="30.383846">
                <text:p>30.383846</text:p>
              </table:table-cell>
              <table:table-cell office:value-type="float" office:value="30.844103">
                <text:p>30.844103</text:p>
              </table:table-cell>
              <table:table-cell office:value-type="float" office:value="31.169672">
                <text:p>31.169672</text:p>
              </table:table-cell>
              <table:table-cell office:value-type="float" office:value="31.609707">
                <text:p>31.609707</text:p>
              </table:table-cell>
              <table:table-cell office:value-type="float" office:value="31.900953">
                <text:p>31.900953</text:p>
              </table:table-cell>
              <table:table-cell office:value-type="float" office:value="32.02404">
                <text:p>32.02404</text:p>
              </table:table-cell>
              <table:table-cell office:value-type="float" office:value="32.123867">
                <text:p>32.123867</text:p>
              </table:table-cell>
              <table:table-cell office:value-type="float" office:value="32.17783">
                <text:p>32.17783</text:p>
              </table:table-cell>
              <table:table-cell office:value-type="float" office:value="32.217186">
                <text:p>32.217186</text:p>
              </table:table-cell>
              <table:table-cell office:value-type="float" office:value="32.23732">
                <text:p>32.23732</text:p>
              </table:table-cell>
              <table:table-cell office:value-type="float" office:value="32.202049">
                <text:p>32.202049</text:p>
              </table:table-cell>
              <table:table-cell office:value-type="float" office:value="32.148083">
                <text:p>32.148083</text:p>
              </table:table-cell>
              <table:table-cell office:value-type="float" office:value="32.096817">
                <text:p>32.09681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13:old_town_cross_2160p50.A13</svg:desc>
                </draw:g>
              </table:table-cell>
              <table:table-cell office:value-type="float" office:value="18.575714">
                <text:p>18.575714</text:p>
                <draw:g>
                  <svg:desc>old_town_cross_2160p50.B13:old_town_cross_2160p50.U13</svg:desc>
                </draw:g>
              </table:table-cell>
              <table:table-cell office:value-type="float" office:value="20.324776">
                <text:p>20.324776</text:p>
              </table:table-cell>
              <table:table-cell office:value-type="float" office:value="21.838972">
                <text:p>21.838972</text:p>
              </table:table-cell>
              <table:table-cell office:value-type="float" office:value="23.932955">
                <text:p>23.932955</text:p>
              </table:table-cell>
              <table:table-cell office:value-type="float" office:value="26.316719">
                <text:p>26.316719</text:p>
              </table:table-cell>
              <table:table-cell office:value-type="float" office:value="28.214169">
                <text:p>28.214169</text:p>
              </table:table-cell>
              <table:table-cell office:value-type="float" office:value="29.502058">
                <text:p>29.502058</text:p>
              </table:table-cell>
              <table:table-cell office:value-type="float" office:value="30.290247">
                <text:p>30.290247</text:p>
              </table:table-cell>
              <table:table-cell office:value-type="float" office:value="30.787041">
                <text:p>30.787041</text:p>
              </table:table-cell>
              <table:table-cell office:value-type="float" office:value="31.152033">
                <text:p>31.152033</text:p>
              </table:table-cell>
              <table:table-cell office:value-type="float" office:value="31.522917">
                <text:p>31.522917</text:p>
              </table:table-cell>
              <table:table-cell office:value-type="float" office:value="31.786613">
                <text:p>31.786613</text:p>
              </table:table-cell>
              <table:table-cell office:value-type="float" office:value="31.89662">
                <text:p>31.89662</text:p>
              </table:table-cell>
              <table:table-cell office:value-type="float" office:value="31.956192">
                <text:p>31.956192</text:p>
              </table:table-cell>
              <table:table-cell office:value-type="float" office:value="31.988749">
                <text:p>31.988749</text:p>
              </table:table-cell>
              <table:table-cell office:value-type="float" office:value="32.017479">
                <text:p>32.017479</text:p>
              </table:table-cell>
              <table:table-cell office:value-type="float" office:value="32.015335">
                <text:p>32.015335</text:p>
              </table:table-cell>
              <table:table-cell office:value-type="float" office:value="31.972691">
                <text:p>31.972691</text:p>
              </table:table-cell>
              <table:table-cell office:value-type="float" office:value="31.896652">
                <text:p>31.896652</text:p>
              </table:table-cell>
              <table:table-cell office:value-type="float" office:value="31.822626">
                <text:p>31.822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VMAF</text:p>
        </chart:title>
        <chart:legend chart:legend-position="end" svg:x="13.254cm" svg:y="1.96cm" style:legend-expansion="high" chart:style-name="ch3"/>
        <chart:plot-area chart:style-name="ch4" table:cell-range-address="old_town_cross_2160p50.B27:old_town_cross_2160p50.U37 old_town_cross_2160p50.A28:old_town_cross_2160p50.A37" chart:data-source-has-labels="column" svg:x="0.32cm" svg:y="1.275cm" svg:width="12.614cm" svg:height="7.545cm">
          <chartooo:coordinate-region svg:x="0.941cm" svg:y="1.474cm" svg:width="11.34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8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9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10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1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2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3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4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series chart:style-name="ch15" chart:values-cell-range-address="old_town_cross_2160p50.B36:old_town_cross_2160p50.U36" chart:label-cell-address="old_town_cross_2160p50.A36:old_town_cross_2160p50.A36" chart:class="chart:scatter">
            <chart:data-point chart:repeated="20"/>
          </chart:series>
          <chart:series chart:style-name="ch16" chart:values-cell-range-address="old_town_cross_2160p50.B37:old_town_cross_2160p50.U37" chart:label-cell-address="old_town_cross_2160p50.A37:old_town_cross_2160p50.A37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28:old_town_cross_2160p50.A28</svg:desc>
                </draw:g>
              </table:table-cell>
              <table:table-cell office:value-type="float" office:value="0.004121">
                <text:p>0.004121</text:p>
                <draw:g>
                  <svg:desc>old_town_cross_2160p50.B28:old_town_cross_2160p50.U28</svg:desc>
                </draw:g>
              </table:table-cell>
              <table:table-cell office:value-type="float" office:value="0.004121">
                <text:p>0.004121</text:p>
              </table:table-cell>
              <table:table-cell office:value-type="float" office:value="0.026232">
                <text:p>0.026232</text:p>
              </table:table-cell>
              <table:table-cell office:value-type="float" office:value="1.245306">
                <text:p>1.245306</text:p>
              </table:table-cell>
              <table:table-cell office:value-type="float" office:value="8.991258">
                <text:p>8.991258</text:p>
              </table:table-cell>
              <table:table-cell office:value-type="float" office:value="22.576955">
                <text:p>22.576955</text:p>
              </table:table-cell>
              <table:table-cell office:value-type="float" office:value="38.578259">
                <text:p>38.578259</text:p>
              </table:table-cell>
              <table:table-cell office:value-type="float" office:value="50.73045">
                <text:p>50.73045</text:p>
              </table:table-cell>
              <table:table-cell office:value-type="float" office:value="57.347071">
                <text:p>57.347071</text:p>
              </table:table-cell>
              <table:table-cell office:value-type="float" office:value="62.65181">
                <text:p>62.65181</text:p>
              </table:table-cell>
              <table:table-cell office:value-type="float" office:value="69.073557">
                <text:p>69.073557</text:p>
              </table:table-cell>
              <table:table-cell office:value-type="float" office:value="72.670841">
                <text:p>72.670841</text:p>
              </table:table-cell>
              <table:table-cell office:value-type="float" office:value="75.354405">
                <text:p>75.354405</text:p>
              </table:table-cell>
              <table:table-cell office:value-type="float" office:value="77.526272">
                <text:p>77.526272</text:p>
              </table:table-cell>
              <table:table-cell office:value-type="float" office:value="79.503">
                <text:p>79.503</text:p>
              </table:table-cell>
              <table:table-cell office:value-type="float" office:value="80.639203">
                <text:p>80.639203</text:p>
              </table:table-cell>
              <table:table-cell office:value-type="float" office:value="81.8554">
                <text:p>81.8554</text:p>
              </table:table-cell>
              <table:table-cell office:value-type="float" office:value="82.91544">
                <text:p>82.91544</text:p>
              </table:table-cell>
              <table:table-cell office:value-type="float" office:value="83.901978">
                <text:p>83.901978</text:p>
              </table:table-cell>
              <table:table-cell office:value-type="float" office:value="84.335135">
                <text:p>84.335135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29:old_town_cross_2160p50.A29</svg:desc>
                </draw:g>
              </table:table-cell>
              <table:table-cell office:value-type="float" office:value="0.012246">
                <text:p>0.012246</text:p>
                <draw:g>
                  <svg:desc>old_town_cross_2160p50.B29:old_town_cross_2160p50.U29</svg:desc>
                </draw:g>
              </table:table-cell>
              <table:table-cell office:value-type="float" office:value="0.023236">
                <text:p>0.023236</text:p>
              </table:table-cell>
              <table:table-cell office:value-type="float" office:value="4.276685">
                <text:p>4.276685</text:p>
              </table:table-cell>
              <table:table-cell office:value-type="float" office:value="22.806321">
                <text:p>22.806321</text:p>
              </table:table-cell>
              <table:table-cell office:value-type="float" office:value="36.986736">
                <text:p>36.986736</text:p>
              </table:table-cell>
              <table:table-cell office:value-type="float" office:value="46.51159">
                <text:p>46.51159</text:p>
              </table:table-cell>
              <table:table-cell office:value-type="float" office:value="53.467705">
                <text:p>53.467705</text:p>
              </table:table-cell>
              <table:table-cell office:value-type="float" office:value="58.18494">
                <text:p>58.18494</text:p>
              </table:table-cell>
              <table:table-cell office:value-type="float" office:value="61.504473">
                <text:p>61.504473</text:p>
              </table:table-cell>
              <table:table-cell office:value-type="float" office:value="63.966337">
                <text:p>63.966337</text:p>
              </table:table-cell>
              <table:table-cell office:value-type="float" office:value="67.640128">
                <text:p>67.640128</text:p>
              </table:table-cell>
              <table:table-cell office:value-type="float" office:value="70.112711">
                <text:p>70.112711</text:p>
              </table:table-cell>
              <table:table-cell office:value-type="float" office:value="71.965366">
                <text:p>71.965366</text:p>
              </table:table-cell>
              <table:table-cell office:value-type="float" office:value="73.668682">
                <text:p>73.668682</text:p>
              </table:table-cell>
              <table:table-cell office:value-type="float" office:value="74.921033">
                <text:p>74.921033</text:p>
              </table:table-cell>
              <table:table-cell office:value-type="float" office:value="75.860549">
                <text:p>75.860549</text:p>
              </table:table-cell>
              <table:table-cell office:value-type="float" office:value="76.358375">
                <text:p>76.358375</text:p>
              </table:table-cell>
              <table:table-cell office:value-type="float" office:value="76.819303">
                <text:p>76.819303</text:p>
              </table:table-cell>
              <table:table-cell office:value-type="float" office:value="77.182968">
                <text:p>77.182968</text:p>
              </table:table-cell>
              <table:table-cell office:value-type="float" office:value="77.517728">
                <text:p>77.517728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30:old_town_cross_2160p50.A30</svg:desc>
                </draw:g>
              </table:table-cell>
              <table:table-cell office:value-type="float" office:value="0.035208">
                <text:p>0.035208</text:p>
                <draw:g>
                  <svg:desc>old_town_cross_2160p50.B30:old_town_cross_2160p50.U30</svg:desc>
                </draw:g>
              </table:table-cell>
              <table:table-cell office:value-type="float" office:value="0.104951">
                <text:p>0.104951</text:p>
              </table:table-cell>
              <table:table-cell office:value-type="float" office:value="6.444417">
                <text:p>6.444417</text:p>
              </table:table-cell>
              <table:table-cell office:value-type="float" office:value="27.622878">
                <text:p>27.622878</text:p>
              </table:table-cell>
              <table:table-cell office:value-type="float" office:value="42.048955">
                <text:p>42.048955</text:p>
              </table:table-cell>
              <table:table-cell office:value-type="float" office:value="52.222747">
                <text:p>52.222747</text:p>
              </table:table-cell>
              <table:table-cell office:value-type="float" office:value="59.884518">
                <text:p>59.884518</text:p>
              </table:table-cell>
              <table:table-cell office:value-type="float" office:value="65.019125">
                <text:p>65.019125</text:p>
              </table:table-cell>
              <table:table-cell office:value-type="float" office:value="68.735118">
                <text:p>68.735118</text:p>
              </table:table-cell>
              <table:table-cell office:value-type="float" office:value="71.748801">
                <text:p>71.748801</text:p>
              </table:table-cell>
              <table:table-cell office:value-type="float" office:value="75.390447">
                <text:p>75.390447</text:p>
              </table:table-cell>
              <table:table-cell office:value-type="float" office:value="77.826841">
                <text:p>77.826841</text:p>
              </table:table-cell>
              <table:table-cell office:value-type="float" office:value="79.378489">
                <text:p>79.378489</text:p>
              </table:table-cell>
              <table:table-cell office:value-type="float" office:value="80.439678">
                <text:p>80.439678</text:p>
              </table:table-cell>
              <table:table-cell office:value-type="float" office:value="81.125">
                <text:p>81.125</text:p>
              </table:table-cell>
              <table:table-cell office:value-type="float" office:value="81.579035">
                <text:p>81.579035</text:p>
              </table:table-cell>
              <table:table-cell office:value-type="float" office:value="81.845305">
                <text:p>81.845305</text:p>
              </table:table-cell>
              <table:table-cell office:value-type="float" office:value="81.806848">
                <text:p>81.806848</text:p>
              </table:table-cell>
              <table:table-cell office:value-type="float" office:value="81.54884">
                <text:p>81.54884</text:p>
              </table:table-cell>
              <table:table-cell office:value-type="float" office:value="80.570045">
                <text:p>80.57004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31:old_town_cross_2160p50.A31</svg:desc>
                </draw:g>
              </table:table-cell>
              <table:table-cell office:value-type="float" office:value="0">
                <text:p>0</text:p>
                <draw:g>
                  <svg:desc>old_town_cross_2160p50.B31:old_town_cross_2160p50.U31</svg:desc>
                </draw:g>
              </table:table-cell>
              <table:table-cell office:value-type="float" office:value="0.245498">
                <text:p>0.245498</text:p>
              </table:table-cell>
              <table:table-cell office:value-type="float" office:value="10.762875">
                <text:p>10.762875</text:p>
              </table:table-cell>
              <table:table-cell office:value-type="float" office:value="32.950219">
                <text:p>32.950219</text:p>
              </table:table-cell>
              <table:table-cell office:value-type="float" office:value="46.913538">
                <text:p>46.913538</text:p>
              </table:table-cell>
              <table:table-cell office:value-type="float" office:value="57.119695">
                <text:p>57.119695</text:p>
              </table:table-cell>
              <table:table-cell office:value-type="float" office:value="64.615984">
                <text:p>64.615984</text:p>
              </table:table-cell>
              <table:table-cell office:value-type="float" office:value="70.457881">
                <text:p>70.457881</text:p>
              </table:table-cell>
              <table:table-cell office:value-type="float" office:value="74.639722">
                <text:p>74.639722</text:p>
              </table:table-cell>
              <table:table-cell office:value-type="float" office:value="77.875275">
                <text:p>77.875275</text:p>
              </table:table-cell>
              <table:table-cell office:value-type="float" office:value="82.318779">
                <text:p>82.318779</text:p>
              </table:table-cell>
              <table:table-cell office:value-type="float" office:value="84.954539">
                <text:p>84.954539</text:p>
              </table:table-cell>
              <table:table-cell office:value-type="float" office:value="86.658124">
                <text:p>86.658124</text:p>
              </table:table-cell>
              <table:table-cell office:value-type="float" office:value="87.78346">
                <text:p>87.78346</text:p>
              </table:table-cell>
              <table:table-cell office:value-type="float" office:value="88.557694">
                <text:p>88.557694</text:p>
              </table:table-cell>
              <table:table-cell office:value-type="float" office:value="89.035192">
                <text:p>89.035192</text:p>
              </table:table-cell>
              <table:table-cell office:value-type="float" office:value="89.247032">
                <text:p>89.247032</text:p>
              </table:table-cell>
              <table:table-cell office:value-type="float" office:value="89.386569">
                <text:p>89.386569</text:p>
              </table:table-cell>
              <table:table-cell office:value-type="float" office:value="89.357596">
                <text:p>89.357596</text:p>
              </table:table-cell>
              <table:table-cell office:value-type="float" office:value="89.032277">
                <text:p>89.03227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32:old_town_cross_2160p50.A32</svg:desc>
                </draw:g>
              </table:table-cell>
              <table:table-cell office:value-type="float" office:value="0">
                <text:p>0</text:p>
                <draw:g>
                  <svg:desc>old_town_cross_2160p50.B32:old_town_cross_2160p50.U32</svg:desc>
                </draw:g>
              </table:table-cell>
              <table:table-cell office:value-type="float" office:value="1.214648">
                <text:p>1.214648</text:p>
              </table:table-cell>
              <table:table-cell office:value-type="float" office:value="20.087842">
                <text:p>20.087842</text:p>
              </table:table-cell>
              <table:table-cell office:value-type="float" office:value="37.48195">
                <text:p>37.48195</text:p>
              </table:table-cell>
              <table:table-cell office:value-type="float" office:value="49.986079">
                <text:p>49.986079</text:p>
              </table:table-cell>
              <table:table-cell office:value-type="float" office:value="59.836302">
                <text:p>59.836302</text:p>
              </table:table-cell>
              <table:table-cell office:value-type="float" office:value="66.826192">
                <text:p>66.826192</text:p>
              </table:table-cell>
              <table:table-cell office:value-type="float" office:value="72.051737">
                <text:p>72.051737</text:p>
              </table:table-cell>
              <table:table-cell office:value-type="float" office:value="76.006806">
                <text:p>76.006806</text:p>
              </table:table-cell>
              <table:table-cell office:value-type="float" office:value="79.111726">
                <text:p>79.111726</text:p>
              </table:table-cell>
              <table:table-cell office:value-type="float" office:value="83.106312">
                <text:p>83.106312</text:p>
              </table:table-cell>
              <table:table-cell office:value-type="float" office:value="85.575251">
                <text:p>85.575251</text:p>
              </table:table-cell>
              <table:table-cell office:value-type="float" office:value="87.182865">
                <text:p>87.182865</text:p>
              </table:table-cell>
              <table:table-cell office:value-type="float" office:value="88.272465">
                <text:p>88.272465</text:p>
              </table:table-cell>
              <table:table-cell office:value-type="float" office:value="88.971054">
                <text:p>88.971054</text:p>
              </table:table-cell>
              <table:table-cell office:value-type="float" office:value="89.420292">
                <text:p>89.420292</text:p>
              </table:table-cell>
              <table:table-cell office:value-type="float" office:value="89.543842">
                <text:p>89.543842</text:p>
              </table:table-cell>
              <table:table-cell office:value-type="float" office:value="89.483586">
                <text:p>89.483586</text:p>
              </table:table-cell>
              <table:table-cell office:value-type="float" office:value="89.231793">
                <text:p>89.231793</text:p>
              </table:table-cell>
              <table:table-cell office:value-type="float" office:value="88.643286">
                <text:p>88.643286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33:old_town_cross_2160p50.A33</svg:desc>
                </draw:g>
              </table:table-cell>
              <table:table-cell office:value-type="float" office:value="0">
                <text:p>0</text:p>
                <draw:g>
                  <svg:desc>old_town_cross_2160p50.B33:old_town_cross_2160p50.U33</svg:desc>
                </draw:g>
              </table:table-cell>
              <table:table-cell office:value-type="float" office:value="0.512735">
                <text:p>0.512735</text:p>
              </table:table-cell>
              <table:table-cell office:value-type="float" office:value="12.105442">
                <text:p>12.105442</text:p>
              </table:table-cell>
              <table:table-cell office:value-type="float" office:value="30.506562">
                <text:p>30.506562</text:p>
              </table:table-cell>
              <table:table-cell office:value-type="float" office:value="44.998177">
                <text:p>44.998177</text:p>
              </table:table-cell>
              <table:table-cell office:value-type="float" office:value="56.458203">
                <text:p>56.458203</text:p>
              </table:table-cell>
              <table:table-cell office:value-type="float" office:value="65.250102">
                <text:p>65.250102</text:p>
              </table:table-cell>
              <table:table-cell office:value-type="float" office:value="71.50714">
                <text:p>71.50714</text:p>
              </table:table-cell>
              <table:table-cell office:value-type="float" office:value="76.183631">
                <text:p>76.183631</text:p>
              </table:table-cell>
              <table:table-cell office:value-type="float" office:value="79.583778">
                <text:p>79.583778</text:p>
              </table:table-cell>
              <table:table-cell office:value-type="float" office:value="84.027112">
                <text:p>84.027112</text:p>
              </table:table-cell>
              <table:table-cell office:value-type="float" office:value="86.520742">
                <text:p>86.520742</text:p>
              </table:table-cell>
              <table:table-cell office:value-type="float" office:value="88.031018">
                <text:p>88.031018</text:p>
              </table:table-cell>
              <table:table-cell office:value-type="float" office:value="89.149419">
                <text:p>89.149419</text:p>
              </table:table-cell>
              <table:table-cell office:value-type="float" office:value="89.912475">
                <text:p>89.912475</text:p>
              </table:table-cell>
              <table:table-cell office:value-type="float" office:value="90.291289">
                <text:p>90.291289</text:p>
              </table:table-cell>
              <table:table-cell office:value-type="float" office:value="90.405152">
                <text:p>90.405152</text:p>
              </table:table-cell>
              <table:table-cell office:value-type="float" office:value="90.41369">
                <text:p>90.41369</text:p>
              </table:table-cell>
              <table:table-cell office:value-type="float" office:value="90.289293">
                <text:p>90.289293</text:p>
              </table:table-cell>
              <table:table-cell office:value-type="float" office:value="89.81594">
                <text:p>89.81594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34:old_town_cross_2160p50.A34</svg:desc>
                </draw:g>
              </table:table-cell>
              <table:table-cell office:value-type="float" office:value="0">
                <text:p>0</text:p>
                <draw:g>
                  <svg:desc>old_town_cross_2160p50.B34:old_town_cross_2160p50.U34</svg:desc>
                </draw:g>
              </table:table-cell>
              <table:table-cell office:value-type="float" office:value="0.388509">
                <text:p>0.388509</text:p>
              </table:table-cell>
              <table:table-cell office:value-type="float" office:value="9.315035">
                <text:p>9.315035</text:p>
              </table:table-cell>
              <table:table-cell office:value-type="float" office:value="28.338529">
                <text:p>28.338529</text:p>
              </table:table-cell>
              <table:table-cell office:value-type="float" office:value="44.16804">
                <text:p>44.16804</text:p>
              </table:table-cell>
              <table:table-cell office:value-type="float" office:value="57.866365">
                <text:p>57.866365</text:p>
              </table:table-cell>
              <table:table-cell office:value-type="float" office:value="67.242001">
                <text:p>67.242001</text:p>
              </table:table-cell>
              <table:table-cell office:value-type="float" office:value="73.829583">
                <text:p>73.829583</text:p>
              </table:table-cell>
              <table:table-cell office:value-type="float" office:value="77.991929">
                <text:p>77.991929</text:p>
              </table:table-cell>
              <table:table-cell office:value-type="float" office:value="81.218367">
                <text:p>81.218367</text:p>
              </table:table-cell>
              <table:table-cell office:value-type="float" office:value="84.71704">
                <text:p>84.71704</text:p>
              </table:table-cell>
              <table:table-cell office:value-type="float" office:value="87.020208">
                <text:p>87.020208</text:p>
              </table:table-cell>
              <table:table-cell office:value-type="float" office:value="88.301774">
                <text:p>88.301774</text:p>
              </table:table-cell>
              <table:table-cell office:value-type="float" office:value="89.044514">
                <text:p>89.044514</text:p>
              </table:table-cell>
              <table:table-cell office:value-type="float" office:value="89.499027">
                <text:p>89.499027</text:p>
              </table:table-cell>
              <table:table-cell office:value-type="float" office:value="89.690509">
                <text:p>89.690509</text:p>
              </table:table-cell>
              <table:table-cell office:value-type="float" office:value="89.525693">
                <text:p>89.525693</text:p>
              </table:table-cell>
              <table:table-cell office:value-type="float" office:value="89.444081">
                <text:p>89.444081</text:p>
              </table:table-cell>
              <table:table-cell office:value-type="float" office:value="89.05007">
                <text:p>89.05007</text:p>
              </table:table-cell>
              <table:table-cell office:value-type="float" office:value="88.443638">
                <text:p>88.443638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35:old_town_cross_2160p50.A35</svg:desc>
                </draw:g>
              </table:table-cell>
              <table:table-cell office:value-type="float" office:value="0">
                <text:p>0</text:p>
                <draw:g>
                  <svg:desc>old_town_cross_2160p50.B35:old_town_cross_2160p50.U35</svg:desc>
                </draw:g>
              </table:table-cell>
              <table:table-cell office:value-type="float" office:value="0.276447">
                <text:p>0.276447</text:p>
              </table:table-cell>
              <table:table-cell office:value-type="float" office:value="10.486858">
                <text:p>10.486858</text:p>
              </table:table-cell>
              <table:table-cell office:value-type="float" office:value="28.931378">
                <text:p>28.931378</text:p>
              </table:table-cell>
              <table:table-cell office:value-type="float" office:value="43.57209">
                <text:p>43.57209</text:p>
              </table:table-cell>
              <table:table-cell office:value-type="float" office:value="56.682009">
                <text:p>56.682009</text:p>
              </table:table-cell>
              <table:table-cell office:value-type="float" office:value="67.156969">
                <text:p>67.156969</text:p>
              </table:table-cell>
              <table:table-cell office:value-type="float" office:value="73.195441">
                <text:p>73.195441</text:p>
              </table:table-cell>
              <table:table-cell office:value-type="float" office:value="77.684994">
                <text:p>77.684994</text:p>
              </table:table-cell>
              <table:table-cell office:value-type="float" office:value="80.824685">
                <text:p>80.824685</text:p>
              </table:table-cell>
              <table:table-cell office:value-type="float" office:value="84.438419">
                <text:p>84.438419</text:p>
              </table:table-cell>
              <table:table-cell office:value-type="float" office:value="86.733172">
                <text:p>86.733172</text:p>
              </table:table-cell>
              <table:table-cell office:value-type="float" office:value="88.229257">
                <text:p>88.229257</text:p>
              </table:table-cell>
              <table:table-cell office:value-type="float" office:value="89.091329">
                <text:p>89.091329</text:p>
              </table:table-cell>
              <table:table-cell office:value-type="float" office:value="89.56107">
                <text:p>89.56107</text:p>
              </table:table-cell>
              <table:table-cell office:value-type="float" office:value="89.732544">
                <text:p>89.732544</text:p>
              </table:table-cell>
              <table:table-cell office:value-type="float" office:value="89.810539">
                <text:p>89.810539</text:p>
              </table:table-cell>
              <table:table-cell office:value-type="float" office:value="89.669823">
                <text:p>89.669823</text:p>
              </table:table-cell>
              <table:table-cell office:value-type="float" office:value="89.209106">
                <text:p>89.209106</text:p>
              </table:table-cell>
              <table:table-cell office:value-type="float" office:value="88.789777">
                <text:p>88.789777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36:old_town_cross_2160p50.A36</svg:desc>
                </draw:g>
              </table:table-cell>
              <table:table-cell office:value-type="float" office:value="0">
                <text:p>0</text:p>
                <draw:g>
                  <svg:desc>old_town_cross_2160p50.B36:old_town_cross_2160p50.U36</svg:desc>
                </draw:g>
              </table:table-cell>
              <table:table-cell office:value-type="float" office:value="0.923617">
                <text:p>0.923617</text:p>
              </table:table-cell>
              <table:table-cell office:value-type="float" office:value="13.301406">
                <text:p>13.301406</text:p>
              </table:table-cell>
              <table:table-cell office:value-type="float" office:value="32.790729">
                <text:p>32.790729</text:p>
              </table:table-cell>
              <table:table-cell office:value-type="float" office:value="48.099973">
                <text:p>48.099973</text:p>
              </table:table-cell>
              <table:table-cell office:value-type="float" office:value="59.606823">
                <text:p>59.606823</text:p>
              </table:table-cell>
              <table:table-cell office:value-type="float" office:value="68.310976">
                <text:p>68.310976</text:p>
              </table:table-cell>
              <table:table-cell office:value-type="float" office:value="74.277958">
                <text:p>74.277958</text:p>
              </table:table-cell>
              <table:table-cell office:value-type="float" office:value="78.102261">
                <text:p>78.102261</text:p>
              </table:table-cell>
              <table:table-cell office:value-type="float" office:value="80.77765">
                <text:p>80.77765</text:p>
              </table:table-cell>
              <table:table-cell office:value-type="float" office:value="84.398814">
                <text:p>84.398814</text:p>
              </table:table-cell>
              <table:table-cell office:value-type="float" office:value="86.65285">
                <text:p>86.65285</text:p>
              </table:table-cell>
              <table:table-cell office:value-type="float" office:value="87.793237">
                <text:p>87.793237</text:p>
              </table:table-cell>
              <table:table-cell office:value-type="float" office:value="88.584053">
                <text:p>88.584053</text:p>
              </table:table-cell>
              <table:table-cell office:value-type="float" office:value="89.038181">
                <text:p>89.038181</text:p>
              </table:table-cell>
              <table:table-cell office:value-type="float" office:value="89.345137">
                <text:p>89.345137</text:p>
              </table:table-cell>
              <table:table-cell office:value-type="float" office:value="89.442617">
                <text:p>89.442617</text:p>
              </table:table-cell>
              <table:table-cell office:value-type="float" office:value="89.222392">
                <text:p>89.222392</text:p>
              </table:table-cell>
              <table:table-cell office:value-type="float" office:value="88.815666">
                <text:p>88.815666</text:p>
              </table:table-cell>
              <table:table-cell office:value-type="float" office:value="88.377766">
                <text:p>88.37776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37:old_town_cross_2160p50.A37</svg:desc>
                </draw:g>
              </table:table-cell>
              <table:table-cell office:value-type="float" office:value="0">
                <text:p>0</text:p>
                <draw:g>
                  <svg:desc>old_town_cross_2160p50.B37:old_town_cross_2160p50.U37</svg:desc>
                </draw:g>
              </table:table-cell>
              <table:table-cell office:value-type="float" office:value="0.485262">
                <text:p>0.485262</text:p>
              </table:table-cell>
              <table:table-cell office:value-type="float" office:value="2.962014">
                <text:p>2.962014</text:p>
              </table:table-cell>
              <table:table-cell office:value-type="float" office:value="18.873582">
                <text:p>18.873582</text:p>
              </table:table-cell>
              <table:table-cell office:value-type="float" office:value="40.063642">
                <text:p>40.063642</text:p>
              </table:table-cell>
              <table:table-cell office:value-type="float" office:value="56.064693">
                <text:p>56.064693</text:p>
              </table:table-cell>
              <table:table-cell office:value-type="float" office:value="66.690803">
                <text:p>66.690803</text:p>
              </table:table-cell>
              <table:table-cell office:value-type="float" office:value="73.032775">
                <text:p>73.032775</text:p>
              </table:table-cell>
              <table:table-cell office:value-type="float" office:value="77.050675">
                <text:p>77.050675</text:p>
              </table:table-cell>
              <table:table-cell office:value-type="float" office:value="79.995553">
                <text:p>79.995553</text:p>
              </table:table-cell>
              <table:table-cell office:value-type="float" office:value="83.081446">
                <text:p>83.081446</text:p>
              </table:table-cell>
              <table:table-cell office:value-type="float" office:value="85.347872">
                <text:p>85.347872</text:p>
              </table:table-cell>
              <table:table-cell office:value-type="float" office:value="86.405144">
                <text:p>86.405144</text:p>
              </table:table-cell>
              <table:table-cell office:value-type="float" office:value="87.087527">
                <text:p>87.087527</text:p>
              </table:table-cell>
              <table:table-cell office:value-type="float" office:value="87.462398">
                <text:p>87.462398</text:p>
              </table:table-cell>
              <table:table-cell office:value-type="float" office:value="87.762602">
                <text:p>87.762602</text:p>
              </table:table-cell>
              <table:table-cell office:value-type="float" office:value="87.793813">
                <text:p>87.793813</text:p>
              </table:table-cell>
              <table:table-cell office:value-type="float" office:value="87.521184">
                <text:p>87.521184</text:p>
              </table:table-cell>
              <table:table-cell office:value-type="float" office:value="86.954073">
                <text:p>86.954073</text:p>
              </table:table-cell>
              <table:table-cell office:value-type="float" office:value="86.323714">
                <text:p>86.323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Intel</text:p>
        </chart:title>
        <chart:legend chart:legend-position="end" svg:x="13.254cm" svg:y="1.96cm" style:legend-expansion="high" chart:style-name="ch3"/>
        <chart:plot-area chart:style-name="ch4" table:cell-range-address="old_town_cross_2160p50.B39:old_town_cross_2160p50.U49 old_town_cross_2160p50.A40:old_town_cross_2160p50.A49" chart:data-source-has-labels="column" svg:x="0.32cm" svg:y="1.275cm" svg:width="12.614cm" svg:height="7.545cm">
          <chartooo:coordinate-region svg:x="1.497cm" svg:y="1.474cm" svg:width="10.97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series chart:style-name="ch15" chart:values-cell-range-address="old_town_cross_2160p50.B48:old_town_cross_2160p50.U48" chart:label-cell-address="old_town_cross_2160p50.A48:old_town_cross_2160p50.A48" chart:class="chart:scatter">
            <chart:data-point chart:repeated="20"/>
          </chart:series>
          <chart:series chart:style-name="ch16" chart:values-cell-range-address="old_town_cross_2160p50.B49:old_town_cross_2160p50.U49" chart:label-cell-address="old_town_cross_2160p50.A49:old_town_cross_2160p50.A49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40:old_town_cross_2160p50.A40</svg:desc>
                </draw:g>
              </table:table-cell>
              <table:table-cell office:value-type="float" office:value="112.5917">
                <text:p>112.5917</text:p>
                <draw:g>
                  <svg:desc>old_town_cross_2160p50.B40:old_town_cross_2160p50.U40</svg:desc>
                </draw:g>
              </table:table-cell>
              <table:table-cell office:value-type="float" office:value="84.4672">
                <text:p>84.4672</text:p>
              </table:table-cell>
              <table:table-cell office:value-type="float" office:value="76.1958">
                <text:p>76.1958</text:p>
              </table:table-cell>
              <table:table-cell office:value-type="float" office:value="59.3541">
                <text:p>59.3541</text:p>
              </table:table-cell>
              <table:table-cell office:value-type="float" office:value="74.5439">
                <text:p>74.5439</text:p>
              </table:table-cell>
              <table:table-cell office:value-type="float" office:value="75.0313">
                <text:p>75.0313</text:p>
              </table:table-cell>
              <table:table-cell office:value-type="float" office:value="75.5197">
                <text:p>75.5197</text:p>
              </table:table-cell>
              <table:table-cell office:value-type="float" office:value="75.4546">
                <text:p>75.4546</text:p>
              </table:table-cell>
              <table:table-cell office:value-type="float" office:value="75.5614">
                <text:p>75.5614</text:p>
              </table:table-cell>
              <table:table-cell office:value-type="float" office:value="75.8193">
                <text:p>75.8193</text:p>
              </table:table-cell>
              <table:table-cell office:value-type="float" office:value="76.1967">
                <text:p>76.1967</text:p>
              </table:table-cell>
              <table:table-cell office:value-type="float" office:value="76.0847">
                <text:p>76.0847</text:p>
              </table:table-cell>
              <table:table-cell office:value-type="float" office:value="76.4815">
                <text:p>76.4815</text:p>
              </table:table-cell>
              <table:table-cell office:value-type="float" office:value="77.001">
                <text:p>77.001</text:p>
              </table:table-cell>
              <table:table-cell office:value-type="float" office:value="77.0796">
                <text:p>77.0796</text:p>
              </table:table-cell>
              <table:table-cell office:value-type="float" office:value="77.2148">
                <text:p>77.2148</text:p>
              </table:table-cell>
              <table:table-cell office:value-type="float" office:value="77.2017">
                <text:p>77.2017</text:p>
              </table:table-cell>
              <table:table-cell office:value-type="float" office:value="77.6588">
                <text:p>77.6588</text:p>
              </table:table-cell>
              <table:table-cell office:value-type="float" office:value="77.167">
                <text:p>77.167</text:p>
              </table:table-cell>
              <table:table-cell office:value-type="float" office:value="77.4761">
                <text:p>77.476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41:old_town_cross_2160p50.A41</svg:desc>
                </draw:g>
              </table:table-cell>
              <table:table-cell office:value-type="float" office:value="152.5043">
                <text:p>152.5043</text:p>
                <draw:g>
                  <svg:desc>old_town_cross_2160p50.B41:old_town_cross_2160p50.U41</svg:desc>
                </draw:g>
              </table:table-cell>
              <table:table-cell office:value-type="float" office:value="151.2584">
                <text:p>151.2584</text:p>
              </table:table-cell>
              <table:table-cell office:value-type="float" office:value="152.1072">
                <text:p>152.1072</text:p>
              </table:table-cell>
              <table:table-cell office:value-type="float" office:value="154.448">
                <text:p>154.448</text:p>
              </table:table-cell>
              <table:table-cell office:value-type="float" office:value="156.0656">
                <text:p>156.0656</text:p>
              </table:table-cell>
              <table:table-cell office:value-type="float" office:value="157.8316">
                <text:p>157.8316</text:p>
              </table:table-cell>
              <table:table-cell office:value-type="float" office:value="159.3776">
                <text:p>159.3776</text:p>
              </table:table-cell>
              <table:table-cell office:value-type="float" office:value="161.297">
                <text:p>161.297</text:p>
              </table:table-cell>
              <table:table-cell office:value-type="float" office:value="162.5886">
                <text:p>162.5886</text:p>
              </table:table-cell>
              <table:table-cell office:value-type="float" office:value="163.091">
                <text:p>163.091</text:p>
              </table:table-cell>
              <table:table-cell office:value-type="float" office:value="165.8936">
                <text:p>165.8936</text:p>
              </table:table-cell>
              <table:table-cell office:value-type="float" office:value="167.8351">
                <text:p>167.8351</text:p>
              </table:table-cell>
              <table:table-cell office:value-type="float" office:value="169.5287">
                <text:p>169.5287</text:p>
              </table:table-cell>
              <table:table-cell office:value-type="float" office:value="171.8918">
                <text:p>171.8918</text:p>
              </table:table-cell>
              <table:table-cell office:value-type="float" office:value="173.3452">
                <text:p>173.3452</text:p>
              </table:table-cell>
              <table:table-cell office:value-type="float" office:value="174.7624">
                <text:p>174.7624</text:p>
              </table:table-cell>
              <table:table-cell office:value-type="float" office:value="176.2335">
                <text:p>176.2335</text:p>
              </table:table-cell>
              <table:table-cell office:value-type="float" office:value="178.1542">
                <text:p>178.1542</text:p>
              </table:table-cell>
              <table:table-cell office:value-type="float" office:value="179.0569">
                <text:p>179.0569</text:p>
              </table:table-cell>
              <table:table-cell office:value-type="float" office:value="180.1194">
                <text:p>180.1194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42:old_town_cross_2160p50.A42</svg:desc>
                </draw:g>
              </table:table-cell>
              <table:table-cell office:value-type="float" office:value="241.3578">
                <text:p>241.3578</text:p>
                <draw:g>
                  <svg:desc>old_town_cross_2160p50.B42:old_town_cross_2160p50.U42</svg:desc>
                </draw:g>
              </table:table-cell>
              <table:table-cell office:value-type="float" office:value="243.0062">
                <text:p>243.0062</text:p>
              </table:table-cell>
              <table:table-cell office:value-type="float" office:value="243.8457">
                <text:p>243.8457</text:p>
              </table:table-cell>
              <table:table-cell office:value-type="float" office:value="248.9036">
                <text:p>248.9036</text:p>
              </table:table-cell>
              <table:table-cell office:value-type="float" office:value="251.8196">
                <text:p>251.8196</text:p>
              </table:table-cell>
              <table:table-cell office:value-type="float" office:value="255.7988">
                <text:p>255.7988</text:p>
              </table:table-cell>
              <table:table-cell office:value-type="float" office:value="259.4737">
                <text:p>259.4737</text:p>
              </table:table-cell>
              <table:table-cell office:value-type="float" office:value="261.7571">
                <text:p>261.7571</text:p>
              </table:table-cell>
              <table:table-cell office:value-type="float" office:value="265.0896">
                <text:p>265.0896</text:p>
              </table:table-cell>
              <table:table-cell office:value-type="float" office:value="267.4364">
                <text:p>267.4364</text:p>
              </table:table-cell>
              <table:table-cell office:value-type="float" office:value="271.1217">
                <text:p>271.1217</text:p>
              </table:table-cell>
              <table:table-cell office:value-type="float" office:value="276.6903">
                <text:p>276.6903</text:p>
              </table:table-cell>
              <table:table-cell office:value-type="float" office:value="278.974">
                <text:p>278.974</text:p>
              </table:table-cell>
              <table:table-cell office:value-type="float" office:value="295.3137">
                <text:p>295.3137</text:p>
              </table:table-cell>
              <table:table-cell office:value-type="float" office:value="299.317">
                <text:p>299.317</text:p>
              </table:table-cell>
              <table:table-cell office:value-type="float" office:value="302.5488">
                <text:p>302.5488</text:p>
              </table:table-cell>
              <table:table-cell office:value-type="float" office:value="303.0671">
                <text:p>303.0671</text:p>
              </table:table-cell>
              <table:table-cell office:value-type="float" office:value="304.9185">
                <text:p>304.9185</text:p>
              </table:table-cell>
              <table:table-cell office:value-type="float" office:value="306.0514">
                <text:p>306.0514</text:p>
              </table:table-cell>
              <table:table-cell office:value-type="float" office:value="306.1725">
                <text:p>306.172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43:old_town_cross_2160p50.A43</svg:desc>
                </draw:g>
              </table:table-cell>
              <table:table-cell office:value-type="float" office:value="368.8872">
                <text:p>368.8872</text:p>
                <draw:g>
                  <svg:desc>old_town_cross_2160p50.B43:old_town_cross_2160p50.U43</svg:desc>
                </draw:g>
              </table:table-cell>
              <table:table-cell office:value-type="float" office:value="379.4444">
                <text:p>379.4444</text:p>
              </table:table-cell>
              <table:table-cell office:value-type="float" office:value="386.5865">
                <text:p>386.5865</text:p>
              </table:table-cell>
              <table:table-cell office:value-type="float" office:value="402.0451">
                <text:p>402.0451</text:p>
              </table:table-cell>
              <table:table-cell office:value-type="float" office:value="416.32">
                <text:p>416.32</text:p>
              </table:table-cell>
              <table:table-cell office:value-type="float" office:value="428.2443">
                <text:p>428.2443</text:p>
              </table:table-cell>
              <table:table-cell office:value-type="float" office:value="437.1038">
                <text:p>437.1038</text:p>
              </table:table-cell>
              <table:table-cell office:value-type="float" office:value="444.6137">
                <text:p>444.6137</text:p>
              </table:table-cell>
              <table:table-cell office:value-type="float" office:value="450.258">
                <text:p>450.258</text:p>
              </table:table-cell>
              <table:table-cell office:value-type="float" office:value="456.5726">
                <text:p>456.5726</text:p>
              </table:table-cell>
              <table:table-cell office:value-type="float" office:value="467.2128">
                <text:p>467.2128</text:p>
              </table:table-cell>
              <table:table-cell office:value-type="float" office:value="477.5794">
                <text:p>477.5794</text:p>
              </table:table-cell>
              <table:table-cell office:value-type="float" office:value="484.1892">
                <text:p>484.1892</text:p>
              </table:table-cell>
              <table:table-cell office:value-type="float" office:value="490.0899">
                <text:p>490.0899</text:p>
              </table:table-cell>
              <table:table-cell office:value-type="float" office:value="497.9112">
                <text:p>497.9112</text:p>
              </table:table-cell>
              <table:table-cell office:value-type="float" office:value="503.501">
                <text:p>503.501</text:p>
              </table:table-cell>
              <table:table-cell office:value-type="float" office:value="521.29">
                <text:p>521.29</text:p>
              </table:table-cell>
              <table:table-cell office:value-type="float" office:value="522.6674">
                <text:p>522.6674</text:p>
              </table:table-cell>
              <table:table-cell office:value-type="float" office:value="524.3753">
                <text:p>524.3753</text:p>
              </table:table-cell>
              <table:table-cell office:value-type="float" office:value="540.8417">
                <text:p>540.841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4:old_town_cross_2160p50.A44</svg:desc>
                </draw:g>
              </table:table-cell>
              <table:table-cell office:value-type="float" office:value="390.6064">
                <text:p>390.6064</text:p>
                <draw:g>
                  <svg:desc>old_town_cross_2160p50.B44:old_town_cross_2160p50.U44</svg:desc>
                </draw:g>
              </table:table-cell>
              <table:table-cell office:value-type="float" office:value="399.5097">
                <text:p>399.5097</text:p>
              </table:table-cell>
              <table:table-cell office:value-type="float" office:value="408.2776">
                <text:p>408.2776</text:p>
              </table:table-cell>
              <table:table-cell office:value-type="float" office:value="427.759">
                <text:p>427.759</text:p>
              </table:table-cell>
              <table:table-cell office:value-type="float" office:value="443.3509">
                <text:p>443.3509</text:p>
              </table:table-cell>
              <table:table-cell office:value-type="float" office:value="457.5013">
                <text:p>457.5013</text:p>
              </table:table-cell>
              <table:table-cell office:value-type="float" office:value="469.5964">
                <text:p>469.5964</text:p>
              </table:table-cell>
              <table:table-cell office:value-type="float" office:value="493.7656">
                <text:p>493.7656</text:p>
              </table:table-cell>
              <table:table-cell office:value-type="float" office:value="502.9012">
                <text:p>502.9012</text:p>
              </table:table-cell>
              <table:table-cell office:value-type="float" office:value="513.1524">
                <text:p>513.1524</text:p>
              </table:table-cell>
              <table:table-cell office:value-type="float" office:value="527.6092">
                <text:p>527.6092</text:p>
              </table:table-cell>
              <table:table-cell office:value-type="float" office:value="550.8755">
                <text:p>550.8755</text:p>
              </table:table-cell>
              <table:table-cell office:value-type="float" office:value="573.6344">
                <text:p>573.6344</text:p>
              </table:table-cell>
              <table:table-cell office:value-type="float" office:value="596.4859">
                <text:p>596.4859</text:p>
              </table:table-cell>
              <table:table-cell office:value-type="float" office:value="618.3523">
                <text:p>618.3523</text:p>
              </table:table-cell>
              <table:table-cell office:value-type="float" office:value="637.2608">
                <text:p>637.2608</text:p>
              </table:table-cell>
              <table:table-cell office:value-type="float" office:value="655.9557">
                <text:p>655.9557</text:p>
              </table:table-cell>
              <table:table-cell office:value-type="float" office:value="657.5868">
                <text:p>657.5868</text:p>
              </table:table-cell>
              <table:table-cell office:value-type="float" office:value="673.5258">
                <text:p>673.5258</text:p>
              </table:table-cell>
              <table:table-cell office:value-type="float" office:value="690.5928">
                <text:p>690.592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5:old_town_cross_2160p50.A45</svg:desc>
                </draw:g>
              </table:table-cell>
              <table:table-cell office:value-type="float" office:value="375.3631">
                <text:p>375.3631</text:p>
                <draw:g>
                  <svg:desc>old_town_cross_2160p50.B45:old_town_cross_2160p50.U45</svg:desc>
                </draw:g>
              </table:table-cell>
              <table:table-cell office:value-type="float" office:value="480.569">
                <text:p>480.569</text:p>
              </table:table-cell>
              <table:table-cell office:value-type="float" office:value="489.3518">
                <text:p>489.3518</text:p>
              </table:table-cell>
              <table:table-cell office:value-type="float" office:value="505.969">
                <text:p>505.969</text:p>
              </table:table-cell>
              <table:table-cell office:value-type="float" office:value="522.8914">
                <text:p>522.8914</text:p>
              </table:table-cell>
              <table:table-cell office:value-type="float" office:value="546.5713">
                <text:p>546.5713</text:p>
              </table:table-cell>
              <table:table-cell office:value-type="float" office:value="568.447">
                <text:p>568.447</text:p>
              </table:table-cell>
              <table:table-cell office:value-type="float" office:value="586.8881">
                <text:p>586.8881</text:p>
              </table:table-cell>
              <table:table-cell office:value-type="float" office:value="607.2514">
                <text:p>607.2514</text:p>
              </table:table-cell>
              <table:table-cell office:value-type="float" office:value="625.2513">
                <text:p>625.2513</text:p>
              </table:table-cell>
              <table:table-cell office:value-type="float" office:value="648.6586">
                <text:p>648.6586</text:p>
              </table:table-cell>
              <table:table-cell office:value-type="float" office:value="683.9154">
                <text:p>683.9154</text:p>
              </table:table-cell>
              <table:table-cell office:value-type="float" office:value="724.3824">
                <text:p>724.3824</text:p>
              </table:table-cell>
              <table:table-cell office:value-type="float" office:value="764.5896">
                <text:p>764.5896</text:p>
              </table:table-cell>
              <table:table-cell office:value-type="float" office:value="783.4809">
                <text:p>783.4809</text:p>
              </table:table-cell>
              <table:table-cell office:value-type="float" office:value="820.7118">
                <text:p>820.7118</text:p>
              </table:table-cell>
              <table:table-cell office:value-type="float" office:value="842.1339">
                <text:p>842.1339</text:p>
              </table:table-cell>
              <table:table-cell office:value-type="float" office:value="860.4207">
                <text:p>860.4207</text:p>
              </table:table-cell>
              <table:table-cell office:value-type="float" office:value="879.3232">
                <text:p>879.3232</text:p>
              </table:table-cell>
              <table:table-cell office:value-type="float" office:value="879.3792">
                <text:p>879.3792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46:old_town_cross_2160p50.A46</svg:desc>
                </draw:g>
              </table:table-cell>
              <table:table-cell office:value-type="float" office:value="533.5731">
                <text:p>533.5731</text:p>
                <draw:g>
                  <svg:desc>old_town_cross_2160p50.B46:old_town_cross_2160p50.U46</svg:desc>
                </draw:g>
              </table:table-cell>
              <table:table-cell office:value-type="float" office:value="557.966">
                <text:p>557.966</text:p>
              </table:table-cell>
              <table:table-cell office:value-type="float" office:value="560.4788">
                <text:p>560.4788</text:p>
              </table:table-cell>
              <table:table-cell office:value-type="float" office:value="597.7201">
                <text:p>597.7201</text:p>
              </table:table-cell>
              <table:table-cell office:value-type="float" office:value="654.7368">
                <text:p>654.7368</text:p>
              </table:table-cell>
              <table:table-cell office:value-type="float" office:value="692.903">
                <text:p>692.903</text:p>
              </table:table-cell>
              <table:table-cell office:value-type="float" office:value="732.605">
                <text:p>732.605</text:p>
              </table:table-cell>
              <table:table-cell office:value-type="float" office:value="786.3524">
                <text:p>786.3524</text:p>
              </table:table-cell>
              <table:table-cell office:value-type="float" office:value="827.9162">
                <text:p>827.9162</text:p>
              </table:table-cell>
              <table:table-cell office:value-type="float" office:value="866.9268">
                <text:p>866.9268</text:p>
              </table:table-cell>
              <table:table-cell office:value-type="float" office:value="963.3748">
                <text:p>963.3748</text:p>
              </table:table-cell>
              <table:table-cell office:value-type="float" office:value="1057.7747">
                <text:p>1057.7747</text:p>
              </table:table-cell>
              <table:table-cell office:value-type="float" office:value="1158.1155">
                <text:p>1158.1155</text:p>
              </table:table-cell>
              <table:table-cell office:value-type="float" office:value="1246.069">
                <text:p>1246.069</text:p>
              </table:table-cell>
              <table:table-cell office:value-type="float" office:value="1322.241">
                <text:p>1322.241</text:p>
              </table:table-cell>
              <table:table-cell office:value-type="float" office:value="1391.058">
                <text:p>1391.058</text:p>
              </table:table-cell>
              <table:table-cell office:value-type="float" office:value="1444.1778">
                <text:p>1444.1778</text:p>
              </table:table-cell>
              <table:table-cell office:value-type="float" office:value="1494.1769">
                <text:p>1494.1769</text:p>
              </table:table-cell>
              <table:table-cell office:value-type="float" office:value="1537.5637">
                <text:p>1537.5637</text:p>
              </table:table-cell>
              <table:table-cell office:value-type="float" office:value="1561.1689">
                <text:p>1561.1689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47:old_town_cross_2160p50.A47</svg:desc>
                </draw:g>
              </table:table-cell>
              <table:table-cell office:value-type="float" office:value="658.4743">
                <text:p>658.4743</text:p>
                <draw:g>
                  <svg:desc>old_town_cross_2160p50.B47:old_town_cross_2160p50.U47</svg:desc>
                </draw:g>
              </table:table-cell>
              <table:table-cell office:value-type="float" office:value="1384.4986">
                <text:p>1384.4986</text:p>
              </table:table-cell>
              <table:table-cell office:value-type="float" office:value="1287.6012">
                <text:p>1287.6012</text:p>
              </table:table-cell>
              <table:table-cell office:value-type="float" office:value="1318.5798">
                <text:p>1318.5798</text:p>
              </table:table-cell>
              <table:table-cell office:value-type="float" office:value="1392.7844">
                <text:p>1392.7844</text:p>
              </table:table-cell>
              <table:table-cell office:value-type="float" office:value="1479.5503">
                <text:p>1479.5503</text:p>
              </table:table-cell>
              <table:table-cell office:value-type="float" office:value="1549.097">
                <text:p>1549.097</text:p>
              </table:table-cell>
              <table:table-cell office:value-type="float" office:value="1617.5263">
                <text:p>1617.5263</text:p>
              </table:table-cell>
              <table:table-cell office:value-type="float" office:value="1684.4062">
                <text:p>1684.4062</text:p>
              </table:table-cell>
              <table:table-cell office:value-type="float" office:value="1757.1013">
                <text:p>1757.1013</text:p>
              </table:table-cell>
              <table:table-cell office:value-type="float" office:value="1920.0728">
                <text:p>1920.0728</text:p>
              </table:table-cell>
              <table:table-cell office:value-type="float" office:value="2069.7285">
                <text:p>2069.7285</text:p>
              </table:table-cell>
              <table:table-cell office:value-type="float" office:value="2211.6925">
                <text:p>2211.6925</text:p>
              </table:table-cell>
              <table:table-cell office:value-type="float" office:value="2324.0002">
                <text:p>2324.0002</text:p>
              </table:table-cell>
              <table:table-cell office:value-type="float" office:value="2457.2345">
                <text:p>2457.2345</text:p>
              </table:table-cell>
              <table:table-cell office:value-type="float" office:value="2546.087">
                <text:p>2546.087</text:p>
              </table:table-cell>
              <table:table-cell office:value-type="float" office:value="2631.949">
                <text:p>2631.949</text:p>
              </table:table-cell>
              <table:table-cell office:value-type="float" office:value="2715.0059">
                <text:p>2715.0059</text:p>
              </table:table-cell>
              <table:table-cell office:value-type="float" office:value="2760.1139">
                <text:p>2760.1139</text:p>
              </table:table-cell>
              <table:table-cell office:value-type="float" office:value="2829.3928">
                <text:p>2829.392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48:old_town_cross_2160p50.A48</svg:desc>
                </draw:g>
              </table:table-cell>
              <table:table-cell office:value-type="float" office:value="3168.3382">
                <text:p>3168.3382</text:p>
                <draw:g>
                  <svg:desc>old_town_cross_2160p50.B48:old_town_cross_2160p50.U48</svg:desc>
                </draw:g>
              </table:table-cell>
              <table:table-cell office:value-type="float" office:value="3323.7262">
                <text:p>3323.7262</text:p>
              </table:table-cell>
              <table:table-cell office:value-type="float" office:value="3139.3874">
                <text:p>3139.3874</text:p>
              </table:table-cell>
              <table:table-cell office:value-type="float" office:value="3109.0385">
                <text:p>3109.0385</text:p>
              </table:table-cell>
              <table:table-cell office:value-type="float" office:value="3171.6971">
                <text:p>3171.6971</text:p>
              </table:table-cell>
              <table:table-cell office:value-type="float" office:value="3253.5913">
                <text:p>3253.5913</text:p>
              </table:table-cell>
              <table:table-cell office:value-type="float" office:value="3347.0572">
                <text:p>3347.0572</text:p>
              </table:table-cell>
              <table:table-cell office:value-type="float" office:value="3432.458">
                <text:p>3432.458</text:p>
              </table:table-cell>
              <table:table-cell office:value-type="float" office:value="3548.0575">
                <text:p>3548.0575</text:p>
              </table:table-cell>
              <table:table-cell office:value-type="float" office:value="3647.6111">
                <text:p>3647.6111</text:p>
              </table:table-cell>
              <table:table-cell office:value-type="float" office:value="3874.109">
                <text:p>3874.109</text:p>
              </table:table-cell>
              <table:table-cell office:value-type="float" office:value="4084.5012">
                <text:p>4084.5012</text:p>
              </table:table-cell>
              <table:table-cell office:value-type="float" office:value="4302.3743">
                <text:p>4302.3743</text:p>
              </table:table-cell>
              <table:table-cell office:value-type="float" office:value="4501.9844">
                <text:p>4501.9844</text:p>
              </table:table-cell>
              <table:table-cell office:value-type="float" office:value="4715.0769">
                <text:p>4715.0769</text:p>
              </table:table-cell>
              <table:table-cell office:value-type="float" office:value="4895.7779">
                <text:p>4895.7779</text:p>
              </table:table-cell>
              <table:table-cell office:value-type="float" office:value="5037.7089">
                <text:p>5037.7089</text:p>
              </table:table-cell>
              <table:table-cell office:value-type="float" office:value="5169.8376">
                <text:p>5169.8376</text:p>
              </table:table-cell>
              <table:table-cell office:value-type="float" office:value="5260.2821">
                <text:p>5260.2821</text:p>
              </table:table-cell>
              <table:table-cell office:value-type="float" office:value="5354.271">
                <text:p>5354.271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49:old_town_cross_2160p50.A49</svg:desc>
                </draw:g>
              </table:table-cell>
              <table:table-cell office:value-type="float" office:value="9339.3235">
                <text:p>9339.3235</text:p>
                <draw:g>
                  <svg:desc>old_town_cross_2160p50.B49:old_town_cross_2160p50.U49</svg:desc>
                </draw:g>
              </table:table-cell>
              <table:table-cell office:value-type="float" office:value="9456.7152">
                <text:p>9456.7152</text:p>
              </table:table-cell>
              <table:table-cell office:value-type="float" office:value="9529.7413">
                <text:p>9529.7413</text:p>
              </table:table-cell>
              <table:table-cell office:value-type="float" office:value="9840.7714">
                <text:p>9840.7714</text:p>
              </table:table-cell>
              <table:table-cell office:value-type="float" office:value="12159.7752">
                <text:p>12159.7752</text:p>
              </table:table-cell>
              <table:table-cell office:value-type="float" office:value="15690.2294">
                <text:p>15690.2294</text:p>
              </table:table-cell>
              <table:table-cell office:value-type="float" office:value="18095.9732">
                <text:p>18095.9732</text:p>
              </table:table-cell>
              <table:table-cell office:value-type="float" office:value="19711.9211">
                <text:p>19711.9211</text:p>
              </table:table-cell>
              <table:table-cell office:value-type="float" office:value="20985.4826">
                <text:p>20985.4826</text:p>
              </table:table-cell>
              <table:table-cell office:value-type="float" office:value="22191.322">
                <text:p>22191.322</text:p>
              </table:table-cell>
              <table:table-cell office:value-type="float" office:value="24074.7683">
                <text:p>24074.7683</text:p>
              </table:table-cell>
              <table:table-cell office:value-type="float" office:value="25761.2408">
                <text:p>25761.2408</text:p>
              </table:table-cell>
              <table:table-cell office:value-type="float" office:value="26978.9676">
                <text:p>26978.9676</text:p>
              </table:table-cell>
              <table:table-cell office:value-type="float" office:value="28413.6394">
                <text:p>28413.6394</text:p>
              </table:table-cell>
              <table:table-cell office:value-type="float" office:value="29530.304">
                <text:p>29530.304</text:p>
              </table:table-cell>
              <table:table-cell office:value-type="float" office:value="30217.0728">
                <text:p>30217.0728</text:p>
              </table:table-cell>
              <table:table-cell office:value-type="float" office:value="30819.8726">
                <text:p>30819.8726</text:p>
              </table:table-cell>
              <table:table-cell office:value-type="float" office:value="31174.8609">
                <text:p>31174.8609</text:p>
              </table:table-cell>
              <table:table-cell office:value-type="float" office:value="31384.7986">
                <text:p>31384.7986</text:p>
              </table:table-cell>
              <table:table-cell office:value-type="float" office:value="31464.8321">
                <text:p>31464.83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035cm" svg:y="3.81cm" style:legend-expansion="high" chart:style-name="ch2"/>
        <chart:plot-area chart:style-name="ch3" table:cell-range-address="old_town_cross_2160p50.B52:old_town_cross_2160p50.U62 old_town_cross_2160p50.A53:old_town_cross_2160p50.A62" chart:data-source-has-labels="column" svg:x="0.355cm" svg:y="0.254cm" svg:width="14.325cm" svg:height="12.193cm">
          <chartooo:coordinate-region svg:x="1.082cm" svg:y="0.454cm" svg:width="13.134cm" svg:height="11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53:old_town_cross_2160p50.U53" chart:label-cell-address="old_town_cross_2160p50.A53:old_town_cross_2160p50.A53" chart:class="chart:scatter">
            <chart:domain table:cell-range-address="old_town_cross_2160p50.B52:old_town_cross_2160p50.U52"/>
            <chart:data-point chart:repeated="20"/>
          </chart:series>
          <chart:series chart:style-name="ch7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8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9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0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1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2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series chart:style-name="ch13" chart:values-cell-range-address="old_town_cross_2160p50.B60:old_town_cross_2160p50.U60" chart:label-cell-address="old_town_cross_2160p50.A60:old_town_cross_2160p50.A60" chart:class="chart:scatter">
            <chart:data-point chart:repeated="20"/>
          </chart:series>
          <chart:series chart:style-name="ch14" chart:values-cell-range-address="old_town_cross_2160p50.B61:old_town_cross_2160p50.U61" chart:label-cell-address="old_town_cross_2160p50.A61:old_town_cross_2160p50.A61" chart:class="chart:scatter">
            <chart:data-point chart:repeated="20"/>
          </chart:series>
          <chart:series chart:style-name="ch15" chart:values-cell-range-address="old_town_cross_2160p50.B62:old_town_cross_2160p50.U62" chart:label-cell-address="old_town_cross_2160p50.A62:old_town_cross_2160p50.A62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2:old_town_cross_2160p50.U5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53:old_town_cross_2160p50.A53</svg:desc>
                </draw:g>
              </table:table-cell>
              <table:table-cell office:value-type="float" office:value="0.0000366012770035447">
                <text:p>0.0000366012770035447</text:p>
                <draw:g>
                  <svg:desc>old_town_cross_2160p50.B53:old_town_cross_2160p50.U53</svg:desc>
                </draw:g>
              </table:table-cell>
              <table:table-cell office:value-type="float" office:value="0.0000487881686619185">
                <text:p>0.0000487881686619185</text:p>
              </table:table-cell>
              <table:table-cell office:value-type="float" office:value="0.000344270944067783">
                <text:p>0.000344270944067783</text:p>
              </table:table-cell>
              <table:table-cell office:value-type="float" office:value="0.0209809600347743">
                <text:p>0.0209809600347743</text:p>
              </table:table-cell>
              <table:table-cell office:value-type="float" office:value="0.120616951890094">
                <text:p>0.120616951890094</text:p>
              </table:table-cell>
              <table:table-cell office:value-type="float" office:value="0.300900490861814">
                <text:p>0.300900490861814</text:p>
              </table:table-cell>
              <table:table-cell office:value-type="float" office:value="0.510837026630138">
                <text:p>0.510837026630138</text:p>
              </table:table-cell>
              <table:table-cell office:value-type="float" office:value="0.672330779037991">
                <text:p>0.672330779037991</text:p>
              </table:table-cell>
              <table:table-cell office:value-type="float" office:value="0.758946644715423">
                <text:p>0.758946644715423</text:p>
              </table:table-cell>
              <table:table-cell office:value-type="float" office:value="0.826330630855204">
                <text:p>0.826330630855204</text:p>
              </table:table-cell>
              <table:table-cell office:value-type="float" office:value="0.906516384567835">
                <text:p>0.906516384567835</text:p>
              </table:table-cell>
              <table:table-cell office:value-type="float" office:value="0.955130808165111">
                <text:p>0.955130808165111</text:p>
              </table:table-cell>
              <table:table-cell office:value-type="float" office:value="0.985263168217151">
                <text:p>0.985263168217151</text:p>
              </table:table-cell>
              <table:table-cell office:value-type="float" office:value="1.00682162569317">
                <text:p>1.00682162569317</text:p>
              </table:table-cell>
              <table:table-cell office:value-type="float" office:value="1.0314402254293">
                <text:p>1.0314402254293</text:p>
              </table:table-cell>
              <table:table-cell office:value-type="float" office:value="1.04434904966405">
                <text:p>1.04434904966405</text:p>
              </table:table-cell>
              <table:table-cell office:value-type="float" office:value="1.06027976067885">
                <text:p>1.06027976067885</text:p>
              </table:table-cell>
              <table:table-cell office:value-type="float" office:value="1.06768891613056">
                <text:p>1.06768891613056</text:p>
              </table:table-cell>
              <table:table-cell office:value-type="float" office:value="1.08727795560278">
                <text:p>1.08727795560278</text:p>
              </table:table-cell>
              <table:table-cell office:value-type="float" office:value="1.08853097923101">
                <text:p>1.08853097923101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54:old_town_cross_2160p50.A54</svg:desc>
                </draw:g>
              </table:table-cell>
              <table:table-cell office:value-type="float" office:value="0.0000802993751651593">
                <text:p>0.0000802993751651593</text:p>
                <draw:g>
                  <svg:desc>old_town_cross_2160p50.B54:old_town_cross_2160p50.U54</svg:desc>
                </draw:g>
              </table:table-cell>
              <table:table-cell office:value-type="float" office:value="0.000153617914773659">
                <text:p>0.000153617914773659</text:p>
              </table:table-cell>
              <table:table-cell office:value-type="float" office:value="0.0281162561667035">
                <text:p>0.0281162561667035</text:p>
              </table:table-cell>
              <table:table-cell office:value-type="float" office:value="0.1476634271729">
                <text:p>0.1476634271729</text:p>
              </table:table-cell>
              <table:table-cell office:value-type="float" office:value="0.236994802185748">
                <text:p>0.236994802185748</text:p>
              </table:table-cell>
              <table:table-cell office:value-type="float" office:value="0.294691240537383">
                <text:p>0.294691240537383</text:p>
              </table:table-cell>
              <table:table-cell office:value-type="float" office:value="0.335478166316973">
                <text:p>0.335478166316973</text:p>
              </table:table-cell>
              <table:table-cell office:value-type="float" office:value="0.36073169370788">
                <text:p>0.36073169370788</text:p>
              </table:table-cell>
              <table:table-cell office:value-type="float" office:value="0.378282813186164">
                <text:p>0.378282813186164</text:p>
              </table:table-cell>
              <table:table-cell office:value-type="float" office:value="0.392212550048746">
                <text:p>0.392212550048746</text:p>
              </table:table-cell>
              <table:table-cell office:value-type="float" office:value="0.407731992072027">
                <text:p>0.407731992072027</text:p>
              </table:table-cell>
              <table:table-cell office:value-type="float" office:value="0.417747604642891">
                <text:p>0.417747604642891</text:p>
              </table:table-cell>
              <table:table-cell office:value-type="float" office:value="0.424502553254995">
                <text:p>0.424502553254995</text:p>
              </table:table-cell>
              <table:table-cell office:value-type="float" office:value="0.42857589483617">
                <text:p>0.42857589483617</text:p>
              </table:table-cell>
              <table:table-cell office:value-type="float" office:value="0.432207139280465">
                <text:p>0.432207139280465</text:p>
              </table:table-cell>
              <table:table-cell office:value-type="float" office:value="0.434078205609445">
                <text:p>0.434078205609445</text:p>
              </table:table-cell>
              <table:table-cell office:value-type="float" office:value="0.433279569434869">
                <text:p>0.433279569434869</text:p>
              </table:table-cell>
              <table:table-cell office:value-type="float" office:value="0.43119557664091">
                <text:p>0.43119557664091</text:p>
              </table:table-cell>
              <table:table-cell office:value-type="float" office:value="0.431052743569223">
                <text:p>0.431052743569223</text:p>
              </table:table-cell>
              <table:table-cell office:value-type="float" office:value="0.430368566628581">
                <text:p>0.430368566628581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55:old_town_cross_2160p50.A55</svg:desc>
                </draw:g>
              </table:table-cell>
              <table:table-cell office:value-type="float" office:value="0.000145874713806639">
                <text:p>0.000145874713806639</text:p>
                <draw:g>
                  <svg:desc>old_town_cross_2160p50.B55:old_town_cross_2160p50.U55</svg:desc>
                </draw:g>
              </table:table-cell>
              <table:table-cell office:value-type="float" office:value="0.000431886100025431">
                <text:p>0.000431886100025431</text:p>
              </table:table-cell>
              <table:table-cell office:value-type="float" office:value="0.0264282577055901">
                <text:p>0.0264282577055901</text:p>
              </table:table-cell>
              <table:table-cell office:value-type="float" office:value="0.110978218073182">
                <text:p>0.110978218073182</text:p>
              </table:table-cell>
              <table:table-cell office:value-type="float" office:value="0.166980469351869">
                <text:p>0.166980469351869</text:p>
              </table:table-cell>
              <table:table-cell office:value-type="float" office:value="0.204155558978385">
                <text:p>0.204155558978385</text:p>
              </table:table-cell>
              <table:table-cell office:value-type="float" office:value="0.230792245996415">
                <text:p>0.230792245996415</text:p>
              </table:table-cell>
              <table:table-cell office:value-type="float" office:value="0.248394885945787">
                <text:p>0.248394885945787</text:p>
              </table:table-cell>
              <table:table-cell office:value-type="float" office:value="0.259290134354573">
                <text:p>0.259290134354573</text:p>
              </table:table-cell>
              <table:table-cell office:value-type="float" office:value="0.268283603129566">
                <text:p>0.268283603129566</text:p>
              </table:table-cell>
              <table:table-cell office:value-type="float" office:value="0.278068656990569">
                <text:p>0.278068656990569</text:p>
              </table:table-cell>
              <table:table-cell office:value-type="float" office:value="0.28127780771498">
                <text:p>0.28127780771498</text:p>
              </table:table-cell>
              <table:table-cell office:value-type="float" office:value="0.284537229275846">
                <text:p>0.284537229275846</text:p>
              </table:table-cell>
              <table:table-cell office:value-type="float" office:value="0.272387220775738">
                <text:p>0.272387220775738</text:p>
              </table:table-cell>
              <table:table-cell office:value-type="float" office:value="0.271033720102767">
                <text:p>0.271033720102767</text:p>
              </table:table-cell>
              <table:table-cell office:value-type="float" office:value="0.269639261500954">
                <text:p>0.269639261500954</text:p>
              </table:table-cell>
              <table:table-cell office:value-type="float" office:value="0.270056713513278">
                <text:p>0.270056713513278</text:p>
              </table:table-cell>
              <table:table-cell office:value-type="float" office:value="0.268290864608084">
                <text:p>0.268290864608084</text:p>
              </table:table-cell>
              <table:table-cell office:value-type="float" office:value="0.26645471969741">
                <text:p>0.26645471969741</text:p>
              </table:table-cell>
              <table:table-cell office:value-type="float" office:value="0.263152454906956">
                <text:p>0.263152454906956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56:old_town_cross_2160p50.A56</svg:desc>
                </draw:g>
              </table:table-cell>
              <table:table-cell office:value-type="float" office:value="0">
                <text:p>0</text:p>
                <draw:g>
                  <svg:desc>old_town_cross_2160p50.B56:old_town_cross_2160p50.U56</svg:desc>
                </draw:g>
              </table:table-cell>
              <table:table-cell office:value-type="float" office:value="0.00064699334078985">
                <text:p>0.00064699334078985</text:p>
              </table:table-cell>
              <table:table-cell office:value-type="float" office:value="0.0278407937162834">
                <text:p>0.0278407937162834</text:p>
              </table:table-cell>
              <table:table-cell office:value-type="float" office:value="0.0819565242804849">
                <text:p>0.0819565242804849</text:p>
              </table:table-cell>
              <table:table-cell office:value-type="float" office:value="0.112686246156802">
                <text:p>0.112686246156802</text:p>
              </table:table-cell>
              <table:table-cell office:value-type="float" office:value="0.133381098125533">
                <text:p>0.133381098125533</text:p>
              </table:table-cell>
              <table:table-cell office:value-type="float" office:value="0.147827550343877">
                <text:p>0.147827550343877</text:p>
              </table:table-cell>
              <table:table-cell office:value-type="float" office:value="0.158469882956823">
                <text:p>0.158469882956823</text:p>
              </table:table-cell>
              <table:table-cell office:value-type="float" office:value="0.165771006844964">
                <text:p>0.165771006844964</text:p>
              </table:table-cell>
              <table:table-cell office:value-type="float" office:value="0.170564933156304">
                <text:p>0.170564933156304</text:p>
              </table:table-cell>
              <table:table-cell office:value-type="float" office:value="0.176191189539328">
                <text:p>0.176191189539328</text:p>
              </table:table-cell>
              <table:table-cell office:value-type="float" office:value="0.177885685605367">
                <text:p>0.177885685605367</text:p>
              </table:table-cell>
              <table:table-cell office:value-type="float" office:value="0.178975747497053">
                <text:p>0.178975747497053</text:p>
              </table:table-cell>
              <table:table-cell office:value-type="float" office:value="0.17911705587077">
                <text:p>0.17911705587077</text:p>
              </table:table-cell>
              <table:table-cell office:value-type="float" office:value="0.177858409290653">
                <text:p>0.177858409290653</text:p>
              </table:table-cell>
              <table:table-cell office:value-type="float" office:value="0.176832204901281">
                <text:p>0.176832204901281</text:p>
              </table:table-cell>
              <table:table-cell office:value-type="float" office:value="0.171204189606553">
                <text:p>0.171204189606553</text:p>
              </table:table-cell>
              <table:table-cell office:value-type="float" office:value="0.171019981349516">
                <text:p>0.171019981349516</text:p>
              </table:table-cell>
              <table:table-cell office:value-type="float" office:value="0.170407713711916">
                <text:p>0.170407713711916</text:p>
              </table:table-cell>
              <table:table-cell office:value-type="float" office:value="0.16461799635642">
                <text:p>0.16461799635642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7:old_town_cross_2160p50.A57</svg:desc>
                </draw:g>
              </table:table-cell>
              <table:table-cell office:value-type="float" office:value="0">
                <text:p>0</text:p>
                <draw:g>
                  <svg:desc>old_town_cross_2160p50.B57:old_town_cross_2160p50.U57</svg:desc>
                </draw:g>
              </table:table-cell>
              <table:table-cell office:value-type="float" office:value="0.00304034670497362">
                <text:p>0.00304034670497362</text:p>
              </table:table-cell>
              <table:table-cell office:value-type="float" office:value="0.0492014305952617">
                <text:p>0.0492014305952617</text:p>
              </table:table-cell>
              <table:table-cell office:value-type="float" office:value="0.087623989208877">
                <text:p>0.087623989208877</text:p>
              </table:table-cell>
              <table:table-cell office:value-type="float" office:value="0.112746086677618">
                <text:p>0.112746086677618</text:p>
              </table:table-cell>
              <table:table-cell office:value-type="float" office:value="0.130789359505645">
                <text:p>0.130789359505645</text:p>
              </table:table-cell>
              <table:table-cell office:value-type="float" office:value="0.142305588373335">
                <text:p>0.142305588373335</text:p>
              </table:table-cell>
              <table:table-cell office:value-type="float" office:value="0.145922958180967">
                <text:p>0.145922958180967</text:p>
              </table:table-cell>
              <table:table-cell office:value-type="float" office:value="0.151136656663376">
                <text:p>0.151136656663376</text:p>
              </table:table-cell>
              <table:table-cell office:value-type="float" office:value="0.154168091194741">
                <text:p>0.154168091194741</text:p>
              </table:table-cell>
              <table:table-cell office:value-type="float" office:value="0.157514903075989">
                <text:p>0.157514903075989</text:p>
              </table:table-cell>
              <table:table-cell office:value-type="float" office:value="0.155344085914149">
                <text:p>0.155344085914149</text:p>
              </table:table-cell>
              <table:table-cell office:value-type="float" office:value="0.15198332770838">
                <text:p>0.15198332770838</text:p>
              </table:table-cell>
              <table:table-cell office:value-type="float" office:value="0.147987513200228">
                <text:p>0.147987513200228</text:p>
              </table:table-cell>
              <table:table-cell office:value-type="float" office:value="0.143884083555604">
                <text:p>0.143884083555604</text:p>
              </table:table-cell>
              <table:table-cell office:value-type="float" office:value="0.140319774886514">
                <text:p>0.140319774886514</text:p>
              </table:table-cell>
              <table:table-cell office:value-type="float" office:value="0.136508977664193">
                <text:p>0.136508977664193</text:p>
              </table:table-cell>
              <table:table-cell office:value-type="float" office:value="0.136078744281363">
                <text:p>0.136078744281363</text:p>
              </table:table-cell>
              <table:table-cell office:value-type="float" office:value="0.132484595244904">
                <text:p>0.132484595244904</text:p>
              </table:table-cell>
              <table:table-cell office:value-type="float" office:value="0.128358253952257">
                <text:p>0.128358253952257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8:old_town_cross_2160p50.A58</svg:desc>
                </draw:g>
              </table:table-cell>
              <table:table-cell office:value-type="float" office:value="0">
                <text:p>0</text:p>
                <draw:g>
                  <svg:desc>old_town_cross_2160p50.B58:old_town_cross_2160p50.U58</svg:desc>
                </draw:g>
              </table:table-cell>
              <table:table-cell office:value-type="float" office:value="0.00106693315632094">
                <text:p>0.00106693315632094</text:p>
              </table:table-cell>
              <table:table-cell office:value-type="float" office:value="0.0247377081273636">
                <text:p>0.0247377081273636</text:p>
              </table:table-cell>
              <table:table-cell office:value-type="float" office:value="0.0602933420822224">
                <text:p>0.0602933420822224</text:p>
              </table:table-cell>
              <table:table-cell office:value-type="float" office:value="0.0860564488151842">
                <text:p>0.0860564488151842</text:p>
              </table:table-cell>
              <table:table-cell office:value-type="float" office:value="0.103295220586957">
                <text:p>0.103295220586957</text:p>
              </table:table-cell>
              <table:table-cell office:value-type="float" office:value="0.114786606315101">
                <text:p>0.114786606315101</text:p>
              </table:table-cell>
              <table:table-cell office:value-type="float" office:value="0.12184118233101">
                <text:p>0.12184118233101</text:p>
              </table:table-cell>
              <table:table-cell office:value-type="float" office:value="0.125456492978032">
                <text:p>0.125456492978032</text:p>
              </table:table-cell>
              <table:table-cell office:value-type="float" office:value="0.127282866904875">
                <text:p>0.127282866904875</text:p>
              </table:table-cell>
              <table:table-cell office:value-type="float" office:value="0.129539810310077">
                <text:p>0.129539810310077</text:p>
              </table:table-cell>
              <table:table-cell office:value-type="float" office:value="0.126507959902643">
                <text:p>0.126507959902643</text:p>
              </table:table-cell>
              <table:table-cell office:value-type="float" office:value="0.121525616856511">
                <text:p>0.121525616856511</text:p>
              </table:table-cell>
              <table:table-cell office:value-type="float" office:value="0.116597739493187">
                <text:p>0.116597739493187</text:p>
              </table:table-cell>
              <table:table-cell office:value-type="float" office:value="0.114760264098333">
                <text:p>0.114760264098333</text:p>
              </table:table-cell>
              <table:table-cell office:value-type="float" office:value="0.110015828942632">
                <text:p>0.110015828942632</text:p>
              </table:table-cell>
              <table:table-cell office:value-type="float" office:value="0.107352467345157">
                <text:p>0.107352467345157</text:p>
              </table:table-cell>
              <table:table-cell office:value-type="float" office:value="0.105080793616425">
                <text:p>0.105080793616425</text:p>
              </table:table-cell>
              <table:table-cell office:value-type="float" office:value="0.102680439911059">
                <text:p>0.102680439911059</text:p>
              </table:table-cell>
              <table:table-cell office:value-type="float" office:value="0.102135620219355">
                <text:p>0.102135620219355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59:old_town_cross_2160p50.A59</svg:desc>
                </draw:g>
              </table:table-cell>
              <table:table-cell office:value-type="float" office:value="0">
                <text:p>0</text:p>
                <draw:g>
                  <svg:desc>old_town_cross_2160p50.B59:old_town_cross_2160p50.U59</svg:desc>
                </draw:g>
              </table:table-cell>
              <table:table-cell office:value-type="float" office:value="0.000696295114756096">
                <text:p>0.000696295114756096</text:p>
              </table:table-cell>
              <table:table-cell office:value-type="float" office:value="0.016619781158538">
                <text:p>0.016619781158538</text:p>
              </table:table-cell>
              <table:table-cell office:value-type="float" office:value="0.0474110357004892">
                <text:p>0.0474110357004892</text:p>
              </table:table-cell>
              <table:table-cell office:value-type="float" office:value="0.0674592294186">
                <text:p>0.0674592294186</text:p>
              </table:table-cell>
              <table:table-cell office:value-type="float" office:value="0.083512937597326">
                <text:p>0.083512937597326</text:p>
              </table:table-cell>
              <table:table-cell office:value-type="float" office:value="0.0917847967185591">
                <text:p>0.0917847967185591</text:p>
              </table:table-cell>
              <table:table-cell office:value-type="float" office:value="0.0938886725595293">
                <text:p>0.0938886725595293</text:p>
              </table:table-cell>
              <table:table-cell office:value-type="float" office:value="0.0942026850060429">
                <text:p>0.0942026850060429</text:p>
              </table:table-cell>
              <table:table-cell office:value-type="float" office:value="0.0936853803573727">
                <text:p>0.0936853803573727</text:p>
              </table:table-cell>
              <table:table-cell office:value-type="float" office:value="0.0879377787336767">
                <text:p>0.0879377787336767</text:p>
              </table:table-cell>
              <table:table-cell office:value-type="float" office:value="0.082267242731368">
                <text:p>0.082267242731368</text:p>
              </table:table-cell>
              <table:table-cell office:value-type="float" office:value="0.0762460859905597">
                <text:p>0.0762460859905597</text:p>
              </table:table-cell>
              <table:table-cell office:value-type="float" office:value="0.0714603396762138">
                <text:p>0.0714603396762138</text:p>
              </table:table-cell>
              <table:table-cell office:value-type="float" office:value="0.0676873784733645">
                <text:p>0.0676873784733645</text:p>
              </table:table-cell>
              <table:table-cell office:value-type="float" office:value="0.0644764697086678">
                <text:p>0.0644764697086678</text:p>
              </table:table-cell>
              <table:table-cell office:value-type="float" office:value="0.0619907694191117">
                <text:p>0.0619907694191117</text:p>
              </table:table-cell>
              <table:table-cell office:value-type="float" office:value="0.0598617747336343">
                <text:p>0.0598617747336343</text:p>
              </table:table-cell>
              <table:table-cell office:value-type="float" office:value="0.0579163451894709">
                <text:p>0.0579163451894709</text:p>
              </table:table-cell>
              <table:table-cell office:value-type="float" office:value="0.0566521905477364">
                <text:p>0.0566521905477364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60:old_town_cross_2160p50.A60</svg:desc>
                </draw:g>
              </table:table-cell>
              <table:table-cell office:value-type="float" office:value="0">
                <text:p>0</text:p>
                <draw:g>
                  <svg:desc>old_town_cross_2160p50.B60:old_town_cross_2160p50.U60</svg:desc>
                </draw:g>
              </table:table-cell>
              <table:table-cell office:value-type="float" office:value="0.000199673007975595">
                <text:p>0.000199673007975595</text:p>
              </table:table-cell>
              <table:table-cell office:value-type="float" office:value="0.00814449225427873">
                <text:p>0.00814449225427873</text:p>
              </table:table-cell>
              <table:table-cell office:value-type="float" office:value="0.021941317468992">
                <text:p>0.021941317468992</text:p>
              </table:table-cell>
              <table:table-cell office:value-type="float" office:value="0.0312841599891555">
                <text:p>0.0312841599891555</text:p>
              </table:table-cell>
              <table:table-cell office:value-type="float" office:value="0.038310295364747">
                <text:p>0.038310295364747</text:p>
              </table:table-cell>
              <table:table-cell office:value-type="float" office:value="0.0433523330043245">
                <text:p>0.0433523330043245</text:p>
              </table:table-cell>
              <table:table-cell office:value-type="float" office:value="0.0452514688632883">
                <text:p>0.0452514688632883</text:p>
              </table:table-cell>
              <table:table-cell office:value-type="float" office:value="0.0461201068958307">
                <text:p>0.0461201068958307</text:p>
              </table:table-cell>
              <table:table-cell office:value-type="float" office:value="0.0459988761035007">
                <text:p>0.0459988761035007</text:p>
              </table:table-cell>
              <table:table-cell office:value-type="float" office:value="0.04397667578021">
                <text:p>0.04397667578021</text:p>
              </table:table-cell>
              <table:table-cell office:value-type="float" office:value="0.0419055794032889">
                <text:p>0.0419055794032889</text:p>
              </table:table-cell>
              <table:table-cell office:value-type="float" office:value="0.0398921898048666">
                <text:p>0.0398921898048666</text:p>
              </table:table-cell>
              <table:table-cell office:value-type="float" office:value="0.0383353362017783">
                <text:p>0.0383353362017783</text:p>
              </table:table-cell>
              <table:table-cell office:value-type="float" office:value="0.0364479132943966">
                <text:p>0.0364479132943966</text:p>
              </table:table-cell>
              <table:table-cell office:value-type="float" office:value="0.0352433141522658">
                <text:p>0.0352433141522658</text:p>
              </table:table-cell>
              <table:table-cell office:value-type="float" office:value="0.034123206414714">
                <text:p>0.034123206414714</text:p>
              </table:table-cell>
              <table:table-cell office:value-type="float" office:value="0.0330274873435818">
                <text:p>0.0330274873435818</text:p>
              </table:table-cell>
              <table:table-cell office:value-type="float" office:value="0.0323208060363016">
                <text:p>0.0323208060363016</text:p>
              </table:table-cell>
              <table:table-cell office:value-type="float" office:value="0.0313812126050508">
                <text:p>0.0313812126050508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61:old_town_cross_2160p50.A61</svg:desc>
                </draw:g>
              </table:table-cell>
              <table:table-cell office:value-type="float" office:value="0">
                <text:p>0</text:p>
                <draw:g>
                  <svg:desc>old_town_cross_2160p50.B61:old_town_cross_2160p50.U61</svg:desc>
                </draw:g>
              </table:table-cell>
              <table:table-cell office:value-type="float" office:value="0.000277886006374412">
                <text:p>0.000277886006374412</text:p>
              </table:table-cell>
              <table:table-cell office:value-type="float" office:value="0.00423694316923104">
                <text:p>0.00423694316923104</text:p>
              </table:table-cell>
              <table:table-cell office:value-type="float" office:value="0.0105469034880076">
                <text:p>0.0105469034880076</text:p>
              </table:table-cell>
              <table:table-cell office:value-type="float" office:value="0.0151653740831683">
                <text:p>0.0151653740831683</text:p>
              </table:table-cell>
              <table:table-cell office:value-type="float" office:value="0.018320316691282">
                <text:p>0.018320316691282</text:p>
              </table:table-cell>
              <table:table-cell office:value-type="float" office:value="0.0204092645921916">
                <text:p>0.0204092645921916</text:p>
              </table:table-cell>
              <table:table-cell office:value-type="float" office:value="0.021639873816373">
                <text:p>0.021639873816373</text:p>
              </table:table-cell>
              <table:table-cell office:value-type="float" office:value="0.0220126818688818">
                <text:p>0.0220126818688818</text:p>
              </table:table-cell>
              <table:table-cell office:value-type="float" office:value="0.0221453569981734">
                <text:p>0.0221453569981734</text:p>
              </table:table-cell>
              <table:table-cell office:value-type="float" office:value="0.0217853483213818">
                <text:p>0.0217853483213818</text:p>
              </table:table-cell>
              <table:table-cell office:value-type="float" office:value="0.0212150384482688">
                <text:p>0.0212150384482688</text:p>
              </table:table-cell>
              <table:table-cell office:value-type="float" office:value="0.0204057645565612">
                <text:p>0.0204057645565612</text:p>
              </table:table-cell>
              <table:table-cell office:value-type="float" office:value="0.0196766681377217">
                <text:p>0.0196766681377217</text:p>
              </table:table-cell>
              <table:table-cell office:value-type="float" office:value="0.0188837176759514">
                <text:p>0.0188837176759514</text:p>
              </table:table-cell>
              <table:table-cell office:value-type="float" office:value="0.0182494261024382">
                <text:p>0.0182494261024382</text:p>
              </table:table-cell>
              <table:table-cell office:value-type="float" office:value="0.0177546219472904">
                <text:p>0.0177546219472904</text:p>
              </table:table-cell>
              <table:table-cell office:value-type="float" office:value="0.0172582581704307">
                <text:p>0.0172582581704307</text:p>
              </table:table-cell>
              <table:table-cell office:value-type="float" office:value="0.0168842020849034">
                <text:p>0.0168842020849034</text:p>
              </table:table-cell>
              <table:table-cell office:value-type="float" office:value="0.0165060315400547">
                <text:p>0.0165060315400547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62:old_town_cross_2160p50.A62</svg:desc>
                </draw:g>
              </table:table-cell>
              <table:table-cell office:value-type="float" office:value="0">
                <text:p>0</text:p>
                <draw:g>
                  <svg:desc>old_town_cross_2160p50.B62:old_town_cross_2160p50.U62</svg:desc>
                </draw:g>
              </table:table-cell>
              <table:table-cell office:value-type="float" office:value="0.000051314012290441">
                <text:p>0.000051314012290441</text:p>
              </table:table-cell>
              <table:table-cell office:value-type="float" office:value="0.000310817881278687">
                <text:p>0.000310817881278687</text:p>
              </table:table-cell>
              <table:table-cell office:value-type="float" office:value="0.00191789659904101">
                <text:p>0.00191789659904101</text:p>
              </table:table-cell>
              <table:table-cell office:value-type="float" office:value="0.00329476831117733">
                <text:p>0.00329476831117733</text:p>
              </table:table-cell>
              <table:table-cell office:value-type="float" office:value="0.00357322328250981">
                <text:p>0.00357322328250981</text:p>
              </table:table-cell>
              <table:table-cell office:value-type="float" office:value="0.00368539466006725">
                <text:p>0.00368539466006725</text:p>
              </table:table-cell>
              <table:table-cell office:value-type="float" office:value="0.00370500544464943">
                <text:p>0.00370500544464943</text:p>
              </table:table-cell>
              <table:table-cell office:value-type="float" office:value="0.00367161796889055">
                <text:p>0.00367161796889055</text:p>
              </table:table-cell>
              <table:table-cell office:value-type="float" office:value="0.00360481241270799">
                <text:p>0.00360481241270799</text:p>
              </table:table-cell>
              <table:table-cell office:value-type="float" office:value="0.00345097593317232">
                <text:p>0.00345097593317232</text:p>
              </table:table-cell>
              <table:table-cell office:value-type="float" office:value="0.0033130342075759">
                <text:p>0.0033130342075759</text:p>
              </table:table-cell>
              <table:table-cell office:value-type="float" office:value="0.00320268533922699">
                <text:p>0.00320268533922699</text:p>
              </table:table-cell>
              <table:table-cell office:value-type="float" office:value="0.00306499022437794">
                <text:p>0.00306499022437794</text:p>
              </table:table-cell>
              <table:table-cell office:value-type="float" office:value="0.00296178454512354">
                <text:p>0.00296178454512354</text:p>
              </table:table-cell>
              <table:table-cell office:value-type="float" office:value="0.00290440449281374">
                <text:p>0.00290440449281374</text:p>
              </table:table-cell>
              <table:table-cell office:value-type="float" office:value="0.0028486105098306">
                <text:p>0.0028486105098306</text:p>
              </table:table-cell>
              <table:table-cell office:value-type="float" office:value="0.00280742821213358">
                <text:p>0.00280742821213358</text:p>
              </table:table-cell>
              <table:table-cell office:value-type="float" office:value="0.00277057928929963">
                <text:p>0.00277057928929963</text:p>
              </table:table-cell>
              <table:table-cell office:value-type="float" office:value="0.00274349831982736">
                <text:p>0.002743498319827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MSSSIM</text:p>
        </chart:title>
        <chart:legend chart:legend-position="end" svg:x="13.254cm" svg:y="1.96cm" style:legend-expansion="high" chart:style-name="ch3"/>
        <chart:plot-area chart:style-name="ch4" table:cell-range-address="old_town_cross_2160p50.B15:old_town_cross_2160p50.U25 old_town_cross_2160p50.A16:old_town_cross_2160p50.A25" chart:data-source-has-labels="column" svg:x="0.32cm" svg:y="1.275cm" svg:width="12.614cm" svg:height="7.545cm">
          <chartooo:coordinate-region svg:x="1.047cm" svg:y="1.474cm" svg:width="11.42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8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9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10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1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2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3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4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series chart:style-name="ch15" chart:values-cell-range-address="old_town_cross_2160p50.B24:old_town_cross_2160p50.U24" chart:label-cell-address="old_town_cross_2160p50.A24:old_town_cross_2160p50.A24" chart:class="chart:scatter">
            <chart:data-point chart:repeated="20"/>
          </chart:series>
          <chart:series chart:style-name="ch16" chart:values-cell-range-address="old_town_cross_2160p50.B25:old_town_cross_2160p50.U25" chart:label-cell-address="old_town_cross_2160p50.A25:old_town_cross_2160p50.A25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ultrafast</text:p>
                <draw:g>
                  <svg:desc>old_town_cross_2160p50.A16:old_town_cross_2160p50.A16</svg:desc>
                </draw:g>
              </table:table-cell>
              <table:table-cell office:value-type="float" office:value="0.364329">
                <text:p>0.364329</text:p>
                <draw:g>
                  <svg:desc>old_town_cross_2160p50.B16:old_town_cross_2160p50.U16</svg:desc>
                </draw:g>
              </table:table-cell>
              <table:table-cell office:value-type="float" office:value="0.466305">
                <text:p>0.466305</text:p>
              </table:table-cell>
              <table:table-cell office:value-type="float" office:value="0.534027">
                <text:p>0.534027</text:p>
              </table:table-cell>
              <table:table-cell office:value-type="float" office:value="0.609984">
                <text:p>0.609984</text:p>
              </table:table-cell>
              <table:table-cell office:value-type="float" office:value="0.685613">
                <text:p>0.685613</text:p>
              </table:table-cell>
              <table:table-cell office:value-type="float" office:value="0.769897">
                <text:p>0.769897</text:p>
              </table:table-cell>
              <table:table-cell office:value-type="float" office:value="0.833288">
                <text:p>0.833288</text:p>
              </table:table-cell>
              <table:table-cell office:value-type="float" office:value="0.865904">
                <text:p>0.865904</text:p>
              </table:table-cell>
              <table:table-cell office:value-type="float" office:value="0.882317">
                <text:p>0.882317</text:p>
              </table:table-cell>
              <table:table-cell office:value-type="float" office:value="0.892825">
                <text:p>0.892825</text:p>
              </table:table-cell>
              <table:table-cell office:value-type="float" office:value="0.905208">
                <text:p>0.905208</text:p>
              </table:table-cell>
              <table:table-cell office:value-type="float" office:value="0.911827">
                <text:p>0.911827</text:p>
              </table:table-cell>
              <table:table-cell office:value-type="float" office:value="0.916132">
                <text:p>0.916132</text:p>
              </table:table-cell>
              <table:table-cell office:value-type="float" office:value="0.919468">
                <text:p>0.919468</text:p>
              </table:table-cell>
              <table:table-cell office:value-type="float" office:value="0.92229">
                <text:p>0.92229</text:p>
              </table:table-cell>
              <table:table-cell office:value-type="float" office:value="0.924129">
                <text:p>0.924129</text:p>
              </table:table-cell>
              <table:table-cell office:value-type="float" office:value="0.925817">
                <text:p>0.925817</text:p>
              </table:table-cell>
              <table:table-cell office:value-type="float" office:value="0.927049">
                <text:p>0.927049</text:p>
              </table:table-cell>
              <table:table-cell office:value-type="float" office:value="0.928524">
                <text:p>0.928524</text:p>
              </table:table-cell>
              <table:table-cell office:value-type="float" office:value="0.929354">
                <text:p>0.929354</text:p>
              </table:table-cell>
            </table:table-row>
            <table:table-row>
              <table:table-cell office:value-type="string">
                <text:p>superfast</text:p>
                <draw:g>
                  <svg:desc>old_town_cross_2160p50.A17:old_town_cross_2160p50.A17</svg:desc>
                </draw:g>
              </table:table-cell>
              <table:table-cell office:value-type="float" office:value="0.472742">
                <text:p>0.472742</text:p>
                <draw:g>
                  <svg:desc>old_town_cross_2160p50.B17:old_town_cross_2160p50.U17</svg:desc>
                </draw:g>
              </table:table-cell>
              <table:table-cell office:value-type="float" office:value="0.595312">
                <text:p>0.595312</text:p>
              </table:table-cell>
              <table:table-cell office:value-type="float" office:value="0.785868">
                <text:p>0.785868</text:p>
              </table:table-cell>
              <table:table-cell office:value-type="float" office:value="0.855082">
                <text:p>0.855082</text:p>
              </table:table-cell>
              <table:table-cell office:value-type="float" office:value="0.884704">
                <text:p>0.884704</text:p>
              </table:table-cell>
              <table:table-cell office:value-type="float" office:value="0.900253">
                <text:p>0.900253</text:p>
              </table:table-cell>
              <table:table-cell office:value-type="float" office:value="0.910436">
                <text:p>0.910436</text:p>
              </table:table-cell>
              <table:table-cell office:value-type="float" office:value="0.916776">
                <text:p>0.916776</text:p>
              </table:table-cell>
              <table:table-cell office:value-type="float" office:value="0.921596">
                <text:p>0.921596</text:p>
              </table:table-cell>
              <table:table-cell office:value-type="float" office:value="0.925082">
                <text:p>0.925082</text:p>
              </table:table-cell>
              <table:table-cell office:value-type="float" office:value="0.929521">
                <text:p>0.929521</text:p>
              </table:table-cell>
              <table:table-cell office:value-type="float" office:value="0.932383">
                <text:p>0.932383</text:p>
              </table:table-cell>
              <table:table-cell office:value-type="float" office:value="0.934266">
                <text:p>0.934266</text:p>
              </table:table-cell>
              <table:table-cell office:value-type="float" office:value="0.935921">
                <text:p>0.935921</text:p>
              </table:table-cell>
              <table:table-cell office:value-type="float" office:value="0.937064">
                <text:p>0.937064</text:p>
              </table:table-cell>
              <table:table-cell office:value-type="float" office:value="0.937885">
                <text:p>0.937885</text:p>
              </table:table-cell>
              <table:table-cell office:value-type="float" office:value="0.938468">
                <text:p>0.938468</text:p>
              </table:table-cell>
              <table:table-cell office:value-type="float" office:value="0.938975">
                <text:p>0.938975</text:p>
              </table:table-cell>
              <table:table-cell office:value-type="float" office:value="0.939328">
                <text:p>0.939328</text:p>
              </table:table-cell>
              <table:table-cell office:value-type="float" office:value="0.939706">
                <text:p>0.939706</text:p>
              </table:table-cell>
            </table:table-row>
            <table:table-row>
              <table:table-cell office:value-type="string">
                <text:p>veryfast</text:p>
                <draw:g>
                  <svg:desc>old_town_cross_2160p50.A18:old_town_cross_2160p50.A18</svg:desc>
                </draw:g>
              </table:table-cell>
              <table:table-cell office:value-type="float" office:value="0.470221">
                <text:p>0.470221</text:p>
                <draw:g>
                  <svg:desc>old_town_cross_2160p50.B18:old_town_cross_2160p50.U18</svg:desc>
                </draw:g>
              </table:table-cell>
              <table:table-cell office:value-type="float" office:value="0.595978">
                <text:p>0.595978</text:p>
              </table:table-cell>
              <table:table-cell office:value-type="float" office:value="0.789315">
                <text:p>0.789315</text:p>
              </table:table-cell>
              <table:table-cell office:value-type="float" office:value="0.864592">
                <text:p>0.864592</text:p>
              </table:table-cell>
              <table:table-cell office:value-type="float" office:value="0.891377">
                <text:p>0.891377</text:p>
              </table:table-cell>
              <table:table-cell office:value-type="float" office:value="0.906388">
                <text:p>0.906388</text:p>
              </table:table-cell>
              <table:table-cell office:value-type="float" office:value="0.91592">
                <text:p>0.91592</text:p>
              </table:table-cell>
              <table:table-cell office:value-type="float" office:value="0.92189">
                <text:p>0.92189</text:p>
              </table:table-cell>
              <table:table-cell office:value-type="float" office:value="0.925822">
                <text:p>0.925822</text:p>
              </table:table-cell>
              <table:table-cell office:value-type="float" office:value="0.929006">
                <text:p>0.929006</text:p>
              </table:table-cell>
              <table:table-cell office:value-type="float" office:value="0.932741">
                <text:p>0.932741</text:p>
              </table:table-cell>
              <table:table-cell office:value-type="float" office:value="0.935099">
                <text:p>0.935099</text:p>
              </table:table-cell>
              <table:table-cell office:value-type="float" office:value="0.936758">
                <text:p>0.936758</text:p>
              </table:table-cell>
              <table:table-cell office:value-type="float" office:value="0.937937">
                <text:p>0.937937</text:p>
              </table:table-cell>
              <table:table-cell office:value-type="float" office:value="0.938702">
                <text:p>0.938702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78">
                <text:p>0.939178</text:p>
              </table:table-cell>
              <table:table-cell office:value-type="float" office:value="0.938948">
                <text:p>0.938948</text:p>
              </table:table-cell>
              <table:table-cell office:value-type="float" office:value="0.938378">
                <text:p>0.938378</text:p>
              </table:table-cell>
              <table:table-cell office:value-type="float" office:value="0.936485">
                <text:p>0.936485</text:p>
              </table:table-cell>
            </table:table-row>
            <table:table-row>
              <table:table-cell office:value-type="string">
                <text:p>faster</text:p>
                <draw:g>
                  <svg:desc>old_town_cross_2160p50.A19:old_town_cross_2160p50.A19</svg:desc>
                </draw:g>
              </table:table-cell>
              <table:table-cell office:value-type="float" office:value="0.597608">
                <text:p>0.597608</text:p>
                <draw:g>
                  <svg:desc>old_town_cross_2160p50.B19:old_town_cross_2160p50.U19</svg:desc>
                </draw:g>
              </table:table-cell>
              <table:table-cell office:value-type="float" office:value="0.71008">
                <text:p>0.71008</text:p>
              </table:table-cell>
              <table:table-cell office:value-type="float" office:value="0.798767">
                <text:p>0.798767</text:p>
              </table:table-cell>
              <table:table-cell office:value-type="float" office:value="0.866725">
                <text:p>0.866725</text:p>
              </table:table-cell>
              <table:table-cell office:value-type="float" office:value="0.891585">
                <text:p>0.891585</text:p>
              </table:table-cell>
              <table:table-cell office:value-type="float" office:value="0.905575">
                <text:p>0.905575</text:p>
              </table:table-cell>
              <table:table-cell office:value-type="float" office:value="0.914449">
                <text:p>0.914449</text:p>
              </table:table-cell>
              <table:table-cell office:value-type="float" office:value="0.921129">
                <text:p>0.921129</text:p>
              </table:table-cell>
              <table:table-cell office:value-type="float" office:value="0.925253">
                <text:p>0.925253</text:p>
              </table:table-cell>
              <table:table-cell office:value-type="float" office:value="0.928715">
                <text:p>0.928715</text:p>
              </table:table-cell>
              <table:table-cell office:value-type="float" office:value="0.933806">
                <text:p>0.933806</text:p>
              </table:table-cell>
              <table:table-cell office:value-type="float" office:value="0.936952">
                <text:p>0.936952</text:p>
              </table:table-cell>
              <table:table-cell office:value-type="float" office:value="0.938904">
                <text:p>0.938904</text:p>
              </table:table-cell>
              <table:table-cell office:value-type="float" office:value="0.940385">
                <text:p>0.940385</text:p>
              </table:table-cell>
              <table:table-cell office:value-type="float" office:value="0.941523">
                <text:p>0.941523</text:p>
              </table:table-cell>
              <table:table-cell office:value-type="float" office:value="0.942435">
                <text:p>0.942435</text:p>
              </table:table-cell>
              <table:table-cell office:value-type="float" office:value="0.942894">
                <text:p>0.942894</text:p>
              </table:table-cell>
              <table:table-cell office:value-type="float" office:value="0.943131">
                <text:p>0.943131</text:p>
              </table:table-cell>
              <table:table-cell office:value-type="float" office:value="0.943188">
                <text:p>0.943188</text:p>
              </table:table-cell>
              <table:table-cell office:value-type="float" office:value="0.942776">
                <text:p>0.94277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0:old_town_cross_2160p50.A20</svg:desc>
                </draw:g>
              </table:table-cell>
              <table:table-cell office:value-type="float" office:value="0.478364">
                <text:p>0.478364</text:p>
                <draw:g>
                  <svg:desc>old_town_cross_2160p50.B20:old_town_cross_2160p50.U20</svg:desc>
                </draw:g>
              </table:table-cell>
              <table:table-cell office:value-type="float" office:value="0.709297">
                <text:p>0.709297</text:p>
              </table:table-cell>
              <table:table-cell office:value-type="float" office:value="0.817796">
                <text:p>0.817796</text:p>
              </table:table-cell>
              <table:table-cell office:value-type="float" office:value="0.865869">
                <text:p>0.865869</text:p>
              </table:table-cell>
              <table:table-cell office:value-type="float" office:value="0.888343">
                <text:p>0.888343</text:p>
              </table:table-cell>
              <table:table-cell office:value-type="float" office:value="0.903113">
                <text:p>0.903113</text:p>
              </table:table-cell>
              <table:table-cell office:value-type="float" office:value="0.911875">
                <text:p>0.911875</text:p>
              </table:table-cell>
              <table:table-cell office:value-type="float" office:value="0.919779">
                <text:p>0.919779</text:p>
              </table:table-cell>
              <table:table-cell office:value-type="float" office:value="0.924801">
                <text:p>0.924801</text:p>
              </table:table-cell>
              <table:table-cell office:value-type="float" office:value="0.928285">
                <text:p>0.928285</text:p>
              </table:table-cell>
              <table:table-cell office:value-type="float" office:value="0.933488">
                <text:p>0.933488</text:p>
              </table:table-cell>
              <table:table-cell office:value-type="float" office:value="0.936888">
                <text:p>0.936888</text:p>
              </table:table-cell>
              <table:table-cell office:value-type="float" office:value="0.93903">
                <text:p>0.93903</text:p>
              </table:table-cell>
              <table:table-cell office:value-type="float" office:value="0.940651">
                <text:p>0.940651</text:p>
              </table:table-cell>
              <table:table-cell office:value-type="float" office:value="0.941729">
                <text:p>0.941729</text:p>
              </table:table-cell>
              <table:table-cell office:value-type="float" office:value="0.94234">
                <text:p>0.94234</text:p>
              </table:table-cell>
              <table:table-cell office:value-type="float" office:value="0.942572">
                <text:p>0.942572</text:p>
              </table:table-cell>
              <table:table-cell office:value-type="float" office:value="0.942686">
                <text:p>0.942686</text:p>
              </table:table-cell>
              <table:table-cell office:value-type="float" office:value="0.94224">
                <text:p>0.94224</text:p>
              </table:table-cell>
              <table:table-cell office:value-type="float" office:value="0.941458">
                <text:p>0.941458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1:old_town_cross_2160p50.A21</svg:desc>
                </draw:g>
              </table:table-cell>
              <table:table-cell office:value-type="float" office:value="0.481751">
                <text:p>0.481751</text:p>
                <draw:g>
                  <svg:desc>old_town_cross_2160p50.B21:old_town_cross_2160p50.U21</svg:desc>
                </draw:g>
              </table:table-cell>
              <table:table-cell office:value-type="float" office:value="0.686225">
                <text:p>0.686225</text:p>
              </table:table-cell>
              <table:table-cell office:value-type="float" office:value="0.786042">
                <text:p>0.786042</text:p>
              </table:table-cell>
              <table:table-cell office:value-type="float" office:value="0.845666">
                <text:p>0.845666</text:p>
              </table:table-cell>
              <table:table-cell office:value-type="float" office:value="0.878355">
                <text:p>0.878355</text:p>
              </table:table-cell>
              <table:table-cell office:value-type="float" office:value="0.896604">
                <text:p>0.896604</text:p>
              </table:table-cell>
              <table:table-cell office:value-type="float" office:value="0.908771">
                <text:p>0.908771</text:p>
              </table:table-cell>
              <table:table-cell office:value-type="float" office:value="0.918497">
                <text:p>0.918497</text:p>
              </table:table-cell>
              <table:table-cell office:value-type="float" office:value="0.923518">
                <text:p>0.923518</text:p>
              </table:table-cell>
              <table:table-cell office:value-type="float" office:value="0.928353">
                <text:p>0.928353</text:p>
              </table:table-cell>
              <table:table-cell office:value-type="float" office:value="0.934032">
                <text:p>0.934032</text:p>
              </table:table-cell>
              <table:table-cell office:value-type="float" office:value="0.937399">
                <text:p>0.937399</text:p>
              </table:table-cell>
              <table:table-cell office:value-type="float" office:value="0.939705">
                <text:p>0.939705</text:p>
              </table:table-cell>
              <table:table-cell office:value-type="float" office:value="0.941241">
                <text:p>0.941241</text:p>
              </table:table-cell>
              <table:table-cell office:value-type="float" office:value="0.942117">
                <text:p>0.942117</text:p>
              </table:table-cell>
              <table:table-cell office:value-type="float" office:value="0.942633">
                <text:p>0.942633</text:p>
              </table:table-cell>
              <table:table-cell office:value-type="float" office:value="0.942424">
                <text:p>0.942424</text:p>
              </table:table-cell>
              <table:table-cell office:value-type="float" office:value="0.942319">
                <text:p>0.942319</text:p>
              </table:table-cell>
              <table:table-cell office:value-type="float" office:value="0.942024">
                <text:p>0.942024</text:p>
              </table:table-cell>
              <table:table-cell office:value-type="float" office:value="0.941058">
                <text:p>0.941058</text:p>
              </table:table-cell>
            </table:table-row>
            <table:table-row>
              <table:table-cell office:value-type="string">
                <text:p>slow</text:p>
                <draw:g>
                  <svg:desc>old_town_cross_2160p50.A22:old_town_cross_2160p50.A22</svg:desc>
                </draw:g>
              </table:table-cell>
              <table:table-cell office:value-type="float" office:value="0.486813">
                <text:p>0.486813</text:p>
                <draw:g>
                  <svg:desc>old_town_cross_2160p50.B22:old_town_cross_2160p50.U22</svg:desc>
                </draw:g>
              </table:table-cell>
              <table:table-cell office:value-type="float" office:value="0.669464">
                <text:p>0.669464</text:p>
              </table:table-cell>
              <table:table-cell office:value-type="float" office:value="0.784201">
                <text:p>0.784201</text:p>
              </table:table-cell>
              <table:table-cell office:value-type="float" office:value="0.844459">
                <text:p>0.844459</text:p>
              </table:table-cell>
              <table:table-cell office:value-type="float" office:value="0.875725">
                <text:p>0.875725</text:p>
              </table:table-cell>
              <table:table-cell office:value-type="float" office:value="0.898063">
                <text:p>0.898063</text:p>
              </table:table-cell>
              <table:table-cell office:value-type="float" office:value="0.910461">
                <text:p>0.910461</text:p>
              </table:table-cell>
              <table:table-cell office:value-type="float" office:value="0.919881">
                <text:p>0.919881</text:p>
              </table:table-cell>
              <table:table-cell office:value-type="float" office:value="0.924181">
                <text:p>0.924181</text:p>
              </table:table-cell>
              <table:table-cell office:value-type="float" office:value="0.927891">
                <text:p>0.927891</text:p>
              </table:table-cell>
              <table:table-cell office:value-type="float" office:value="0.932181">
                <text:p>0.932181</text:p>
              </table:table-cell>
              <table:table-cell office:value-type="float" office:value="0.93524">
                <text:p>0.93524</text:p>
              </table:table-cell>
              <table:table-cell office:value-type="float" office:value="0.936459">
                <text:p>0.936459</text:p>
              </table:table-cell>
              <table:table-cell office:value-type="float" office:value="0.937347">
                <text:p>0.937347</text:p>
              </table:table-cell>
              <table:table-cell office:value-type="float" office:value="0.937424">
                <text:p>0.937424</text:p>
              </table:table-cell>
              <table:table-cell office:value-type="float" office:value="0.937576">
                <text:p>0.937576</text:p>
              </table:table-cell>
              <table:table-cell office:value-type="float" office:value="0.937224">
                <text:p>0.937224</text:p>
              </table:table-cell>
              <table:table-cell office:value-type="float" office:value="0.936842">
                <text:p>0.936842</text:p>
              </table:table-cell>
              <table:table-cell office:value-type="float" office:value="0.936165">
                <text:p>0.936165</text:p>
              </table:table-cell>
              <table:table-cell office:value-type="float" office:value="0.934862">
                <text:p>0.934862</text:p>
              </table:table-cell>
            </table:table-row>
            <table:table-row>
              <table:table-cell office:value-type="string">
                <text:p>slower</text:p>
                <draw:g>
                  <svg:desc>old_town_cross_2160p50.A23:old_town_cross_2160p50.A23</svg:desc>
                </draw:g>
              </table:table-cell>
              <table:table-cell office:value-type="float" office:value="0.480903">
                <text:p>0.480903</text:p>
                <draw:g>
                  <svg:desc>old_town_cross_2160p50.B23:old_town_cross_2160p50.U23</svg:desc>
                </draw:g>
              </table:table-cell>
              <table:table-cell office:value-type="float" office:value="0.679504">
                <text:p>0.679504</text:p>
              </table:table-cell>
              <table:table-cell office:value-type="float" office:value="0.793764">
                <text:p>0.793764</text:p>
              </table:table-cell>
              <table:table-cell office:value-type="float" office:value="0.84484">
                <text:p>0.84484</text:p>
              </table:table-cell>
              <table:table-cell office:value-type="float" office:value="0.876556">
                <text:p>0.876556</text:p>
              </table:table-cell>
              <table:table-cell office:value-type="float" office:value="0.896803">
                <text:p>0.896803</text:p>
              </table:table-cell>
              <table:table-cell office:value-type="float" office:value="0.913996">
                <text:p>0.913996</text:p>
              </table:table-cell>
              <table:table-cell office:value-type="float" office:value="0.921645">
                <text:p>0.921645</text:p>
              </table:table-cell>
              <table:table-cell office:value-type="float" office:value="0.926335">
                <text:p>0.926335</text:p>
              </table:table-cell>
              <table:table-cell office:value-type="float" office:value="0.929966">
                <text:p>0.929966</text:p>
              </table:table-cell>
              <table:table-cell office:value-type="float" office:value="0.933865">
                <text:p>0.933865</text:p>
              </table:table-cell>
              <table:table-cell office:value-type="float" office:value="0.936415">
                <text:p>0.936415</text:p>
              </table:table-cell>
              <table:table-cell office:value-type="float" office:value="0.938283">
                <text:p>0.938283</text:p>
              </table:table-cell>
              <table:table-cell office:value-type="float" office:value="0.939157">
                <text:p>0.939157</text:p>
              </table:table-cell>
              <table:table-cell office:value-type="float" office:value="0.939773">
                <text:p>0.939773</text:p>
              </table:table-cell>
              <table:table-cell office:value-type="float" office:value="0.939838">
                <text:p>0.939838</text:p>
              </table:table-cell>
              <table:table-cell office:value-type="float" office:value="0.939869">
                <text:p>0.939869</text:p>
              </table:table-cell>
              <table:table-cell office:value-type="float" office:value="0.939346">
                <text:p>0.939346</text:p>
              </table:table-cell>
              <table:table-cell office:value-type="float" office:value="0.938478">
                <text:p>0.938478</text:p>
              </table:table-cell>
              <table:table-cell office:value-type="float" office:value="0.93762">
                <text:p>0.93762</text:p>
              </table:table-cell>
            </table:table-row>
            <table:table-row>
              <table:table-cell office:value-type="string">
                <text:p>veryslow</text:p>
                <draw:g>
                  <svg:desc>old_town_cross_2160p50.A24:old_town_cross_2160p50.A24</svg:desc>
                </draw:g>
              </table:table-cell>
              <table:table-cell office:value-type="float" office:value="0.585359">
                <text:p>0.585359</text:p>
                <draw:g>
                  <svg:desc>old_town_cross_2160p50.B24:old_town_cross_2160p50.U24</svg:desc>
                </draw:g>
              </table:table-cell>
              <table:table-cell office:value-type="float" office:value="0.696181">
                <text:p>0.696181</text:p>
              </table:table-cell>
              <table:table-cell office:value-type="float" office:value="0.794932">
                <text:p>0.794932</text:p>
              </table:table-cell>
              <table:table-cell office:value-type="float" office:value="0.852911">
                <text:p>0.852911</text:p>
              </table:table-cell>
              <table:table-cell office:value-type="float" office:value="0.884707">
                <text:p>0.884707</text:p>
              </table:table-cell>
              <table:table-cell office:value-type="float" office:value="0.903764">
                <text:p>0.903764</text:p>
              </table:table-cell>
              <table:table-cell office:value-type="float" office:value="0.915121">
                <text:p>0.915121</text:p>
              </table:table-cell>
              <table:table-cell office:value-type="float" office:value="0.923047">
                <text:p>0.923047</text:p>
              </table:table-cell>
              <table:table-cell office:value-type="float" office:value="0.927269">
                <text:p>0.927269</text:p>
              </table:table-cell>
              <table:table-cell office:value-type="float" office:value="0.929993">
                <text:p>0.929993</text:p>
              </table:table-cell>
              <table:table-cell office:value-type="float" office:value="0.933343">
                <text:p>0.933343</text:p>
              </table:table-cell>
              <table:table-cell office:value-type="float" office:value="0.935498">
                <text:p>0.935498</text:p>
              </table:table-cell>
              <table:table-cell office:value-type="float" office:value="0.9363">
                <text:p>0.9363</text:p>
              </table:table-cell>
              <table:table-cell office:value-type="float" office:value="0.937057">
                <text:p>0.937057</text:p>
              </table:table-cell>
              <table:table-cell office:value-type="float" office:value="0.937278">
                <text:p>0.937278</text:p>
              </table:table-cell>
              <table:table-cell office:value-type="float" office:value="0.937555">
                <text:p>0.937555</text:p>
              </table:table-cell>
              <table:table-cell office:value-type="float" office:value="0.937566">
                <text:p>0.937566</text:p>
              </table:table-cell>
              <table:table-cell office:value-type="float" office:value="0.936957">
                <text:p>0.936957</text:p>
              </table:table-cell>
              <table:table-cell office:value-type="float" office:value="0.936151">
                <text:p>0.936151</text:p>
              </table:table-cell>
              <table:table-cell office:value-type="float" office:value="0.935396">
                <text:p>0.935396</text:p>
              </table:table-cell>
            </table:table-row>
            <table:table-row>
              <table:table-cell office:value-type="string">
                <text:p>placebo</text:p>
                <draw:g>
                  <svg:desc>old_town_cross_2160p50.A25:old_town_cross_2160p50.A25</svg:desc>
                </draw:g>
              </table:table-cell>
              <table:table-cell office:value-type="float" office:value="0.462657">
                <text:p>0.462657</text:p>
                <draw:g>
                  <svg:desc>old_town_cross_2160p50.B25:old_town_cross_2160p50.U25</svg:desc>
                </draw:g>
              </table:table-cell>
              <table:table-cell office:value-type="float" office:value="0.60103">
                <text:p>0.60103</text:p>
              </table:table-cell>
              <table:table-cell office:value-type="float" office:value="0.704649">
                <text:p>0.704649</text:p>
              </table:table-cell>
              <table:table-cell office:value-type="float" office:value="0.79932">
                <text:p>0.79932</text:p>
              </table:table-cell>
              <table:table-cell office:value-type="float" office:value="0.867868">
                <text:p>0.867868</text:p>
              </table:table-cell>
              <table:table-cell office:value-type="float" office:value="0.902122">
                <text:p>0.902122</text:p>
              </table:table-cell>
              <table:table-cell office:value-type="float" office:value="0.918197">
                <text:p>0.918197</text:p>
              </table:table-cell>
              <table:table-cell office:value-type="float" office:value="0.925909">
                <text:p>0.925909</text:p>
              </table:table-cell>
              <table:table-cell office:value-type="float" office:value="0.929983">
                <text:p>0.929983</text:p>
              </table:table-cell>
              <table:table-cell office:value-type="float" office:value="0.932641">
                <text:p>0.932641</text:p>
              </table:table-cell>
              <table:table-cell office:value-type="float" office:value="0.934801">
                <text:p>0.934801</text:p>
              </table:table-cell>
              <table:table-cell office:value-type="float" office:value="0.936208">
                <text:p>0.936208</text:p>
              </table:table-cell>
              <table:table-cell office:value-type="float" office:value="0.936733">
                <text:p>0.936733</text:p>
              </table:table-cell>
              <table:table-cell office:value-type="float" office:value="0.936737">
                <text:p>0.936737</text:p>
              </table:table-cell>
              <table:table-cell office:value-type="float" office:value="0.936766">
                <text:p>0.936766</text:p>
              </table:table-cell>
              <table:table-cell office:value-type="float" office:value="0.93665">
                <text:p>0.93665</text:p>
              </table:table-cell>
              <table:table-cell office:value-type="float" office:value="0.936345">
                <text:p>0.936345</text:p>
              </table:table-cell>
              <table:table-cell office:value-type="float" office:value="0.935646">
                <text:p>0.935646</text:p>
              </table:table-cell>
              <table:table-cell office:value-type="float" office:value="0.934484">
                <text:p>0.934484</text:p>
              </table:table-cell>
              <table:table-cell office:value-type="float" office:value="0.933593">
                <text:p>0.9335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